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.B2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.B2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1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1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1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1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1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1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1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1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1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1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1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1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1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1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1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1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1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1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1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1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1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1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1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1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1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1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1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1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1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1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1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1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1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1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1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1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1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1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1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1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1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1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1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1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1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1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1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1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1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1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1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1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1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1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1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1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1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1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1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1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1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1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1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1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1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1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1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1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1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1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1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1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1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1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1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1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1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1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1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1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1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1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1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1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2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2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2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2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2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2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2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2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2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2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2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2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2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2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2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2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2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2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2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2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2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2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2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2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2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2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2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2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2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2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2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2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2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2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2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2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2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2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2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2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2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2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2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2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2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2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2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2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2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2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2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2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2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2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2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2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2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2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2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2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2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2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2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2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2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2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2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2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2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2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2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2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2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2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2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2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2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2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2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2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2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2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2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2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2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2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2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3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3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3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3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3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3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3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3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3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3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3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3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3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3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3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3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3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3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3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3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3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3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3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3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3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3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3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3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3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3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3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3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3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3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3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3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3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3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3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3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3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3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3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3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3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3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3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3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3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3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3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3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3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3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3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3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3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3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3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3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3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3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3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3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3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3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3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3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3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3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3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3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3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3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3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3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3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3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3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3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3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3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3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3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3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3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3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3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3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3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3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3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3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3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3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3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3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3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4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4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4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4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4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4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4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4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4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4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4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4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4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4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4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4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4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4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4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4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4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4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4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4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4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4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4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4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4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4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4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4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4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4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4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4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4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4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4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4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4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4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4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4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4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4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4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4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4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4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4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4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4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4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4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4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4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4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4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4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4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4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4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4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4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4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4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4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4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4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4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4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4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4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4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4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4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4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4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4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4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4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4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4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4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4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4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4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4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4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4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4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4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4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4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4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4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4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5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5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5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5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5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5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5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5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5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5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5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5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5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5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5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5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5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5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5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5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5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5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5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5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5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5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5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5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5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5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5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5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5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5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5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5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5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5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5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5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5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5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5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5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5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5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5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5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5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5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5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5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5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5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5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5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5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5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5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5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5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5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5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5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5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5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5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5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5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5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5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5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5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5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5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5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5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5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5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5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5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5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5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5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5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5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5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5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5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5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5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5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5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5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5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5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6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6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6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6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B2"/>
    </style:style>
    <style:style style:name="ce6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B2"/>
    </style:style>
    <style:style style:name="ce6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B4"/>
    </style:style>
    <style:style style:name="ce6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B4"/>
    </style:style>
    <style:style style:name="ce6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B6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B6"/>
    </style:style>
    <style:style style:name="ce6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B8"/>
    </style:style>
    <style:style style:name="ce6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B8"/>
    </style:style>
    <style:style style:name="ce6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B10"/>
    </style:style>
    <style:style style:name="ce6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B10"/>
    </style:style>
    <style:style style:name="ce6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B2"/>
    </style:style>
    <style:style style:name="ce6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B2"/>
    </style:style>
    <style:style style:name="ce6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B4"/>
    </style:style>
    <style:style style:name="ce6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B4"/>
    </style:style>
    <style:style style:name="ce6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B6"/>
    </style:style>
    <style:style style:name="ce6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B6"/>
    </style:style>
    <style:style style:name="ce6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B8"/>
    </style:style>
    <style:style style:name="ce6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B8"/>
    </style:style>
    <style:style style:name="ce6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B10"/>
    </style:style>
    <style:style style:name="ce6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B10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D2"/>
    </style:style>
    <style:style style:name="ce6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D2"/>
    </style:style>
    <style:style style:name="ce6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D4"/>
    </style:style>
    <style:style style:name="ce6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D4"/>
    </style:style>
    <style:style style:name="ce6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D6"/>
    </style:style>
    <style:style style:name="ce6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D6"/>
    </style:style>
    <style:style style:name="ce6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D8"/>
    </style:style>
    <style:style style:name="ce6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D8"/>
    </style:style>
    <style:style style:name="ce6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D10"/>
    </style:style>
    <style:style style:name="ce6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D10"/>
    </style:style>
    <style:style style:name="ce6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D2"/>
    </style:style>
    <style:style style:name="ce6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D2"/>
    </style:style>
    <style:style style:name="ce6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D4"/>
    </style:style>
    <style:style style:name="ce6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D4"/>
    </style:style>
    <style:style style:name="ce6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D6"/>
    </style:style>
    <style:style style:name="ce6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D6"/>
    </style:style>
    <style:style style:name="ce6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D8"/>
    </style:style>
    <style:style style:name="ce6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D8"/>
    </style:style>
    <style:style style:name="ce6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D10"/>
    </style:style>
    <style:style style:name="ce6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D10"/>
    </style:style>
    <style:style style:name="ce6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F2"/>
    </style:style>
    <style:style style:name="ce6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F2"/>
    </style:style>
    <style:style style:name="ce6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F4"/>
    </style:style>
    <style:style style:name="ce6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F4"/>
    </style:style>
    <style:style style:name="ce6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F6"/>
    </style:style>
    <style:style style:name="ce6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F6"/>
    </style:style>
    <style:style style:name="ce6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F8"/>
    </style:style>
    <style:style style:name="ce6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F8"/>
    </style:style>
    <style:style style:name="ce6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F10"/>
    </style:style>
    <style:style style:name="ce6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F10"/>
    </style:style>
    <style:style style:name="ce6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F2"/>
    </style:style>
    <style:style style:name="ce6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F2"/>
    </style:style>
    <style:style style:name="ce6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F4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F4"/>
    </style:style>
    <style:style style:name="ce6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F6"/>
    </style:style>
    <style:style style:name="ce6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F6"/>
    </style:style>
    <style:style style:name="ce6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F8"/>
    </style:style>
    <style:style style:name="ce6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F8"/>
    </style:style>
    <style:style style:name="ce6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F10"/>
    </style:style>
    <style:style style:name="ce6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F10"/>
    </style:style>
    <style:style style:name="ce6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H2"/>
    </style:style>
    <style:style style:name="ce6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H2"/>
    </style:style>
    <style:style style:name="ce6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H4"/>
    </style:style>
    <style:style style:name="ce6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H4"/>
    </style:style>
    <style:style style:name="ce6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H6"/>
    </style:style>
    <style:style style:name="ce6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H6"/>
    </style:style>
    <style:style style:name="ce6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H8"/>
    </style:style>
    <style:style style:name="ce6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H8"/>
    </style:style>
    <style:style style:name="ce6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H10"/>
    </style:style>
    <style:style style:name="ce6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H10"/>
    </style:style>
    <style:style style:name="ce6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H2"/>
    </style:style>
    <style:style style:name="ce6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H2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H4"/>
    </style:style>
    <style:style style:name="ce6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H4"/>
    </style:style>
    <style:style style:name="ce6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H6"/>
    </style:style>
    <style:style style:name="ce6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H6"/>
    </style:style>
    <style:style style:name="ce6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H8"/>
    </style:style>
    <style:style style:name="ce6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H8"/>
    </style:style>
    <style:style style:name="ce6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H10"/>
    </style:style>
    <style:style style:name="ce6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H10"/>
    </style:style>
    <style:style style:name="ce6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J2"/>
    </style:style>
    <style:style style:name="ce6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J2"/>
    </style:style>
    <style:style style:name="ce6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J4"/>
    </style:style>
    <style:style style:name="ce6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J4"/>
    </style:style>
    <style:style style:name="ce6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J6"/>
    </style:style>
    <style:style style:name="ce6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J6"/>
    </style:style>
    <style:style style:name="ce6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J8"/>
    </style:style>
    <style:style style:name="ce6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J8"/>
    </style:style>
    <style:style style:name="ce6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.J10"/>
    </style:style>
    <style:style style:name="ce6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.J10"/>
    </style:style>
    <style:style style:name="ce6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J2"/>
    </style:style>
    <style:style style:name="ce6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J2"/>
    </style:style>
    <style:style style:name="ce6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J4"/>
    </style:style>
    <style:style style:name="ce6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J4"/>
    </style:style>
    <style:style style:name="ce6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J6"/>
    </style:style>
    <style:style style:name="ce6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J6"/>
    </style:style>
    <style:style style:name="ce6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J8"/>
    </style:style>
    <style:style style:name="ce7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J8"/>
    </style:style>
    <style:style style:name="ce7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.J10"/>
    </style:style>
    <style:style style:name="ce7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.J10"/>
    </style:style>
    <style:style style:name="ce7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7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7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7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7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7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7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7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7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7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7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7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7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7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7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7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7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7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7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7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7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7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7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7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7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7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7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7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7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7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7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7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7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7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7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7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7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7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7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7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7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7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7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7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7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7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7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7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7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7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7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7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7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7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7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7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7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7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7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7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7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7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7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7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7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7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7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7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7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7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7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7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7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7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7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7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7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7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7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7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7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7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7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7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7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7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7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7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7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7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7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7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7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7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7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8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8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8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8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2"/>
    </style:style>
    <style:style style:name="ce8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2"/>
    </style:style>
    <style:style style:name="ce8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4"/>
    </style:style>
    <style:style style:name="ce8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4"/>
    </style:style>
    <style:style style:name="ce8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6"/>
    </style:style>
    <style:style style:name="ce8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6"/>
    </style:style>
    <style:style style:name="ce8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8"/>
    </style:style>
    <style:style style:name="ce8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8"/>
    </style:style>
    <style:style style:name="ce8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1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10"/>
    </style:style>
    <style:style style:name="ce8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2"/>
    </style:style>
    <style:style style:name="ce8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2"/>
    </style:style>
    <style:style style:name="ce8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4"/>
    </style:style>
    <style:style style:name="ce8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4"/>
    </style:style>
    <style:style style:name="ce8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6"/>
    </style:style>
    <style:style style:name="ce8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6"/>
    </style:style>
    <style:style style:name="ce8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8"/>
    </style:style>
    <style:style style:name="ce8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8"/>
    </style:style>
    <style:style style:name="ce8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10"/>
    </style:style>
    <style:style style:name="ce8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10"/>
    </style:style>
    <style:style style:name="ce8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2"/>
    </style:style>
    <style:style style:name="ce8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2"/>
    </style:style>
    <style:style style:name="ce8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4"/>
    </style:style>
    <style:style style:name="ce8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4"/>
    </style:style>
    <style:style style:name="ce8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6"/>
    </style:style>
    <style:style style:name="ce8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6"/>
    </style:style>
    <style:style style:name="ce8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8"/>
    </style:style>
    <style:style style:name="ce8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8"/>
    </style:style>
    <style:style style:name="ce8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10"/>
    </style:style>
    <style:style style:name="ce8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10"/>
    </style:style>
    <style:style style:name="ce8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2"/>
    </style:style>
    <style:style style:name="ce8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2"/>
    </style:style>
    <style:style style:name="ce8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4"/>
    </style:style>
    <style:style style:name="ce8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4"/>
    </style:style>
    <style:style style:name="ce8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6"/>
    </style:style>
    <style:style style:name="ce8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6"/>
    </style:style>
    <style:style style:name="ce8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8"/>
    </style:style>
    <style:style style:name="ce8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8"/>
    </style:style>
    <style:style style:name="ce8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10"/>
    </style:style>
    <style:style style:name="ce8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10"/>
    </style:style>
    <style:style style:name="ce8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2"/>
    </style:style>
    <style:style style:name="ce8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2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4"/>
    </style:style>
    <style:style style:name="ce8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4"/>
    </style:style>
    <style:style style:name="ce8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6"/>
    </style:style>
    <style:style style:name="ce8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6"/>
    </style:style>
    <style:style style:name="ce8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8"/>
    </style:style>
    <style:style style:name="ce8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8"/>
    </style:style>
    <style:style style:name="ce8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10"/>
    </style:style>
    <style:style style:name="ce8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10"/>
    </style:style>
    <style:style style:name="ce8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2"/>
    </style:style>
    <style:style style:name="ce8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2"/>
    </style:style>
    <style:style style:name="ce8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4"/>
    </style:style>
    <style:style style:name="ce8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4"/>
    </style:style>
    <style:style style:name="ce8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6"/>
    </style:style>
    <style:style style:name="ce8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6"/>
    </style:style>
    <style:style style:name="ce8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8"/>
    </style:style>
    <style:style style:name="ce8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8"/>
    </style:style>
    <style:style style:name="ce8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10"/>
    </style:style>
    <style:style style:name="ce8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10"/>
    </style:style>
    <style:style style:name="ce8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2"/>
    </style:style>
    <style:style style:name="ce8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2"/>
    </style:style>
    <style:style style:name="ce8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4"/>
    </style:style>
    <style:style style:name="ce8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4"/>
    </style:style>
    <style:style style:name="ce8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6"/>
    </style:style>
    <style:style style:name="ce8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6"/>
    </style:style>
    <style:style style:name="ce8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8"/>
    </style:style>
    <style:style style:name="ce8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8"/>
    </style:style>
    <style:style style:name="ce8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10"/>
    </style:style>
    <style:style style:name="ce8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10"/>
    </style:style>
    <style:style style:name="ce8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2"/>
    </style:style>
    <style:style style:name="ce8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2"/>
    </style:style>
    <style:style style:name="ce8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4"/>
    </style:style>
    <style:style style:name="ce8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4"/>
    </style:style>
    <style:style style:name="ce8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6"/>
    </style:style>
    <style:style style:name="ce8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6"/>
    </style:style>
    <style:style style:name="ce8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8"/>
    </style:style>
    <style:style style:name="ce8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8"/>
    </style:style>
    <style:style style:name="ce8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10"/>
    </style:style>
    <style:style style:name="ce8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10"/>
    </style:style>
    <style:style style:name="ce8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2"/>
    </style:style>
    <style:style style:name="ce8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2"/>
    </style:style>
    <style:style style:name="ce8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4"/>
    </style:style>
    <style:style style:name="ce8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4"/>
    </style:style>
    <style:style style:name="ce8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6"/>
    </style:style>
    <style:style style:name="ce8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6"/>
    </style:style>
    <style:style style:name="ce8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8"/>
    </style:style>
    <style:style style:name="ce8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8"/>
    </style:style>
    <style:style style:name="ce8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10"/>
    </style:style>
    <style:style style:name="ce8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10"/>
    </style:style>
    <style:style style:name="ce8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2"/>
    </style:style>
    <style:style style:name="ce8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2"/>
    </style:style>
    <style:style style:name="ce8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4"/>
    </style:style>
    <style:style style:name="ce8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4"/>
    </style:style>
    <style:style style:name="ce8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6"/>
    </style:style>
    <style:style style:name="ce8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6"/>
    </style:style>
    <style:style style:name="ce8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8"/>
    </style:style>
    <style:style style:name="ce9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8"/>
    </style:style>
    <style:style style:name="ce9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10"/>
    </style:style>
    <style:style style:name="ce9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10"/>
    </style:style>
    <style:style style:name="ce9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9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9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9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9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9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9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9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9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9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9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9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9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9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9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9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9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9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9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9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9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9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9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9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9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9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9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9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9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9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9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9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9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9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9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9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9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9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9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9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9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9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9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9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9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9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9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9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9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9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9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9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9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9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9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9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9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9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9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9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9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9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9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9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9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9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9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9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9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9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9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9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9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9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9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9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9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9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9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9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9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9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9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9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9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9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9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9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9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9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9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9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9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9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9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10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10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10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10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10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10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10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10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10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10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10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10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10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10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10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10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10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10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10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10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10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10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10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10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10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10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10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10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10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10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10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10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10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10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10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10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10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10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10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10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10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10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10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10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10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10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10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10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10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10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10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10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10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10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10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10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10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10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10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10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10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10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10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10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10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10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10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10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10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10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10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10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10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10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10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10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10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10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10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10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10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10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10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10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10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10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11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11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11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11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11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11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11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11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11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11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11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11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11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11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11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11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11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11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11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11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11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11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11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11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11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11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11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11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11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11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11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11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11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11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11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11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11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11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11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11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11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11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11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11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11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11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11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11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11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11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11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11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11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11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11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11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11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11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11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11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11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11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11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11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11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11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11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11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11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11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11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11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11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11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11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11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11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11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11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11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11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11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11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11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11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11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11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11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11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11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11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11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11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11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11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11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11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11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12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12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12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12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B2"/>
    </style:style>
    <style:style style:name="ce12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B2"/>
    </style:style>
    <style:style style:name="ce12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B4"/>
    </style:style>
    <style:style style:name="ce12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B4"/>
    </style:style>
    <style:style style:name="ce12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B6"/>
    </style:style>
    <style:style style:name="ce12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B6"/>
    </style:style>
    <style:style style:name="ce12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B8"/>
    </style:style>
    <style:style style:name="ce12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B8"/>
    </style:style>
    <style:style style:name="ce12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B10"/>
    </style:style>
    <style:style style:name="ce12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B10"/>
    </style:style>
    <style:style style:name="ce12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B2"/>
    </style:style>
    <style:style style:name="ce12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B2"/>
    </style:style>
    <style:style style:name="ce12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B4"/>
    </style:style>
    <style:style style:name="ce12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B4"/>
    </style:style>
    <style:style style:name="ce12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B6"/>
    </style:style>
    <style:style style:name="ce12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B6"/>
    </style:style>
    <style:style style:name="ce12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B8"/>
    </style:style>
    <style:style style:name="ce12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B8"/>
    </style:style>
    <style:style style:name="ce12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B10"/>
    </style:style>
    <style:style style:name="ce12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B10"/>
    </style:style>
    <style:style style:name="ce12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D2"/>
    </style:style>
    <style:style style:name="ce12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D2"/>
    </style:style>
    <style:style style:name="ce12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D4"/>
    </style:style>
    <style:style style:name="ce12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D4"/>
    </style:style>
    <style:style style:name="ce12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D6"/>
    </style:style>
    <style:style style:name="ce12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D6"/>
    </style:style>
    <style:style style:name="ce12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D8"/>
    </style:style>
    <style:style style:name="ce12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D8"/>
    </style:style>
    <style:style style:name="ce12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D10"/>
    </style:style>
    <style:style style:name="ce12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D10"/>
    </style:style>
    <style:style style:name="ce12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D2"/>
    </style:style>
    <style:style style:name="ce12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D2"/>
    </style:style>
    <style:style style:name="ce12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D4"/>
    </style:style>
    <style:style style:name="ce12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D4"/>
    </style:style>
    <style:style style:name="ce12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D6"/>
    </style:style>
    <style:style style:name="ce12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D6"/>
    </style:style>
    <style:style style:name="ce12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D8"/>
    </style:style>
    <style:style style:name="ce12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D8"/>
    </style:style>
    <style:style style:name="ce12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D10"/>
    </style:style>
    <style:style style:name="ce12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D10"/>
    </style:style>
    <style:style style:name="ce12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F2"/>
    </style:style>
    <style:style style:name="ce12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F2"/>
    </style:style>
    <style:style style:name="ce12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F4"/>
    </style:style>
    <style:style style:name="ce12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F4"/>
    </style:style>
    <style:style style:name="ce12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F6"/>
    </style:style>
    <style:style style:name="ce12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F6"/>
    </style:style>
    <style:style style:name="ce12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F8"/>
    </style:style>
    <style:style style:name="ce12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F8"/>
    </style:style>
    <style:style style:name="ce12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F10"/>
    </style:style>
    <style:style style:name="ce12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F10"/>
    </style:style>
    <style:style style:name="ce12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F2"/>
    </style:style>
    <style:style style:name="ce12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F2"/>
    </style:style>
    <style:style style:name="ce12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F4"/>
    </style:style>
    <style:style style:name="ce12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F4"/>
    </style:style>
    <style:style style:name="ce12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F6"/>
    </style:style>
    <style:style style:name="ce12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F6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F8"/>
    </style:style>
    <style:style style:name="ce12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F8"/>
    </style:style>
    <style:style style:name="ce12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F10"/>
    </style:style>
    <style:style style:name="ce12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F10"/>
    </style:style>
    <style:style style:name="ce12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H2"/>
    </style:style>
    <style:style style:name="ce12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H2"/>
    </style:style>
    <style:style style:name="ce12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H4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H4"/>
    </style:style>
    <style:style style:name="ce12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H6"/>
    </style:style>
    <style:style style:name="ce12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H6"/>
    </style:style>
    <style:style style:name="ce12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H8"/>
    </style:style>
    <style:style style:name="ce12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H8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H10"/>
    </style:style>
    <style:style style:name="ce12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H10"/>
    </style:style>
    <style:style style:name="ce12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H2"/>
    </style:style>
    <style:style style:name="ce12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H2"/>
    </style:style>
    <style:style style:name="ce12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H4"/>
    </style:style>
    <style:style style:name="ce12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H4"/>
    </style:style>
    <style:style style:name="ce12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H6"/>
    </style:style>
    <style:style style:name="ce12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H6"/>
    </style:style>
    <style:style style:name="ce12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H8"/>
    </style:style>
    <style:style style:name="ce12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H8"/>
    </style:style>
    <style:style style:name="ce12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H10"/>
    </style:style>
    <style:style style:name="ce12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H10"/>
    </style:style>
    <style:style style:name="ce12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J2"/>
    </style:style>
    <style:style style:name="ce12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J2"/>
    </style:style>
    <style:style style:name="ce12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J4"/>
    </style:style>
    <style:style style:name="ce12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J4"/>
    </style:style>
    <style:style style:name="ce12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J6"/>
    </style:style>
    <style:style style:name="ce12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J6"/>
    </style:style>
    <style:style style:name="ce12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J8"/>
    </style:style>
    <style:style style:name="ce12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J8"/>
    </style:style>
    <style:style style:name="ce12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B.J10"/>
    </style:style>
    <style:style style:name="ce12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B.J10"/>
    </style:style>
    <style:style style:name="ce12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J2"/>
    </style:style>
    <style:style style:name="ce12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J2"/>
    </style:style>
    <style:style style:name="ce12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J4"/>
    </style:style>
    <style:style style:name="ce12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J4"/>
    </style:style>
    <style:style style:name="ce12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J6"/>
    </style:style>
    <style:style style:name="ce12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J6"/>
    </style:style>
    <style:style style:name="ce12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J8"/>
    </style:style>
    <style:style style:name="ce13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J8"/>
    </style:style>
    <style:style style:name="ce13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B.J10"/>
    </style:style>
    <style:style style:name="ce13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B.J10"/>
    </style:style>
    <style:style style:name="ce13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13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13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13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13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13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13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13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13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13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13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13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13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13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13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13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13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13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13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13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13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13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13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13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13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13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13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13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13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13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13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13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13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13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13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13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13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13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13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13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13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13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13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13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13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13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13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13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13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13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13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13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13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13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13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13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13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13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13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13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13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13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13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13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13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13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13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13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13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13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13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13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13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13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13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13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13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13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13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13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13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13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13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13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13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13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13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13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13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13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13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13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13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13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13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13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13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14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14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14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14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14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14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14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14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14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14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14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14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14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14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14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14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14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14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14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14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14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14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14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14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14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14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14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14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14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14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14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14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14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14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14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14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14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14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14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14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14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14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14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14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14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14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14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14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14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14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14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14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14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14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14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14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14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14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14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14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14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14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14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14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14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14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14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14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14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14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14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14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14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14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14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14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14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14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14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14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14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14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14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14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14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14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14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14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14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14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14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14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14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14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14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14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15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15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15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15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2"/>
    </style:style>
    <style:style style:name="ce15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2"/>
    </style:style>
    <style:style style:name="ce15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4"/>
    </style:style>
    <style:style style:name="ce15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4"/>
    </style:style>
    <style:style style:name="ce15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6"/>
    </style:style>
    <style:style style:name="ce15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6"/>
    </style:style>
    <style:style style:name="ce15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8"/>
    </style:style>
    <style:style style:name="ce15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8"/>
    </style:style>
    <style:style style:name="ce15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10"/>
    </style:style>
    <style:style style:name="ce15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10"/>
    </style:style>
    <style:style style:name="ce15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2"/>
    </style:style>
    <style:style style:name="ce15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2"/>
    </style:style>
    <style:style style:name="ce15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4"/>
    </style:style>
    <style:style style:name="ce15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4"/>
    </style:style>
    <style:style style:name="ce15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6"/>
    </style:style>
    <style:style style:name="ce15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6"/>
    </style:style>
    <style:style style:name="ce15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8"/>
    </style:style>
    <style:style style:name="ce1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8"/>
    </style:style>
    <style:style style:name="ce15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1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10"/>
    </style:style>
    <style:style style:name="ce15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2"/>
    </style:style>
    <style:style style:name="ce15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2"/>
    </style:style>
    <style:style style:name="ce15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4"/>
    </style:style>
    <style:style style:name="ce15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4"/>
    </style:style>
    <style:style style:name="ce15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6"/>
    </style:style>
    <style:style style:name="ce15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6"/>
    </style:style>
    <style:style style:name="ce15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8"/>
    </style:style>
    <style:style style:name="ce15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8"/>
    </style:style>
    <style:style style:name="ce15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10"/>
    </style:style>
    <style:style style:name="ce15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10"/>
    </style:style>
    <style:style style:name="ce15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2"/>
    </style:style>
    <style:style style:name="ce15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2"/>
    </style:style>
    <style:style style:name="ce15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4"/>
    </style:style>
    <style:style style:name="ce15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4"/>
    </style:style>
    <style:style style:name="ce15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6"/>
    </style:style>
    <style:style style:name="ce15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6"/>
    </style:style>
    <style:style style:name="ce15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8"/>
    </style:style>
    <style:style style:name="ce15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8"/>
    </style:style>
    <style:style style:name="ce15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10"/>
    </style:style>
    <style:style style:name="ce15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10"/>
    </style:style>
    <style:style style:name="ce15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2"/>
    </style:style>
    <style:style style:name="ce15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2"/>
    </style:style>
    <style:style style:name="ce15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4"/>
    </style:style>
    <style:style style:name="ce15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4"/>
    </style:style>
    <style:style style:name="ce15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6"/>
    </style:style>
    <style:style style:name="ce15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6"/>
    </style:style>
    <style:style style:name="ce15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8"/>
    </style:style>
    <style:style style:name="ce15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8"/>
    </style:style>
    <style:style style:name="ce15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10"/>
    </style:style>
    <style:style style:name="ce15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10"/>
    </style:style>
    <style:style style:name="ce15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2"/>
    </style:style>
    <style:style style:name="ce15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2"/>
    </style:style>
    <style:style style:name="ce15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4"/>
    </style:style>
    <style:style style:name="ce15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4"/>
    </style:style>
    <style:style style:name="ce15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6"/>
    </style:style>
    <style:style style:name="ce15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6"/>
    </style:style>
    <style:style style:name="ce15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8"/>
    </style:style>
    <style:style style:name="ce15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8"/>
    </style:style>
    <style:style style:name="ce15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10"/>
    </style:style>
    <style:style style:name="ce15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10"/>
    </style:style>
    <style:style style:name="ce15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2"/>
    </style:style>
    <style:style style:name="ce15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2"/>
    </style:style>
    <style:style style:name="ce15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4"/>
    </style:style>
    <style:style style:name="ce15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4"/>
    </style:style>
    <style:style style:name="ce15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6"/>
    </style:style>
    <style:style style:name="ce15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6"/>
    </style:style>
    <style:style style:name="ce15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8"/>
    </style:style>
    <style:style style:name="ce15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8"/>
    </style:style>
    <style:style style:name="ce15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10"/>
    </style:style>
    <style:style style:name="ce15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10"/>
    </style:style>
    <style:style style:name="ce15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2"/>
    </style:style>
    <style:style style:name="ce15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2"/>
    </style:style>
    <style:style style:name="ce15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4"/>
    </style:style>
    <style:style style:name="ce15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4"/>
    </style:style>
    <style:style style:name="ce15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6"/>
    </style:style>
    <style:style style:name="ce15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6"/>
    </style:style>
    <style:style style:name="ce15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8"/>
    </style:style>
    <style:style style:name="ce15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8"/>
    </style:style>
    <style:style style:name="ce15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10"/>
    </style:style>
    <style:style style:name="ce15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10"/>
    </style:style>
    <style:style style:name="ce15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2"/>
    </style:style>
    <style:style style:name="ce15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2"/>
    </style:style>
    <style:style style:name="ce15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4"/>
    </style:style>
    <style:style style:name="ce15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4"/>
    </style:style>
    <style:style style:name="ce15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6"/>
    </style:style>
    <style:style style:name="ce15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6"/>
    </style:style>
    <style:style style:name="ce15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8"/>
    </style:style>
    <style:style style:name="ce15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8"/>
    </style:style>
    <style:style style:name="ce15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10"/>
    </style:style>
    <style:style style:name="ce15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10"/>
    </style:style>
    <style:style style:name="ce15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2"/>
    </style:style>
    <style:style style:name="ce15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2"/>
    </style:style>
    <style:style style:name="ce15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4"/>
    </style:style>
    <style:style style:name="ce15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4"/>
    </style:style>
    <style:style style:name="ce15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6"/>
    </style:style>
    <style:style style:name="ce15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6"/>
    </style:style>
    <style:style style:name="ce15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8"/>
    </style:style>
    <style:style style:name="ce16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8"/>
    </style:style>
    <style:style style:name="ce16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10"/>
    </style:style>
    <style:style style:name="ce16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10"/>
    </style:style>
    <style:style style:name="ce16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6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6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6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4"/>
    </style:style>
    <style:style style:name="ce16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6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6"/>
    </style:style>
    <style:style style:name="ce16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6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8"/>
    </style:style>
    <style:style style:name="ce16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6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6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6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6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6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4"/>
    </style:style>
    <style:style style:name="ce16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6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6"/>
    </style:style>
    <style:style style:name="ce16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6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8"/>
    </style:style>
    <style:style style:name="ce16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6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6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6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6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6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6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6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6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6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6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6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6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6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6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6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6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6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6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6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6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6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6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6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6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6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6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6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6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6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6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6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6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6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6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6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6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6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6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6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6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6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6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6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6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6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6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6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6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6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6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6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6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6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6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6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6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6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6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6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6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6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6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6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6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6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6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6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6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6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6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6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6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6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6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6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6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6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7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7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7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7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7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7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7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7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7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7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7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7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7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7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7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7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7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7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7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7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7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7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7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7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7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7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7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7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7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7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7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7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7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7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7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7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7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7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7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7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7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7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7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7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7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7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7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7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7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7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7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7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7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7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7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7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7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7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7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7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7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7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7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7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7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7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7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7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7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7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7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7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7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7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7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7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7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7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7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7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7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7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7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7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7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7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7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7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7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7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7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7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7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7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7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7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7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7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8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8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8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8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B2"/>
    </style:style>
    <style:style style:name="ce180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B2"/>
    </style:style>
    <style:style style:name="ce18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B4"/>
    </style:style>
    <style:style style:name="ce18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B4"/>
    </style:style>
    <style:style style:name="ce18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B6"/>
    </style:style>
    <style:style style:name="ce18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B6"/>
    </style:style>
    <style:style style:name="ce180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B8"/>
    </style:style>
    <style:style style:name="ce18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B8"/>
    </style:style>
    <style:style style:name="ce18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B10"/>
    </style:style>
    <style:style style:name="ce18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B10"/>
    </style:style>
    <style:style style:name="ce18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B2"/>
    </style:style>
    <style:style style:name="ce18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B2"/>
    </style:style>
    <style:style style:name="ce18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B4"/>
    </style:style>
    <style:style style:name="ce18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B4"/>
    </style:style>
    <style:style style:name="ce18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B6"/>
    </style:style>
    <style:style style:name="ce18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B6"/>
    </style:style>
    <style:style style:name="ce18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B8"/>
    </style:style>
    <style:style style:name="ce18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B8"/>
    </style:style>
    <style:style style:name="ce18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B10"/>
    </style:style>
    <style:style style:name="ce18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B10"/>
    </style:style>
    <style:style style:name="ce18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D2"/>
    </style:style>
    <style:style style:name="ce18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D2"/>
    </style:style>
    <style:style style:name="ce18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D4"/>
    </style:style>
    <style:style style:name="ce18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D4"/>
    </style:style>
    <style:style style:name="ce18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D6"/>
    </style:style>
    <style:style style:name="ce18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D6"/>
    </style:style>
    <style:style style:name="ce18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D8"/>
    </style:style>
    <style:style style:name="ce18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D8"/>
    </style:style>
    <style:style style:name="ce18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D10"/>
    </style:style>
    <style:style style:name="ce18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D10"/>
    </style:style>
    <style:style style:name="ce18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D2"/>
    </style:style>
    <style:style style:name="ce18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D2"/>
    </style:style>
    <style:style style:name="ce18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D4"/>
    </style:style>
    <style:style style:name="ce18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D4"/>
    </style:style>
    <style:style style:name="ce18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D6"/>
    </style:style>
    <style:style style:name="ce18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D6"/>
    </style:style>
    <style:style style:name="ce18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D8"/>
    </style:style>
    <style:style style:name="ce18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D8"/>
    </style:style>
    <style:style style:name="ce18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D10"/>
    </style:style>
    <style:style style:name="ce18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D10"/>
    </style:style>
    <style:style style:name="ce18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F2"/>
    </style:style>
    <style:style style:name="ce18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F2"/>
    </style:style>
    <style:style style:name="ce1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F4"/>
    </style:style>
    <style:style style:name="ce18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F4"/>
    </style:style>
    <style:style style:name="ce18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F6"/>
    </style:style>
    <style:style style:name="ce18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F6"/>
    </style:style>
    <style:style style:name="ce18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F8"/>
    </style:style>
    <style:style style:name="ce18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F8"/>
    </style:style>
    <style:style style:name="ce18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F10"/>
    </style:style>
    <style:style style:name="ce18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F10"/>
    </style:style>
    <style:style style:name="ce18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F2"/>
    </style:style>
    <style:style style:name="ce18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F2"/>
    </style:style>
    <style:style style:name="ce18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F4"/>
    </style:style>
    <style:style style:name="ce18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F4"/>
    </style:style>
    <style:style style:name="ce18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F6"/>
    </style:style>
    <style:style style:name="ce18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F6"/>
    </style:style>
    <style:style style:name="ce18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F8"/>
    </style:style>
    <style:style style:name="ce18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F8"/>
    </style:style>
    <style:style style:name="ce18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F10"/>
    </style:style>
    <style:style style:name="ce18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F10"/>
    </style:style>
    <style:style style:name="ce18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H2"/>
    </style:style>
    <style:style style:name="ce18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H2"/>
    </style:style>
    <style:style style:name="ce18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H4"/>
    </style:style>
    <style:style style:name="ce18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H4"/>
    </style:style>
    <style:style style:name="ce186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H6"/>
    </style:style>
    <style:style style:name="ce18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H6"/>
    </style:style>
    <style:style style:name="ce18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H8"/>
    </style:style>
    <style:style style:name="ce18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H8"/>
    </style:style>
    <style:style style:name="ce18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H10"/>
    </style:style>
    <style:style style:name="ce18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H10"/>
    </style:style>
    <style:style style:name="ce18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H2"/>
    </style:style>
    <style:style style:name="ce18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H2"/>
    </style:style>
    <style:style style:name="ce187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H4"/>
    </style:style>
    <style:style style:name="ce18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H4"/>
    </style:style>
    <style:style style:name="ce18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H6"/>
    </style:style>
    <style:style style:name="ce18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H6"/>
    </style:style>
    <style:style style:name="ce187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H8"/>
    </style:style>
    <style:style style:name="ce18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H8"/>
    </style:style>
    <style:style style:name="ce18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H10"/>
    </style:style>
    <style:style style:name="ce18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H10"/>
    </style:style>
    <style:style style:name="ce18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J2"/>
    </style:style>
    <style:style style:name="ce188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J2"/>
    </style:style>
    <style:style style:name="ce18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J4"/>
    </style:style>
    <style:style style:name="ce18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J4"/>
    </style:style>
    <style:style style:name="ce18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J6"/>
    </style:style>
    <style:style style:name="ce188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J6"/>
    </style:style>
    <style:style style:name="ce18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J8"/>
    </style:style>
    <style:style style:name="ce189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J8"/>
    </style:style>
    <style:style style:name="ce18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19.J10"/>
    </style:style>
    <style:style style:name="ce18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19.J10"/>
    </style:style>
    <style:style style:name="ce18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J2"/>
    </style:style>
    <style:style style:name="ce18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J2"/>
    </style:style>
    <style:style style:name="ce18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J4"/>
    </style:style>
    <style:style style:name="ce18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J4"/>
    </style:style>
    <style:style style:name="ce18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J6"/>
    </style:style>
    <style:style style:name="ce18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J6"/>
    </style:style>
    <style:style style:name="ce18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J8"/>
    </style:style>
    <style:style style:name="ce19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J8"/>
    </style:style>
    <style:style style:name="ce19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19.J10"/>
    </style:style>
    <style:style style:name="ce19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19.J10"/>
    </style:style>
  </office:automatic-styles>
  <office:body>
    <office:spreadsheet>
      <table:table table:name="A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style-name="ce12"/>
          <table:table-cell table:style-name="ce22" office:value-type="string" calcext:value-type="string">
            <text:p>A2</text:p>
          </table:table-cell>
          <table:table-cell table:style-name="ce32"/>
          <table:table-cell table:style-name="ce42" office:value-type="string" calcext:value-type="string">
            <text:p>A3</text:p>
          </table:table-cell>
          <table:table-cell table:style-name="ce52"/>
          <table:table-cell table:style-name="ce62" office:value-type="string" calcext:value-type="string">
            <text:p>A4</text:p>
          </table:table-cell>
          <table:table-cell table:style-name="ce72"/>
          <table:table-cell table:style-name="ce82" office:value-type="string" calcext:value-type="string">
            <text:p>A5</text:p>
          </table:table-cell>
          <table:table-cell table:style-name="ce92"/>
          <table:table-cell table:number-columns-repeated="1013"/>
        </table:table-row>
        <table:table-row table:style-name="ro1">
          <table:table-cell/>
          <table:table-cell table:style-name="ce3"/>
          <table:table-cell table:style-name="ce13"/>
          <table:table-cell table:style-name="ce23"/>
          <table:table-cell table:style-name="ce33"/>
          <table:table-cell table:style-name="ce43"/>
          <table:table-cell table:style-name="ce53"/>
          <table:table-cell table:style-name="ce63"/>
          <table:table-cell table:style-name="ce73"/>
          <table:table-cell table:style-name="ce83"/>
          <table:table-cell table:style-name="ce93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2</text:p>
          </table:table-cell>
          <table:table-cell table:style-name="ce14"/>
          <table:table-cell table:style-name="ce24" office:value-type="string" calcext:value-type="string">
            <text:p>A3</text:p>
          </table:table-cell>
          <table:table-cell table:style-name="ce34"/>
          <table:table-cell table:style-name="ce44" office:value-type="string" calcext:value-type="string">
            <text:p>A4</text:p>
          </table:table-cell>
          <table:table-cell table:style-name="ce54"/>
          <table:table-cell table:style-name="ce64" office:value-type="string" calcext:value-type="string">
            <text:p>A5</text:p>
          </table:table-cell>
          <table:table-cell table:style-name="ce74"/>
          <table:table-cell table:style-name="ce84"/>
          <table:table-cell table:style-name="ce94"/>
          <table:table-cell table:number-columns-repeated="1013"/>
        </table:table-row>
        <table:table-row table:style-name="ro1">
          <table:table-cell/>
          <table:table-cell table:style-name="ce5"/>
          <table:table-cell table:style-name="ce15"/>
          <table:table-cell table:style-name="ce25"/>
          <table:table-cell table:style-name="ce35"/>
          <table:table-cell table:style-name="ce45"/>
          <table:table-cell table:style-name="ce55"/>
          <table:table-cell table:style-name="ce65"/>
          <table:table-cell table:style-name="ce75"/>
          <table:table-cell table:style-name="ce85"/>
          <table:table-cell table:style-name="ce95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A3</text:p>
          </table:table-cell>
          <table:table-cell table:style-name="ce16"/>
          <table:table-cell table:style-name="ce26" office:value-type="string" calcext:value-type="string">
            <text:p>A4</text:p>
          </table:table-cell>
          <table:table-cell table:style-name="ce36"/>
          <table:table-cell table:style-name="ce46" office:value-type="string" calcext:value-type="string">
            <text:p>A5</text:p>
          </table:table-cell>
          <table:table-cell table:style-name="ce56"/>
          <table:table-cell table:style-name="ce66"/>
          <table:table-cell table:style-name="ce76"/>
          <table:table-cell table:style-name="ce86"/>
          <table:table-cell table:style-name="ce96"/>
          <table:table-cell table:number-columns-repeated="1013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7"/>
          <table:table-cell table:style-name="ce47"/>
          <table:table-cell table:style-name="ce57"/>
          <table:table-cell table:style-name="ce67"/>
          <table:table-cell table:style-name="ce77"/>
          <table:table-cell table:style-name="ce87"/>
          <table:table-cell table:style-name="ce97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A4</text:p>
          </table:table-cell>
          <table:table-cell table:style-name="ce18"/>
          <table:table-cell table:style-name="ce28" office:value-type="string" calcext:value-type="string">
            <text:p>A5</text:p>
          </table:table-cell>
          <table:table-cell table:style-name="ce38"/>
          <table:table-cell table:style-name="ce48"/>
          <table:table-cell table:style-name="ce58"/>
          <table:table-cell table:style-name="ce68"/>
          <table:table-cell table:style-name="ce78"/>
          <table:table-cell table:style-name="ce88"/>
          <table:table-cell table:style-name="ce98"/>
          <table:table-cell table:number-columns-repeated="1013"/>
        </table:table-row>
        <table:table-row table:style-name="ro1">
          <table:table-cell/>
          <table:table-cell table:style-name="ce9"/>
          <table:table-cell table:style-name="ce19"/>
          <table:table-cell table:style-name="ce29"/>
          <table:table-cell table:style-name="ce39"/>
          <table:table-cell table:style-name="ce49"/>
          <table:table-cell table:style-name="ce59"/>
          <table:table-cell table:style-name="ce69"/>
          <table:table-cell table:style-name="ce79"/>
          <table:table-cell table:style-name="ce89"/>
          <table:table-cell table:style-name="ce99"/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A5</text:p>
          </table:table-cell>
          <table:table-cell table:style-name="ce20"/>
          <table:table-cell table:style-name="ce30"/>
          <table:table-cell table:style-name="ce40"/>
          <table:table-cell table:style-name="ce50"/>
          <table:table-cell table:style-name="ce60"/>
          <table:table-cell table:style-name="ce70"/>
          <table:table-cell table:style-name="ce80"/>
          <table:table-cell table:style-name="ce90"/>
          <table:table-cell table:style-name="ce100"/>
          <table:table-cell table:number-columns-repeated="1013"/>
        </table:table-row>
        <table:table-row table:style-name="ro1">
          <table:table-cell/>
          <table:table-cell table:style-name="ce11"/>
          <table:table-cell table:style-name="ce21"/>
          <table:table-cell table:style-name="ce31"/>
          <table:table-cell table:style-name="ce41"/>
          <table:table-cell table:style-name="ce51"/>
          <table:table-cell table:style-name="ce61"/>
          <table:table-cell table:style-name="ce71"/>
          <table:table-cell table:style-name="ce81"/>
          <table:table-cell table:style-name="ce91"/>
          <table:table-cell table:style-name="ce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.B2:A.C3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D2:A.E3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F2:A.G3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H2:A.I3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J2:A.K3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B4:A.C5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D4:A.E5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F4:A.G5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H4:A.I5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J4:A.K5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B6:A.C7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D6:A.E7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F6:A.G7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H6:A.I7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J6:A.K7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B8:A.C9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D8:A.E9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F8:A.G9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H8:A.I9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J8:A.K9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B10:A.C11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D10:A.E11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F10:A.G11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H10:A.I11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  <calcext:conditional-format calcext:target-range-address="A.J10:A.K11">
            <calcext:condition calcext:apply-style-name="Heading" calcext:value="begins-with('a')" calcext:base-cell-address="A.B2"/>
            <calcext:condition calcext:apply-style-name="Default" calcext:value="=0" calcext:base-cell-address="A.B2"/>
          </calcext:conditional-format>
        </calcext:conditional-formats>
      </table:table>
      <table:table table:name="A1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103" office:value-type="string" calcext:value-type="string">
            <text:p>A1</text:p>
          </table:table-cell>
          <table:table-cell table:style-name="ce113"/>
          <table:table-cell table:style-name="ce123"/>
          <table:table-cell table:style-name="ce133"/>
          <table:table-cell table:style-name="ce143"/>
          <table:table-cell table:style-name="ce153"/>
          <table:table-cell table:style-name="ce163"/>
          <table:table-cell table:style-name="ce173"/>
          <table:table-cell table:style-name="ce183"/>
          <table:table-cell table:style-name="ce193"/>
          <table:table-cell table:number-columns-repeated="1013"/>
        </table:table-row>
        <table:table-row table:style-name="ro1">
          <table:table-cell/>
          <table:table-cell table:style-name="ce104"/>
          <table:table-cell table:style-name="ce114"/>
          <table:table-cell table:style-name="ce124"/>
          <table:table-cell table:style-name="ce134"/>
          <table:table-cell table:style-name="ce144"/>
          <table:table-cell table:style-name="ce154"/>
          <table:table-cell table:style-name="ce164"/>
          <table:table-cell table:style-name="ce174"/>
          <table:table-cell table:style-name="ce184"/>
          <table:table-cell table:style-name="ce194"/>
          <table:table-cell table:number-columns-repeated="1013"/>
        </table:table-row>
        <table:table-row table:style-name="ro1">
          <table:table-cell/>
          <table:table-cell table:style-name="ce105"/>
          <table:table-cell table:style-name="ce115"/>
          <table:table-cell table:style-name="ce125"/>
          <table:table-cell table:style-name="ce135"/>
          <table:table-cell table:style-name="ce145"/>
          <table:table-cell table:style-name="ce155"/>
          <table:table-cell table:style-name="ce165"/>
          <table:table-cell table:style-name="ce175"/>
          <table:table-cell table:style-name="ce185"/>
          <table:table-cell table:style-name="ce195"/>
          <table:table-cell table:number-columns-repeated="1013"/>
        </table:table-row>
        <table:table-row table:style-name="ro1">
          <table:table-cell/>
          <table:table-cell table:style-name="ce106"/>
          <table:table-cell table:style-name="ce116"/>
          <table:table-cell table:style-name="ce126"/>
          <table:table-cell table:style-name="ce136"/>
          <table:table-cell table:style-name="ce146"/>
          <table:table-cell table:style-name="ce156"/>
          <table:table-cell table:style-name="ce166"/>
          <table:table-cell table:style-name="ce176"/>
          <table:table-cell table:style-name="ce186"/>
          <table:table-cell table:style-name="ce196"/>
          <table:table-cell table:number-columns-repeated="1013"/>
        </table:table-row>
        <table:table-row table:style-name="ro1">
          <table:table-cell/>
          <table:table-cell table:style-name="ce107"/>
          <table:table-cell table:style-name="ce117"/>
          <table:table-cell table:style-name="ce127"/>
          <table:table-cell table:style-name="ce137"/>
          <table:table-cell table:style-name="ce147"/>
          <table:table-cell table:style-name="ce157"/>
          <table:table-cell table:style-name="ce167"/>
          <table:table-cell table:style-name="ce177"/>
          <table:table-cell table:style-name="ce187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18"/>
          <table:table-cell table:style-name="ce128"/>
          <table:table-cell table:style-name="ce138"/>
          <table:table-cell table:style-name="ce148"/>
          <table:table-cell table:style-name="ce158"/>
          <table:table-cell table:style-name="ce168"/>
          <table:table-cell table:style-name="ce178"/>
          <table:table-cell table:style-name="ce188"/>
          <table:table-cell table:style-name="ce198"/>
          <table:table-cell table:number-columns-repeated="1013"/>
        </table:table-row>
        <table:table-row table:style-name="ro1">
          <table:table-cell/>
          <table:table-cell table:style-name="ce109"/>
          <table:table-cell table:style-name="ce119"/>
          <table:table-cell table:style-name="ce129"/>
          <table:table-cell table:style-name="ce139"/>
          <table:table-cell table:style-name="ce149"/>
          <table:table-cell table:style-name="ce159"/>
          <table:table-cell table:style-name="ce169"/>
          <table:table-cell table:style-name="ce179"/>
          <table:table-cell table:style-name="ce189"/>
          <table:table-cell table:style-name="ce199"/>
          <table:table-cell table:number-columns-repeated="1013"/>
        </table:table-row>
        <table:table-row table:style-name="ro1">
          <table:table-cell/>
          <table:table-cell table:style-name="ce110"/>
          <table:table-cell table:style-name="ce120"/>
          <table:table-cell table:style-name="ce130"/>
          <table:table-cell table:style-name="ce140"/>
          <table:table-cell table:style-name="ce150"/>
          <table:table-cell table:style-name="ce160"/>
          <table:table-cell table:style-name="ce170"/>
          <table:table-cell table:style-name="ce180"/>
          <table:table-cell table:style-name="ce190"/>
          <table:table-cell table:style-name="ce200"/>
          <table:table-cell table:number-columns-repeated="1013"/>
        </table:table-row>
        <table:table-row table:style-name="ro1">
          <table:table-cell/>
          <table:table-cell table:style-name="ce111"/>
          <table:table-cell table:style-name="ce121"/>
          <table:table-cell table:style-name="ce131"/>
          <table:table-cell table:style-name="ce141"/>
          <table:table-cell table:style-name="ce151"/>
          <table:table-cell table:style-name="ce161"/>
          <table:table-cell table:style-name="ce171"/>
          <table:table-cell table:style-name="ce181"/>
          <table:table-cell table:style-name="ce191"/>
          <table:table-cell table:style-name="ce201"/>
          <table:table-cell table:number-columns-repeated="1013"/>
        </table:table-row>
        <table:table-row table:style-name="ro1">
          <table:table-cell/>
          <table:table-cell table:style-name="ce112"/>
          <table:table-cell table:style-name="ce122"/>
          <table:table-cell table:style-name="ce132"/>
          <table:table-cell table:style-name="ce142"/>
          <table:table-cell table:style-name="ce152"/>
          <table:table-cell table:style-name="ce162"/>
          <table:table-cell table:style-name="ce172"/>
          <table:table-cell table:style-name="ce182"/>
          <table:table-cell table:style-name="ce192"/>
          <table:table-cell table:style-name="ce202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.B2:A1.C3">
            <calcext:condition calcext:apply-style-name="Heading" calcext:value="begins-with('a')" calcext:base-cell-address="A1.B2"/>
            <calcext:condition calcext:apply-style-name="Default" calcext:value="=0" calcext:base-cell-address="A1.B2"/>
          </calcext:conditional-format>
          <calcext:conditional-format calcext:target-range-address="A1.D2:A1.E3">
            <calcext:condition calcext:apply-style-name="Heading" calcext:value="begins-with('a')" calcext:base-cell-address="A1.D2"/>
            <calcext:condition calcext:apply-style-name="Default" calcext:value="=0" calcext:base-cell-address="A1.D2"/>
          </calcext:conditional-format>
          <calcext:conditional-format calcext:target-range-address="A1.F2:A1.G3">
            <calcext:condition calcext:apply-style-name="Heading" calcext:value="begins-with('a')" calcext:base-cell-address="A1.F2"/>
            <calcext:condition calcext:apply-style-name="Default" calcext:value="=0" calcext:base-cell-address="A1.F2"/>
          </calcext:conditional-format>
          <calcext:conditional-format calcext:target-range-address="A1.H2:A1.I3">
            <calcext:condition calcext:apply-style-name="Heading" calcext:value="begins-with('a')" calcext:base-cell-address="A1.H2"/>
            <calcext:condition calcext:apply-style-name="Default" calcext:value="=0" calcext:base-cell-address="A1.H2"/>
          </calcext:conditional-format>
          <calcext:conditional-format calcext:target-range-address="A1.J2:A1.K3">
            <calcext:condition calcext:apply-style-name="Heading" calcext:value="begins-with('a')" calcext:base-cell-address="A1.J2"/>
            <calcext:condition calcext:apply-style-name="Default" calcext:value="=0" calcext:base-cell-address="A1.J2"/>
          </calcext:conditional-format>
          <calcext:conditional-format calcext:target-range-address="A1.B4:A1.C5">
            <calcext:condition calcext:apply-style-name="Heading" calcext:value="begins-with('a')" calcext:base-cell-address="A1.B4"/>
            <calcext:condition calcext:apply-style-name="Default" calcext:value="=0" calcext:base-cell-address="A1.B4"/>
          </calcext:conditional-format>
          <calcext:conditional-format calcext:target-range-address="A1.D4:A1.E5">
            <calcext:condition calcext:apply-style-name="Heading" calcext:value="begins-with('a')" calcext:base-cell-address="A1.D4"/>
            <calcext:condition calcext:apply-style-name="Default" calcext:value="=0" calcext:base-cell-address="A1.D4"/>
          </calcext:conditional-format>
          <calcext:conditional-format calcext:target-range-address="A1.F4:A1.G5">
            <calcext:condition calcext:apply-style-name="Heading" calcext:value="begins-with('a')" calcext:base-cell-address="A1.F4"/>
            <calcext:condition calcext:apply-style-name="Default" calcext:value="=0" calcext:base-cell-address="A1.F4"/>
          </calcext:conditional-format>
          <calcext:conditional-format calcext:target-range-address="A1.H4:A1.I5">
            <calcext:condition calcext:apply-style-name="Heading" calcext:value="begins-with('a')" calcext:base-cell-address="A1.H4"/>
            <calcext:condition calcext:apply-style-name="Default" calcext:value="=0" calcext:base-cell-address="A1.H4"/>
          </calcext:conditional-format>
          <calcext:conditional-format calcext:target-range-address="A1.J4:A1.K5">
            <calcext:condition calcext:apply-style-name="Heading" calcext:value="begins-with('a')" calcext:base-cell-address="A1.J4"/>
            <calcext:condition calcext:apply-style-name="Default" calcext:value="=0" calcext:base-cell-address="A1.J4"/>
          </calcext:conditional-format>
          <calcext:conditional-format calcext:target-range-address="A1.B6:A1.C7">
            <calcext:condition calcext:apply-style-name="Heading" calcext:value="begins-with('a')" calcext:base-cell-address="A1.B6"/>
            <calcext:condition calcext:apply-style-name="Default" calcext:value="=0" calcext:base-cell-address="A1.B6"/>
          </calcext:conditional-format>
          <calcext:conditional-format calcext:target-range-address="A1.D6:A1.E7">
            <calcext:condition calcext:apply-style-name="Heading" calcext:value="begins-with('a')" calcext:base-cell-address="A1.D6"/>
            <calcext:condition calcext:apply-style-name="Default" calcext:value="=0" calcext:base-cell-address="A1.D6"/>
          </calcext:conditional-format>
          <calcext:conditional-format calcext:target-range-address="A1.F6:A1.G7">
            <calcext:condition calcext:apply-style-name="Heading" calcext:value="begins-with('a')" calcext:base-cell-address="A1.F6"/>
            <calcext:condition calcext:apply-style-name="Default" calcext:value="=0" calcext:base-cell-address="A1.F6"/>
          </calcext:conditional-format>
          <calcext:conditional-format calcext:target-range-address="A1.H6:A1.I7">
            <calcext:condition calcext:apply-style-name="Heading" calcext:value="begins-with('a')" calcext:base-cell-address="A1.H6"/>
            <calcext:condition calcext:apply-style-name="Default" calcext:value="=0" calcext:base-cell-address="A1.H6"/>
          </calcext:conditional-format>
          <calcext:conditional-format calcext:target-range-address="A1.J6:A1.K7">
            <calcext:condition calcext:apply-style-name="Heading" calcext:value="begins-with('a')" calcext:base-cell-address="A1.J6"/>
            <calcext:condition calcext:apply-style-name="Default" calcext:value="=0" calcext:base-cell-address="A1.J6"/>
          </calcext:conditional-format>
          <calcext:conditional-format calcext:target-range-address="A1.B8:A1.C9">
            <calcext:condition calcext:apply-style-name="Heading" calcext:value="begins-with('a')" calcext:base-cell-address="A1.B8"/>
            <calcext:condition calcext:apply-style-name="Default" calcext:value="=0" calcext:base-cell-address="A1.B8"/>
          </calcext:conditional-format>
          <calcext:conditional-format calcext:target-range-address="A1.D8:A1.E9">
            <calcext:condition calcext:apply-style-name="Heading" calcext:value="begins-with('a')" calcext:base-cell-address="A1.D8"/>
            <calcext:condition calcext:apply-style-name="Default" calcext:value="=0" calcext:base-cell-address="A1.D8"/>
          </calcext:conditional-format>
          <calcext:conditional-format calcext:target-range-address="A1.F8:A1.G9">
            <calcext:condition calcext:apply-style-name="Heading" calcext:value="begins-with('a')" calcext:base-cell-address="A1.F8"/>
            <calcext:condition calcext:apply-style-name="Default" calcext:value="=0" calcext:base-cell-address="A1.F8"/>
          </calcext:conditional-format>
          <calcext:conditional-format calcext:target-range-address="A1.H8:A1.I9">
            <calcext:condition calcext:apply-style-name="Heading" calcext:value="begins-with('a')" calcext:base-cell-address="A1.H8"/>
            <calcext:condition calcext:apply-style-name="Default" calcext:value="=0" calcext:base-cell-address="A1.H8"/>
          </calcext:conditional-format>
          <calcext:conditional-format calcext:target-range-address="A1.J8:A1.K9">
            <calcext:condition calcext:apply-style-name="Heading" calcext:value="begins-with('a')" calcext:base-cell-address="A1.J8"/>
            <calcext:condition calcext:apply-style-name="Default" calcext:value="=0" calcext:base-cell-address="A1.J8"/>
          </calcext:conditional-format>
          <calcext:conditional-format calcext:target-range-address="A1.B10:A1.C11">
            <calcext:condition calcext:apply-style-name="Heading" calcext:value="begins-with('a')" calcext:base-cell-address="A1.B10"/>
            <calcext:condition calcext:apply-style-name="Default" calcext:value="=0" calcext:base-cell-address="A1.B10"/>
          </calcext:conditional-format>
          <calcext:conditional-format calcext:target-range-address="A1.D10:A1.E11">
            <calcext:condition calcext:apply-style-name="Heading" calcext:value="begins-with('a')" calcext:base-cell-address="A1.D10"/>
            <calcext:condition calcext:apply-style-name="Default" calcext:value="=0" calcext:base-cell-address="A1.D10"/>
          </calcext:conditional-format>
          <calcext:conditional-format calcext:target-range-address="A1.F10:A1.G11">
            <calcext:condition calcext:apply-style-name="Heading" calcext:value="begins-with('a')" calcext:base-cell-address="A1.F10"/>
            <calcext:condition calcext:apply-style-name="Default" calcext:value="=0" calcext:base-cell-address="A1.F10"/>
          </calcext:conditional-format>
          <calcext:conditional-format calcext:target-range-address="A1.H10:A1.I11">
            <calcext:condition calcext:apply-style-name="Heading" calcext:value="begins-with('a')" calcext:base-cell-address="A1.H10"/>
            <calcext:condition calcext:apply-style-name="Default" calcext:value="=0" calcext:base-cell-address="A1.H10"/>
          </calcext:conditional-format>
          <calcext:conditional-format calcext:target-range-address="A1.J10:A1.K11">
            <calcext:condition calcext:apply-style-name="Heading" calcext:value="begins-with('a')" calcext:base-cell-address="A1.J10"/>
            <calcext:condition calcext:apply-style-name="Default" calcext:value="=0" calcext:base-cell-address="A1.J10"/>
          </calcext:conditional-format>
        </calcext:conditional-formats>
      </table:table>
      <table:table table:name="A2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203" office:value-type="string" calcext:value-type="string">
            <text:p>A1</text:p>
          </table:table-cell>
          <table:table-cell table:style-name="ce213"/>
          <table:table-cell table:style-name="ce223" office:value-type="string" calcext:value-type="string">
            <text:p>A2</text:p>
          </table:table-cell>
          <table:table-cell table:style-name="ce233"/>
          <table:table-cell table:style-name="ce243"/>
          <table:table-cell table:style-name="ce253"/>
          <table:table-cell table:style-name="ce263"/>
          <table:table-cell table:style-name="ce273"/>
          <table:table-cell table:style-name="ce283"/>
          <table:table-cell table:style-name="ce293"/>
          <table:table-cell table:number-columns-repeated="1013"/>
        </table:table-row>
        <table:table-row table:style-name="ro1">
          <table:table-cell/>
          <table:table-cell table:style-name="ce204"/>
          <table:table-cell table:style-name="ce214"/>
          <table:table-cell table:style-name="ce224"/>
          <table:table-cell table:style-name="ce234"/>
          <table:table-cell table:style-name="ce244"/>
          <table:table-cell table:style-name="ce254"/>
          <table:table-cell table:style-name="ce264"/>
          <table:table-cell table:style-name="ce274"/>
          <table:table-cell table:style-name="ce284"/>
          <table:table-cell table:style-name="ce294"/>
          <table:table-cell table:number-columns-repeated="1013"/>
        </table:table-row>
        <table:table-row table:style-name="ro1">
          <table:table-cell/>
          <table:table-cell table:style-name="ce205" office:value-type="string" calcext:value-type="string">
            <text:p>A2</text:p>
          </table:table-cell>
          <table:table-cell table:style-name="ce215"/>
          <table:table-cell table:style-name="ce225"/>
          <table:table-cell table:style-name="ce235"/>
          <table:table-cell table:style-name="ce245"/>
          <table:table-cell table:style-name="ce255"/>
          <table:table-cell table:style-name="ce265"/>
          <table:table-cell table:style-name="ce275"/>
          <table:table-cell table:style-name="ce285"/>
          <table:table-cell table:style-name="ce295"/>
          <table:table-cell table:number-columns-repeated="1013"/>
        </table:table-row>
        <table:table-row table:style-name="ro1">
          <table:table-cell/>
          <table:table-cell table:style-name="ce206"/>
          <table:table-cell table:style-name="ce216"/>
          <table:table-cell table:style-name="ce226"/>
          <table:table-cell table:style-name="ce236"/>
          <table:table-cell table:style-name="ce246"/>
          <table:table-cell table:style-name="ce256"/>
          <table:table-cell table:style-name="ce266"/>
          <table:table-cell table:style-name="ce276"/>
          <table:table-cell table:style-name="ce286"/>
          <table:table-cell table:style-name="ce296"/>
          <table:table-cell table:number-columns-repeated="1013"/>
        </table:table-row>
        <table:table-row table:style-name="ro1">
          <table:table-cell/>
          <table:table-cell table:style-name="ce207"/>
          <table:table-cell table:style-name="ce217"/>
          <table:table-cell table:style-name="ce227"/>
          <table:table-cell table:style-name="ce237"/>
          <table:table-cell table:style-name="ce247"/>
          <table:table-cell table:style-name="ce257"/>
          <table:table-cell table:style-name="ce267"/>
          <table:table-cell table:style-name="ce277"/>
          <table:table-cell table:style-name="ce287"/>
          <table:table-cell table:style-name="ce297"/>
          <table:table-cell table:number-columns-repeated="1013"/>
        </table:table-row>
        <table:table-row table:style-name="ro1">
          <table:table-cell/>
          <table:table-cell table:style-name="ce208"/>
          <table:table-cell table:style-name="ce218"/>
          <table:table-cell table:style-name="ce228"/>
          <table:table-cell table:style-name="ce238"/>
          <table:table-cell table:style-name="ce248"/>
          <table:table-cell table:style-name="ce258"/>
          <table:table-cell table:style-name="ce268"/>
          <table:table-cell table:style-name="ce278"/>
          <table:table-cell table:style-name="ce288"/>
          <table:table-cell table:style-name="ce298"/>
          <table:table-cell table:number-columns-repeated="1013"/>
        </table:table-row>
        <table:table-row table:style-name="ro1">
          <table:table-cell/>
          <table:table-cell table:style-name="ce209"/>
          <table:table-cell table:style-name="ce219"/>
          <table:table-cell table:style-name="ce229"/>
          <table:table-cell table:style-name="ce239"/>
          <table:table-cell table:style-name="ce249"/>
          <table:table-cell table:style-name="ce259"/>
          <table:table-cell table:style-name="ce269"/>
          <table:table-cell table:style-name="ce279"/>
          <table:table-cell table:style-name="ce289"/>
          <table:table-cell table:style-name="ce299"/>
          <table:table-cell table:number-columns-repeated="1013"/>
        </table:table-row>
        <table:table-row table:style-name="ro1">
          <table:table-cell/>
          <table:table-cell table:style-name="ce210"/>
          <table:table-cell table:style-name="ce220"/>
          <table:table-cell table:style-name="ce230"/>
          <table:table-cell table:style-name="ce240"/>
          <table:table-cell table:style-name="ce250"/>
          <table:table-cell table:style-name="ce260"/>
          <table:table-cell table:style-name="ce270"/>
          <table:table-cell table:style-name="ce280"/>
          <table:table-cell table:style-name="ce290"/>
          <table:table-cell table:style-name="ce300"/>
          <table:table-cell table:number-columns-repeated="1013"/>
        </table:table-row>
        <table:table-row table:style-name="ro1">
          <table:table-cell/>
          <table:table-cell table:style-name="ce211"/>
          <table:table-cell table:style-name="ce221"/>
          <table:table-cell table:style-name="ce231"/>
          <table:table-cell table:style-name="ce241"/>
          <table:table-cell table:style-name="ce251"/>
          <table:table-cell table:style-name="ce261"/>
          <table:table-cell table:style-name="ce271"/>
          <table:table-cell table:style-name="ce281"/>
          <table:table-cell table:style-name="ce291"/>
          <table:table-cell table:style-name="ce301"/>
          <table:table-cell table:number-columns-repeated="1013"/>
        </table:table-row>
        <table:table-row table:style-name="ro1">
          <table:table-cell/>
          <table:table-cell table:style-name="ce212"/>
          <table:table-cell table:style-name="ce222"/>
          <table:table-cell table:style-name="ce232"/>
          <table:table-cell table:style-name="ce242"/>
          <table:table-cell table:style-name="ce252"/>
          <table:table-cell table:style-name="ce262"/>
          <table:table-cell table:style-name="ce272"/>
          <table:table-cell table:style-name="ce282"/>
          <table:table-cell table:style-name="ce292"/>
          <table:table-cell table:style-name="ce302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.B2:A2.C3">
            <calcext:condition calcext:apply-style-name="Heading" calcext:value="begins-with('a')" calcext:base-cell-address="A2.B2"/>
            <calcext:condition calcext:apply-style-name="Default" calcext:value="=0" calcext:base-cell-address="A2.B2"/>
          </calcext:conditional-format>
          <calcext:conditional-format calcext:target-range-address="A2.D2:A2.E3">
            <calcext:condition calcext:apply-style-name="Heading" calcext:value="begins-with('a')" calcext:base-cell-address="A2.D2"/>
            <calcext:condition calcext:apply-style-name="Default" calcext:value="=0" calcext:base-cell-address="A2.D2"/>
          </calcext:conditional-format>
          <calcext:conditional-format calcext:target-range-address="A2.F2:A2.G3">
            <calcext:condition calcext:apply-style-name="Heading" calcext:value="begins-with('a')" calcext:base-cell-address="A2.F2"/>
            <calcext:condition calcext:apply-style-name="Default" calcext:value="=0" calcext:base-cell-address="A2.F2"/>
          </calcext:conditional-format>
          <calcext:conditional-format calcext:target-range-address="A2.H2:A2.I3">
            <calcext:condition calcext:apply-style-name="Heading" calcext:value="begins-with('a')" calcext:base-cell-address="A2.H2"/>
            <calcext:condition calcext:apply-style-name="Default" calcext:value="=0" calcext:base-cell-address="A2.H2"/>
          </calcext:conditional-format>
          <calcext:conditional-format calcext:target-range-address="A2.J2:A2.K3">
            <calcext:condition calcext:apply-style-name="Heading" calcext:value="begins-with('a')" calcext:base-cell-address="A2.J2"/>
            <calcext:condition calcext:apply-style-name="Default" calcext:value="=0" calcext:base-cell-address="A2.J2"/>
          </calcext:conditional-format>
          <calcext:conditional-format calcext:target-range-address="A2.B4:A2.C5">
            <calcext:condition calcext:apply-style-name="Heading" calcext:value="begins-with('a')" calcext:base-cell-address="A2.B4"/>
            <calcext:condition calcext:apply-style-name="Default" calcext:value="=0" calcext:base-cell-address="A2.B4"/>
          </calcext:conditional-format>
          <calcext:conditional-format calcext:target-range-address="A2.D4:A2.E5">
            <calcext:condition calcext:apply-style-name="Heading" calcext:value="begins-with('a')" calcext:base-cell-address="A2.D4"/>
            <calcext:condition calcext:apply-style-name="Default" calcext:value="=0" calcext:base-cell-address="A2.D4"/>
          </calcext:conditional-format>
          <calcext:conditional-format calcext:target-range-address="A2.F4:A2.G5">
            <calcext:condition calcext:apply-style-name="Heading" calcext:value="begins-with('a')" calcext:base-cell-address="A2.F4"/>
            <calcext:condition calcext:apply-style-name="Default" calcext:value="=0" calcext:base-cell-address="A2.F4"/>
          </calcext:conditional-format>
          <calcext:conditional-format calcext:target-range-address="A2.H4:A2.I5">
            <calcext:condition calcext:apply-style-name="Heading" calcext:value="begins-with('a')" calcext:base-cell-address="A2.H4"/>
            <calcext:condition calcext:apply-style-name="Default" calcext:value="=0" calcext:base-cell-address="A2.H4"/>
          </calcext:conditional-format>
          <calcext:conditional-format calcext:target-range-address="A2.J4:A2.K5">
            <calcext:condition calcext:apply-style-name="Heading" calcext:value="begins-with('a')" calcext:base-cell-address="A2.J4"/>
            <calcext:condition calcext:apply-style-name="Default" calcext:value="=0" calcext:base-cell-address="A2.J4"/>
          </calcext:conditional-format>
          <calcext:conditional-format calcext:target-range-address="A2.B6:A2.C7">
            <calcext:condition calcext:apply-style-name="Heading" calcext:value="begins-with('a')" calcext:base-cell-address="A2.B6"/>
            <calcext:condition calcext:apply-style-name="Default" calcext:value="=0" calcext:base-cell-address="A2.B6"/>
          </calcext:conditional-format>
          <calcext:conditional-format calcext:target-range-address="A2.D6:A2.E7">
            <calcext:condition calcext:apply-style-name="Heading" calcext:value="begins-with('a')" calcext:base-cell-address="A2.D6"/>
            <calcext:condition calcext:apply-style-name="Default" calcext:value="=0" calcext:base-cell-address="A2.D6"/>
          </calcext:conditional-format>
          <calcext:conditional-format calcext:target-range-address="A2.F6:A2.G7">
            <calcext:condition calcext:apply-style-name="Heading" calcext:value="begins-with('a')" calcext:base-cell-address="A2.F6"/>
            <calcext:condition calcext:apply-style-name="Default" calcext:value="=0" calcext:base-cell-address="A2.F6"/>
          </calcext:conditional-format>
          <calcext:conditional-format calcext:target-range-address="A2.H6:A2.I7">
            <calcext:condition calcext:apply-style-name="Heading" calcext:value="begins-with('a')" calcext:base-cell-address="A2.H6"/>
            <calcext:condition calcext:apply-style-name="Default" calcext:value="=0" calcext:base-cell-address="A2.H6"/>
          </calcext:conditional-format>
          <calcext:conditional-format calcext:target-range-address="A2.J6:A2.K7">
            <calcext:condition calcext:apply-style-name="Heading" calcext:value="begins-with('a')" calcext:base-cell-address="A2.J6"/>
            <calcext:condition calcext:apply-style-name="Default" calcext:value="=0" calcext:base-cell-address="A2.J6"/>
          </calcext:conditional-format>
          <calcext:conditional-format calcext:target-range-address="A2.B8:A2.C9">
            <calcext:condition calcext:apply-style-name="Heading" calcext:value="begins-with('a')" calcext:base-cell-address="A2.B8"/>
            <calcext:condition calcext:apply-style-name="Default" calcext:value="=0" calcext:base-cell-address="A2.B8"/>
          </calcext:conditional-format>
          <calcext:conditional-format calcext:target-range-address="A2.D8:A2.E9">
            <calcext:condition calcext:apply-style-name="Heading" calcext:value="begins-with('a')" calcext:base-cell-address="A2.D8"/>
            <calcext:condition calcext:apply-style-name="Default" calcext:value="=0" calcext:base-cell-address="A2.D8"/>
          </calcext:conditional-format>
          <calcext:conditional-format calcext:target-range-address="A2.F8:A2.G9">
            <calcext:condition calcext:apply-style-name="Heading" calcext:value="begins-with('a')" calcext:base-cell-address="A2.F8"/>
            <calcext:condition calcext:apply-style-name="Default" calcext:value="=0" calcext:base-cell-address="A2.F8"/>
          </calcext:conditional-format>
          <calcext:conditional-format calcext:target-range-address="A2.H8:A2.I9">
            <calcext:condition calcext:apply-style-name="Heading" calcext:value="begins-with('a')" calcext:base-cell-address="A2.H8"/>
            <calcext:condition calcext:apply-style-name="Default" calcext:value="=0" calcext:base-cell-address="A2.H8"/>
          </calcext:conditional-format>
          <calcext:conditional-format calcext:target-range-address="A2.J8:A2.K9">
            <calcext:condition calcext:apply-style-name="Heading" calcext:value="begins-with('a')" calcext:base-cell-address="A2.J8"/>
            <calcext:condition calcext:apply-style-name="Default" calcext:value="=0" calcext:base-cell-address="A2.J8"/>
          </calcext:conditional-format>
          <calcext:conditional-format calcext:target-range-address="A2.B10:A2.C11">
            <calcext:condition calcext:apply-style-name="Heading" calcext:value="begins-with('a')" calcext:base-cell-address="A2.B10"/>
            <calcext:condition calcext:apply-style-name="Default" calcext:value="=0" calcext:base-cell-address="A2.B10"/>
          </calcext:conditional-format>
          <calcext:conditional-format calcext:target-range-address="A2.D10:A2.E11">
            <calcext:condition calcext:apply-style-name="Heading" calcext:value="begins-with('a')" calcext:base-cell-address="A2.D10"/>
            <calcext:condition calcext:apply-style-name="Default" calcext:value="=0" calcext:base-cell-address="A2.D10"/>
          </calcext:conditional-format>
          <calcext:conditional-format calcext:target-range-address="A2.F10:A2.G11">
            <calcext:condition calcext:apply-style-name="Heading" calcext:value="begins-with('a')" calcext:base-cell-address="A2.F10"/>
            <calcext:condition calcext:apply-style-name="Default" calcext:value="=0" calcext:base-cell-address="A2.F10"/>
          </calcext:conditional-format>
          <calcext:conditional-format calcext:target-range-address="A2.H10:A2.I11">
            <calcext:condition calcext:apply-style-name="Heading" calcext:value="begins-with('a')" calcext:base-cell-address="A2.H10"/>
            <calcext:condition calcext:apply-style-name="Default" calcext:value="=0" calcext:base-cell-address="A2.H10"/>
          </calcext:conditional-format>
          <calcext:conditional-format calcext:target-range-address="A2.J10:A2.K11">
            <calcext:condition calcext:apply-style-name="Heading" calcext:value="begins-with('a')" calcext:base-cell-address="A2.J10"/>
            <calcext:condition calcext:apply-style-name="Default" calcext:value="=0" calcext:base-cell-address="A2.J10"/>
          </calcext:conditional-format>
        </calcext:conditional-formats>
      </table:table>
      <table:table table:name="A3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303" office:value-type="string" calcext:value-type="string">
            <text:p>A1</text:p>
          </table:table-cell>
          <table:table-cell table:style-name="ce313"/>
          <table:table-cell table:style-name="ce323" office:value-type="string" calcext:value-type="string">
            <text:p>A2</text:p>
          </table:table-cell>
          <table:table-cell table:style-name="ce333"/>
          <table:table-cell table:style-name="ce343" office:value-type="string" calcext:value-type="string">
            <text:p>A3</text:p>
          </table:table-cell>
          <table:table-cell table:style-name="ce353"/>
          <table:table-cell table:style-name="ce363"/>
          <table:table-cell table:style-name="ce373"/>
          <table:table-cell table:style-name="ce383"/>
          <table:table-cell table:style-name="ce393"/>
          <table:table-cell table:number-columns-repeated="1013"/>
        </table:table-row>
        <table:table-row table:style-name="ro1">
          <table:table-cell/>
          <table:table-cell table:style-name="ce304"/>
          <table:table-cell table:style-name="ce314"/>
          <table:table-cell table:style-name="ce324"/>
          <table:table-cell table:style-name="ce334"/>
          <table:table-cell table:style-name="ce344"/>
          <table:table-cell table:style-name="ce354"/>
          <table:table-cell table:style-name="ce364"/>
          <table:table-cell table:style-name="ce374"/>
          <table:table-cell table:style-name="ce384"/>
          <table:table-cell table:style-name="ce394"/>
          <table:table-cell table:number-columns-repeated="1013"/>
        </table:table-row>
        <table:table-row table:style-name="ro1">
          <table:table-cell/>
          <table:table-cell table:style-name="ce305" office:value-type="string" calcext:value-type="string">
            <text:p>A2</text:p>
          </table:table-cell>
          <table:table-cell table:style-name="ce315"/>
          <table:table-cell table:style-name="ce325" office:value-type="string" calcext:value-type="string">
            <text:p>A3</text:p>
          </table:table-cell>
          <table:table-cell table:style-name="ce335"/>
          <table:table-cell table:style-name="ce345"/>
          <table:table-cell table:style-name="ce355"/>
          <table:table-cell table:style-name="ce365"/>
          <table:table-cell table:style-name="ce375"/>
          <table:table-cell table:style-name="ce385"/>
          <table:table-cell table:style-name="ce395"/>
          <table:table-cell table:number-columns-repeated="1013"/>
        </table:table-row>
        <table:table-row table:style-name="ro1">
          <table:table-cell/>
          <table:table-cell table:style-name="ce306"/>
          <table:table-cell table:style-name="ce316"/>
          <table:table-cell table:style-name="ce326"/>
          <table:table-cell table:style-name="ce336"/>
          <table:table-cell table:style-name="ce346"/>
          <table:table-cell table:style-name="ce356"/>
          <table:table-cell table:style-name="ce366"/>
          <table:table-cell table:style-name="ce376"/>
          <table:table-cell table:style-name="ce386"/>
          <table:table-cell table:style-name="ce396"/>
          <table:table-cell table:number-columns-repeated="1013"/>
        </table:table-row>
        <table:table-row table:style-name="ro1">
          <table:table-cell/>
          <table:table-cell table:style-name="ce307" office:value-type="string" calcext:value-type="string">
            <text:p>A3</text:p>
          </table:table-cell>
          <table:table-cell table:style-name="ce317"/>
          <table:table-cell table:style-name="ce327"/>
          <table:table-cell table:style-name="ce337"/>
          <table:table-cell table:style-name="ce347"/>
          <table:table-cell table:style-name="ce357"/>
          <table:table-cell table:style-name="ce367"/>
          <table:table-cell table:style-name="ce377"/>
          <table:table-cell table:style-name="ce387"/>
          <table:table-cell table:style-name="ce397"/>
          <table:table-cell table:number-columns-repeated="1013"/>
        </table:table-row>
        <table:table-row table:style-name="ro1">
          <table:table-cell/>
          <table:table-cell table:style-name="ce308"/>
          <table:table-cell table:style-name="ce318"/>
          <table:table-cell table:style-name="ce328"/>
          <table:table-cell table:style-name="ce338"/>
          <table:table-cell table:style-name="ce348"/>
          <table:table-cell table:style-name="ce358"/>
          <table:table-cell table:style-name="ce368"/>
          <table:table-cell table:style-name="ce378"/>
          <table:table-cell table:style-name="ce388"/>
          <table:table-cell table:style-name="ce398"/>
          <table:table-cell table:number-columns-repeated="1013"/>
        </table:table-row>
        <table:table-row table:style-name="ro1">
          <table:table-cell/>
          <table:table-cell table:style-name="ce309"/>
          <table:table-cell table:style-name="ce319"/>
          <table:table-cell table:style-name="ce329"/>
          <table:table-cell table:style-name="ce339"/>
          <table:table-cell table:style-name="ce349"/>
          <table:table-cell table:style-name="ce359"/>
          <table:table-cell table:style-name="ce369"/>
          <table:table-cell table:style-name="ce379"/>
          <table:table-cell table:style-name="ce389"/>
          <table:table-cell table:style-name="ce399"/>
          <table:table-cell table:number-columns-repeated="1013"/>
        </table:table-row>
        <table:table-row table:style-name="ro1">
          <table:table-cell/>
          <table:table-cell table:style-name="ce310"/>
          <table:table-cell table:style-name="ce320"/>
          <table:table-cell table:style-name="ce330"/>
          <table:table-cell table:style-name="ce340"/>
          <table:table-cell table:style-name="ce350"/>
          <table:table-cell table:style-name="ce360"/>
          <table:table-cell table:style-name="ce370"/>
          <table:table-cell table:style-name="ce380"/>
          <table:table-cell table:style-name="ce390"/>
          <table:table-cell table:style-name="ce400"/>
          <table:table-cell table:number-columns-repeated="1013"/>
        </table:table-row>
        <table:table-row table:style-name="ro1">
          <table:table-cell/>
          <table:table-cell table:style-name="ce311"/>
          <table:table-cell table:style-name="ce321"/>
          <table:table-cell table:style-name="ce331"/>
          <table:table-cell table:style-name="ce341"/>
          <table:table-cell table:style-name="ce351"/>
          <table:table-cell table:style-name="ce361"/>
          <table:table-cell table:style-name="ce371"/>
          <table:table-cell table:style-name="ce381"/>
          <table:table-cell table:style-name="ce391"/>
          <table:table-cell table:style-name="ce401"/>
          <table:table-cell table:number-columns-repeated="1013"/>
        </table:table-row>
        <table:table-row table:style-name="ro1">
          <table:table-cell/>
          <table:table-cell table:style-name="ce312"/>
          <table:table-cell table:style-name="ce322"/>
          <table:table-cell table:style-name="ce332"/>
          <table:table-cell table:style-name="ce342"/>
          <table:table-cell table:style-name="ce352"/>
          <table:table-cell table:style-name="ce362"/>
          <table:table-cell table:style-name="ce372"/>
          <table:table-cell table:style-name="ce382"/>
          <table:table-cell table:style-name="ce392"/>
          <table:table-cell table:style-name="ce402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.B2:A3.C3">
            <calcext:condition calcext:apply-style-name="Heading" calcext:value="begins-with('a')" calcext:base-cell-address="A3.B2"/>
            <calcext:condition calcext:apply-style-name="Default" calcext:value="=0" calcext:base-cell-address="A3.B2"/>
          </calcext:conditional-format>
          <calcext:conditional-format calcext:target-range-address="A3.D2:A3.E3">
            <calcext:condition calcext:apply-style-name="Heading" calcext:value="begins-with('a')" calcext:base-cell-address="A3.D2"/>
            <calcext:condition calcext:apply-style-name="Default" calcext:value="=0" calcext:base-cell-address="A3.D2"/>
          </calcext:conditional-format>
          <calcext:conditional-format calcext:target-range-address="A3.F2:A3.G3">
            <calcext:condition calcext:apply-style-name="Heading" calcext:value="begins-with('a')" calcext:base-cell-address="A3.F2"/>
            <calcext:condition calcext:apply-style-name="Default" calcext:value="=0" calcext:base-cell-address="A3.F2"/>
          </calcext:conditional-format>
          <calcext:conditional-format calcext:target-range-address="A3.H2:A3.I3">
            <calcext:condition calcext:apply-style-name="Heading" calcext:value="begins-with('a')" calcext:base-cell-address="A3.H2"/>
            <calcext:condition calcext:apply-style-name="Default" calcext:value="=0" calcext:base-cell-address="A3.H2"/>
          </calcext:conditional-format>
          <calcext:conditional-format calcext:target-range-address="A3.J2:A3.K3">
            <calcext:condition calcext:apply-style-name="Heading" calcext:value="begins-with('a')" calcext:base-cell-address="A3.J2"/>
            <calcext:condition calcext:apply-style-name="Default" calcext:value="=0" calcext:base-cell-address="A3.J2"/>
          </calcext:conditional-format>
          <calcext:conditional-format calcext:target-range-address="A3.B4:A3.C5">
            <calcext:condition calcext:apply-style-name="Heading" calcext:value="begins-with('a')" calcext:base-cell-address="A3.B4"/>
            <calcext:condition calcext:apply-style-name="Default" calcext:value="=0" calcext:base-cell-address="A3.B4"/>
          </calcext:conditional-format>
          <calcext:conditional-format calcext:target-range-address="A3.D4:A3.E5">
            <calcext:condition calcext:apply-style-name="Heading" calcext:value="begins-with('a')" calcext:base-cell-address="A3.D4"/>
            <calcext:condition calcext:apply-style-name="Default" calcext:value="=0" calcext:base-cell-address="A3.D4"/>
          </calcext:conditional-format>
          <calcext:conditional-format calcext:target-range-address="A3.F4:A3.G5">
            <calcext:condition calcext:apply-style-name="Heading" calcext:value="begins-with('a')" calcext:base-cell-address="A3.F4"/>
            <calcext:condition calcext:apply-style-name="Default" calcext:value="=0" calcext:base-cell-address="A3.F4"/>
          </calcext:conditional-format>
          <calcext:conditional-format calcext:target-range-address="A3.H4:A3.I5">
            <calcext:condition calcext:apply-style-name="Heading" calcext:value="begins-with('a')" calcext:base-cell-address="A3.H4"/>
            <calcext:condition calcext:apply-style-name="Default" calcext:value="=0" calcext:base-cell-address="A3.H4"/>
          </calcext:conditional-format>
          <calcext:conditional-format calcext:target-range-address="A3.J4:A3.K5">
            <calcext:condition calcext:apply-style-name="Heading" calcext:value="begins-with('a')" calcext:base-cell-address="A3.J4"/>
            <calcext:condition calcext:apply-style-name="Default" calcext:value="=0" calcext:base-cell-address="A3.J4"/>
          </calcext:conditional-format>
          <calcext:conditional-format calcext:target-range-address="A3.B6:A3.C7">
            <calcext:condition calcext:apply-style-name="Heading" calcext:value="begins-with('a')" calcext:base-cell-address="A3.B6"/>
            <calcext:condition calcext:apply-style-name="Default" calcext:value="=0" calcext:base-cell-address="A3.B6"/>
          </calcext:conditional-format>
          <calcext:conditional-format calcext:target-range-address="A3.D6:A3.E7">
            <calcext:condition calcext:apply-style-name="Heading" calcext:value="begins-with('a')" calcext:base-cell-address="A3.D6"/>
            <calcext:condition calcext:apply-style-name="Default" calcext:value="=0" calcext:base-cell-address="A3.D6"/>
          </calcext:conditional-format>
          <calcext:conditional-format calcext:target-range-address="A3.F6:A3.G7">
            <calcext:condition calcext:apply-style-name="Heading" calcext:value="begins-with('a')" calcext:base-cell-address="A3.F6"/>
            <calcext:condition calcext:apply-style-name="Default" calcext:value="=0" calcext:base-cell-address="A3.F6"/>
          </calcext:conditional-format>
          <calcext:conditional-format calcext:target-range-address="A3.H6:A3.I7">
            <calcext:condition calcext:apply-style-name="Heading" calcext:value="begins-with('a')" calcext:base-cell-address="A3.H6"/>
            <calcext:condition calcext:apply-style-name="Default" calcext:value="=0" calcext:base-cell-address="A3.H6"/>
          </calcext:conditional-format>
          <calcext:conditional-format calcext:target-range-address="A3.J6:A3.K7">
            <calcext:condition calcext:apply-style-name="Heading" calcext:value="begins-with('a')" calcext:base-cell-address="A3.J6"/>
            <calcext:condition calcext:apply-style-name="Default" calcext:value="=0" calcext:base-cell-address="A3.J6"/>
          </calcext:conditional-format>
          <calcext:conditional-format calcext:target-range-address="A3.B8:A3.C9">
            <calcext:condition calcext:apply-style-name="Heading" calcext:value="begins-with('a')" calcext:base-cell-address="A3.B8"/>
            <calcext:condition calcext:apply-style-name="Default" calcext:value="=0" calcext:base-cell-address="A3.B8"/>
          </calcext:conditional-format>
          <calcext:conditional-format calcext:target-range-address="A3.D8:A3.E9">
            <calcext:condition calcext:apply-style-name="Heading" calcext:value="begins-with('a')" calcext:base-cell-address="A3.D8"/>
            <calcext:condition calcext:apply-style-name="Default" calcext:value="=0" calcext:base-cell-address="A3.D8"/>
          </calcext:conditional-format>
          <calcext:conditional-format calcext:target-range-address="A3.F8:A3.G9">
            <calcext:condition calcext:apply-style-name="Heading" calcext:value="begins-with('a')" calcext:base-cell-address="A3.F8"/>
            <calcext:condition calcext:apply-style-name="Default" calcext:value="=0" calcext:base-cell-address="A3.F8"/>
          </calcext:conditional-format>
          <calcext:conditional-format calcext:target-range-address="A3.H8:A3.I9">
            <calcext:condition calcext:apply-style-name="Heading" calcext:value="begins-with('a')" calcext:base-cell-address="A3.H8"/>
            <calcext:condition calcext:apply-style-name="Default" calcext:value="=0" calcext:base-cell-address="A3.H8"/>
          </calcext:conditional-format>
          <calcext:conditional-format calcext:target-range-address="A3.J8:A3.K9">
            <calcext:condition calcext:apply-style-name="Heading" calcext:value="begins-with('a')" calcext:base-cell-address="A3.J8"/>
            <calcext:condition calcext:apply-style-name="Default" calcext:value="=0" calcext:base-cell-address="A3.J8"/>
          </calcext:conditional-format>
          <calcext:conditional-format calcext:target-range-address="A3.B10:A3.C11">
            <calcext:condition calcext:apply-style-name="Heading" calcext:value="begins-with('a')" calcext:base-cell-address="A3.B10"/>
            <calcext:condition calcext:apply-style-name="Default" calcext:value="=0" calcext:base-cell-address="A3.B10"/>
          </calcext:conditional-format>
          <calcext:conditional-format calcext:target-range-address="A3.D10:A3.E11">
            <calcext:condition calcext:apply-style-name="Heading" calcext:value="begins-with('a')" calcext:base-cell-address="A3.D10"/>
            <calcext:condition calcext:apply-style-name="Default" calcext:value="=0" calcext:base-cell-address="A3.D10"/>
          </calcext:conditional-format>
          <calcext:conditional-format calcext:target-range-address="A3.F10:A3.G11">
            <calcext:condition calcext:apply-style-name="Heading" calcext:value="begins-with('a')" calcext:base-cell-address="A3.F10"/>
            <calcext:condition calcext:apply-style-name="Default" calcext:value="=0" calcext:base-cell-address="A3.F10"/>
          </calcext:conditional-format>
          <calcext:conditional-format calcext:target-range-address="A3.H10:A3.I11">
            <calcext:condition calcext:apply-style-name="Heading" calcext:value="begins-with('a')" calcext:base-cell-address="A3.H10"/>
            <calcext:condition calcext:apply-style-name="Default" calcext:value="=0" calcext:base-cell-address="A3.H10"/>
          </calcext:conditional-format>
          <calcext:conditional-format calcext:target-range-address="A3.J10:A3.K11">
            <calcext:condition calcext:apply-style-name="Heading" calcext:value="begins-with('a')" calcext:base-cell-address="A3.J10"/>
            <calcext:condition calcext:apply-style-name="Default" calcext:value="=0" calcext:base-cell-address="A3.J10"/>
          </calcext:conditional-format>
        </calcext:conditional-formats>
      </table:table>
      <table:table table:name="A4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403" office:value-type="string" calcext:value-type="string">
            <text:p>A1</text:p>
          </table:table-cell>
          <table:table-cell table:style-name="ce413"/>
          <table:table-cell table:style-name="ce423" office:value-type="string" calcext:value-type="string">
            <text:p>A2</text:p>
          </table:table-cell>
          <table:table-cell table:style-name="ce433"/>
          <table:table-cell table:style-name="ce443" office:value-type="string" calcext:value-type="string">
            <text:p>A3</text:p>
          </table:table-cell>
          <table:table-cell table:style-name="ce453"/>
          <table:table-cell table:style-name="ce463" office:value-type="string" calcext:value-type="string">
            <text:p>A4</text:p>
          </table:table-cell>
          <table:table-cell table:style-name="ce473"/>
          <table:table-cell table:style-name="ce483"/>
          <table:table-cell table:style-name="ce493"/>
          <table:table-cell table:number-columns-repeated="1013"/>
        </table:table-row>
        <table:table-row table:style-name="ro1">
          <table:table-cell/>
          <table:table-cell table:style-name="ce404"/>
          <table:table-cell table:style-name="ce414"/>
          <table:table-cell table:style-name="ce424"/>
          <table:table-cell table:style-name="ce434"/>
          <table:table-cell table:style-name="ce444"/>
          <table:table-cell table:style-name="ce454"/>
          <table:table-cell table:style-name="ce464"/>
          <table:table-cell table:style-name="ce474"/>
          <table:table-cell table:style-name="ce484"/>
          <table:table-cell table:style-name="ce494"/>
          <table:table-cell table:number-columns-repeated="1013"/>
        </table:table-row>
        <table:table-row table:style-name="ro1">
          <table:table-cell/>
          <table:table-cell table:style-name="ce405" office:value-type="string" calcext:value-type="string">
            <text:p>A2</text:p>
          </table:table-cell>
          <table:table-cell table:style-name="ce415"/>
          <table:table-cell table:style-name="ce425" office:value-type="string" calcext:value-type="string">
            <text:p>A3</text:p>
          </table:table-cell>
          <table:table-cell table:style-name="ce435"/>
          <table:table-cell table:style-name="ce445" office:value-type="string" calcext:value-type="string">
            <text:p>A4</text:p>
          </table:table-cell>
          <table:table-cell table:style-name="ce455"/>
          <table:table-cell table:style-name="ce465"/>
          <table:table-cell table:style-name="ce475"/>
          <table:table-cell table:style-name="ce485"/>
          <table:table-cell table:style-name="ce495"/>
          <table:table-cell table:number-columns-repeated="1013"/>
        </table:table-row>
        <table:table-row table:style-name="ro1">
          <table:table-cell/>
          <table:table-cell table:style-name="ce406"/>
          <table:table-cell table:style-name="ce416"/>
          <table:table-cell table:style-name="ce426"/>
          <table:table-cell table:style-name="ce436"/>
          <table:table-cell table:style-name="ce446"/>
          <table:table-cell table:style-name="ce456"/>
          <table:table-cell table:style-name="ce466"/>
          <table:table-cell table:style-name="ce476"/>
          <table:table-cell table:style-name="ce486"/>
          <table:table-cell table:style-name="ce496"/>
          <table:table-cell table:number-columns-repeated="1013"/>
        </table:table-row>
        <table:table-row table:style-name="ro1">
          <table:table-cell/>
          <table:table-cell table:style-name="ce407" office:value-type="string" calcext:value-type="string">
            <text:p>A3</text:p>
          </table:table-cell>
          <table:table-cell table:style-name="ce417"/>
          <table:table-cell table:style-name="ce427" office:value-type="string" calcext:value-type="string">
            <text:p>A4</text:p>
          </table:table-cell>
          <table:table-cell table:style-name="ce437"/>
          <table:table-cell table:style-name="ce447"/>
          <table:table-cell table:style-name="ce457"/>
          <table:table-cell table:style-name="ce467"/>
          <table:table-cell table:style-name="ce477"/>
          <table:table-cell table:style-name="ce487"/>
          <table:table-cell table:style-name="ce497"/>
          <table:table-cell table:number-columns-repeated="1013"/>
        </table:table-row>
        <table:table-row table:style-name="ro1">
          <table:table-cell/>
          <table:table-cell table:style-name="ce408"/>
          <table:table-cell table:style-name="ce418"/>
          <table:table-cell table:style-name="ce428"/>
          <table:table-cell table:style-name="ce438"/>
          <table:table-cell table:style-name="ce448"/>
          <table:table-cell table:style-name="ce458"/>
          <table:table-cell table:style-name="ce468"/>
          <table:table-cell table:style-name="ce478"/>
          <table:table-cell table:style-name="ce488"/>
          <table:table-cell table:style-name="ce498"/>
          <table:table-cell table:number-columns-repeated="1013"/>
        </table:table-row>
        <table:table-row table:style-name="ro1">
          <table:table-cell/>
          <table:table-cell table:style-name="ce409" office:value-type="string" calcext:value-type="string">
            <text:p>A4</text:p>
          </table:table-cell>
          <table:table-cell table:style-name="ce419"/>
          <table:table-cell table:style-name="ce429"/>
          <table:table-cell table:style-name="ce439"/>
          <table:table-cell table:style-name="ce449"/>
          <table:table-cell table:style-name="ce459"/>
          <table:table-cell table:style-name="ce469"/>
          <table:table-cell table:style-name="ce479"/>
          <table:table-cell table:style-name="ce489"/>
          <table:table-cell table:style-name="ce499"/>
          <table:table-cell table:number-columns-repeated="1013"/>
        </table:table-row>
        <table:table-row table:style-name="ro1">
          <table:table-cell/>
          <table:table-cell table:style-name="ce410"/>
          <table:table-cell table:style-name="ce420"/>
          <table:table-cell table:style-name="ce430"/>
          <table:table-cell table:style-name="ce440"/>
          <table:table-cell table:style-name="ce450"/>
          <table:table-cell table:style-name="ce460"/>
          <table:table-cell table:style-name="ce470"/>
          <table:table-cell table:style-name="ce480"/>
          <table:table-cell table:style-name="ce490"/>
          <table:table-cell table:style-name="ce500"/>
          <table:table-cell table:number-columns-repeated="1013"/>
        </table:table-row>
        <table:table-row table:style-name="ro1">
          <table:table-cell/>
          <table:table-cell table:style-name="ce411"/>
          <table:table-cell table:style-name="ce421"/>
          <table:table-cell table:style-name="ce431"/>
          <table:table-cell table:style-name="ce441"/>
          <table:table-cell table:style-name="ce451"/>
          <table:table-cell table:style-name="ce461"/>
          <table:table-cell table:style-name="ce471"/>
          <table:table-cell table:style-name="ce481"/>
          <table:table-cell table:style-name="ce491"/>
          <table:table-cell table:style-name="ce501"/>
          <table:table-cell table:number-columns-repeated="1013"/>
        </table:table-row>
        <table:table-row table:style-name="ro1">
          <table:table-cell/>
          <table:table-cell table:style-name="ce412"/>
          <table:table-cell table:style-name="ce422"/>
          <table:table-cell table:style-name="ce432"/>
          <table:table-cell table:style-name="ce442"/>
          <table:table-cell table:style-name="ce452"/>
          <table:table-cell table:style-name="ce462"/>
          <table:table-cell table:style-name="ce472"/>
          <table:table-cell table:style-name="ce482"/>
          <table:table-cell table:style-name="ce492"/>
          <table:table-cell table:style-name="ce502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.B2:A4.C3">
            <calcext:condition calcext:apply-style-name="Heading" calcext:value="begins-with('a')" calcext:base-cell-address="A4.B2"/>
            <calcext:condition calcext:apply-style-name="Default" calcext:value="=0" calcext:base-cell-address="A4.B2"/>
          </calcext:conditional-format>
          <calcext:conditional-format calcext:target-range-address="A4.D2:A4.E3">
            <calcext:condition calcext:apply-style-name="Heading" calcext:value="begins-with('a')" calcext:base-cell-address="A4.D2"/>
            <calcext:condition calcext:apply-style-name="Default" calcext:value="=0" calcext:base-cell-address="A4.D2"/>
          </calcext:conditional-format>
          <calcext:conditional-format calcext:target-range-address="A4.F2:A4.G3">
            <calcext:condition calcext:apply-style-name="Heading" calcext:value="begins-with('a')" calcext:base-cell-address="A4.F2"/>
            <calcext:condition calcext:apply-style-name="Default" calcext:value="=0" calcext:base-cell-address="A4.F2"/>
          </calcext:conditional-format>
          <calcext:conditional-format calcext:target-range-address="A4.H2:A4.I3">
            <calcext:condition calcext:apply-style-name="Heading" calcext:value="begins-with('a')" calcext:base-cell-address="A4.H2"/>
            <calcext:condition calcext:apply-style-name="Default" calcext:value="=0" calcext:base-cell-address="A4.H2"/>
          </calcext:conditional-format>
          <calcext:conditional-format calcext:target-range-address="A4.J2:A4.K3">
            <calcext:condition calcext:apply-style-name="Heading" calcext:value="begins-with('a')" calcext:base-cell-address="A4.J2"/>
            <calcext:condition calcext:apply-style-name="Default" calcext:value="=0" calcext:base-cell-address="A4.J2"/>
          </calcext:conditional-format>
          <calcext:conditional-format calcext:target-range-address="A4.B4:A4.C5">
            <calcext:condition calcext:apply-style-name="Heading" calcext:value="begins-with('a')" calcext:base-cell-address="A4.B4"/>
            <calcext:condition calcext:apply-style-name="Default" calcext:value="=0" calcext:base-cell-address="A4.B4"/>
          </calcext:conditional-format>
          <calcext:conditional-format calcext:target-range-address="A4.D4:A4.E5">
            <calcext:condition calcext:apply-style-name="Heading" calcext:value="begins-with('a')" calcext:base-cell-address="A4.D4"/>
            <calcext:condition calcext:apply-style-name="Default" calcext:value="=0" calcext:base-cell-address="A4.D4"/>
          </calcext:conditional-format>
          <calcext:conditional-format calcext:target-range-address="A4.F4:A4.G5">
            <calcext:condition calcext:apply-style-name="Heading" calcext:value="begins-with('a')" calcext:base-cell-address="A4.F4"/>
            <calcext:condition calcext:apply-style-name="Default" calcext:value="=0" calcext:base-cell-address="A4.F4"/>
          </calcext:conditional-format>
          <calcext:conditional-format calcext:target-range-address="A4.H4:A4.I5">
            <calcext:condition calcext:apply-style-name="Heading" calcext:value="begins-with('a')" calcext:base-cell-address="A4.H4"/>
            <calcext:condition calcext:apply-style-name="Default" calcext:value="=0" calcext:base-cell-address="A4.H4"/>
          </calcext:conditional-format>
          <calcext:conditional-format calcext:target-range-address="A4.J4:A4.K5">
            <calcext:condition calcext:apply-style-name="Heading" calcext:value="begins-with('a')" calcext:base-cell-address="A4.J4"/>
            <calcext:condition calcext:apply-style-name="Default" calcext:value="=0" calcext:base-cell-address="A4.J4"/>
          </calcext:conditional-format>
          <calcext:conditional-format calcext:target-range-address="A4.B6:A4.C7">
            <calcext:condition calcext:apply-style-name="Heading" calcext:value="begins-with('a')" calcext:base-cell-address="A4.B6"/>
            <calcext:condition calcext:apply-style-name="Default" calcext:value="=0" calcext:base-cell-address="A4.B6"/>
          </calcext:conditional-format>
          <calcext:conditional-format calcext:target-range-address="A4.D6:A4.E7">
            <calcext:condition calcext:apply-style-name="Heading" calcext:value="begins-with('a')" calcext:base-cell-address="A4.D6"/>
            <calcext:condition calcext:apply-style-name="Default" calcext:value="=0" calcext:base-cell-address="A4.D6"/>
          </calcext:conditional-format>
          <calcext:conditional-format calcext:target-range-address="A4.F6:A4.G7">
            <calcext:condition calcext:apply-style-name="Heading" calcext:value="begins-with('a')" calcext:base-cell-address="A4.F6"/>
            <calcext:condition calcext:apply-style-name="Default" calcext:value="=0" calcext:base-cell-address="A4.F6"/>
          </calcext:conditional-format>
          <calcext:conditional-format calcext:target-range-address="A4.H6:A4.I7">
            <calcext:condition calcext:apply-style-name="Heading" calcext:value="begins-with('a')" calcext:base-cell-address="A4.H6"/>
            <calcext:condition calcext:apply-style-name="Default" calcext:value="=0" calcext:base-cell-address="A4.H6"/>
          </calcext:conditional-format>
          <calcext:conditional-format calcext:target-range-address="A4.J6:A4.K7">
            <calcext:condition calcext:apply-style-name="Heading" calcext:value="begins-with('a')" calcext:base-cell-address="A4.J6"/>
            <calcext:condition calcext:apply-style-name="Default" calcext:value="=0" calcext:base-cell-address="A4.J6"/>
          </calcext:conditional-format>
          <calcext:conditional-format calcext:target-range-address="A4.B8:A4.C9">
            <calcext:condition calcext:apply-style-name="Heading" calcext:value="begins-with('a')" calcext:base-cell-address="A4.B8"/>
            <calcext:condition calcext:apply-style-name="Default" calcext:value="=0" calcext:base-cell-address="A4.B8"/>
          </calcext:conditional-format>
          <calcext:conditional-format calcext:target-range-address="A4.D8:A4.E9">
            <calcext:condition calcext:apply-style-name="Heading" calcext:value="begins-with('a')" calcext:base-cell-address="A4.D8"/>
            <calcext:condition calcext:apply-style-name="Default" calcext:value="=0" calcext:base-cell-address="A4.D8"/>
          </calcext:conditional-format>
          <calcext:conditional-format calcext:target-range-address="A4.F8:A4.G9">
            <calcext:condition calcext:apply-style-name="Heading" calcext:value="begins-with('a')" calcext:base-cell-address="A4.F8"/>
            <calcext:condition calcext:apply-style-name="Default" calcext:value="=0" calcext:base-cell-address="A4.F8"/>
          </calcext:conditional-format>
          <calcext:conditional-format calcext:target-range-address="A4.H8:A4.I9">
            <calcext:condition calcext:apply-style-name="Heading" calcext:value="begins-with('a')" calcext:base-cell-address="A4.H8"/>
            <calcext:condition calcext:apply-style-name="Default" calcext:value="=0" calcext:base-cell-address="A4.H8"/>
          </calcext:conditional-format>
          <calcext:conditional-format calcext:target-range-address="A4.J8:A4.K9">
            <calcext:condition calcext:apply-style-name="Heading" calcext:value="begins-with('a')" calcext:base-cell-address="A4.J8"/>
            <calcext:condition calcext:apply-style-name="Default" calcext:value="=0" calcext:base-cell-address="A4.J8"/>
          </calcext:conditional-format>
          <calcext:conditional-format calcext:target-range-address="A4.B10:A4.C11">
            <calcext:condition calcext:apply-style-name="Heading" calcext:value="begins-with('a')" calcext:base-cell-address="A4.B10"/>
            <calcext:condition calcext:apply-style-name="Default" calcext:value="=0" calcext:base-cell-address="A4.B10"/>
          </calcext:conditional-format>
          <calcext:conditional-format calcext:target-range-address="A4.D10:A4.E11">
            <calcext:condition calcext:apply-style-name="Heading" calcext:value="begins-with('a')" calcext:base-cell-address="A4.D10"/>
            <calcext:condition calcext:apply-style-name="Default" calcext:value="=0" calcext:base-cell-address="A4.D10"/>
          </calcext:conditional-format>
          <calcext:conditional-format calcext:target-range-address="A4.F10:A4.G11">
            <calcext:condition calcext:apply-style-name="Heading" calcext:value="begins-with('a')" calcext:base-cell-address="A4.F10"/>
            <calcext:condition calcext:apply-style-name="Default" calcext:value="=0" calcext:base-cell-address="A4.F10"/>
          </calcext:conditional-format>
          <calcext:conditional-format calcext:target-range-address="A4.H10:A4.I11">
            <calcext:condition calcext:apply-style-name="Heading" calcext:value="begins-with('a')" calcext:base-cell-address="A4.H10"/>
            <calcext:condition calcext:apply-style-name="Default" calcext:value="=0" calcext:base-cell-address="A4.H10"/>
          </calcext:conditional-format>
          <calcext:conditional-format calcext:target-range-address="A4.J10:A4.K11">
            <calcext:condition calcext:apply-style-name="Heading" calcext:value="begins-with('a')" calcext:base-cell-address="A4.J10"/>
            <calcext:condition calcext:apply-style-name="Default" calcext:value="=0" calcext:base-cell-address="A4.J10"/>
          </calcext:conditional-format>
        </calcext:conditional-formats>
      </table:table>
      <table:table table:name="A5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503" office:value-type="string" calcext:value-type="string">
            <text:p>A1</text:p>
          </table:table-cell>
          <table:table-cell table:style-name="ce513"/>
          <table:table-cell table:style-name="ce523" office:value-type="string" calcext:value-type="string">
            <text:p>A2</text:p>
          </table:table-cell>
          <table:table-cell table:style-name="ce533"/>
          <table:table-cell table:style-name="ce543" office:value-type="string" calcext:value-type="string">
            <text:p>A3</text:p>
          </table:table-cell>
          <table:table-cell table:style-name="ce553"/>
          <table:table-cell table:style-name="ce563" office:value-type="string" calcext:value-type="string">
            <text:p>A4</text:p>
          </table:table-cell>
          <table:table-cell table:style-name="ce573"/>
          <table:table-cell table:style-name="ce583" office:value-type="string" calcext:value-type="string">
            <text:p>A5</text:p>
          </table:table-cell>
          <table:table-cell table:style-name="ce593"/>
          <table:table-cell table:number-columns-repeated="1013"/>
        </table:table-row>
        <table:table-row table:style-name="ro1">
          <table:table-cell/>
          <table:table-cell table:style-name="ce504"/>
          <table:table-cell table:style-name="ce514"/>
          <table:table-cell table:style-name="ce524"/>
          <table:table-cell table:style-name="ce534"/>
          <table:table-cell table:style-name="ce544"/>
          <table:table-cell table:style-name="ce554"/>
          <table:table-cell table:style-name="ce564"/>
          <table:table-cell table:style-name="ce574"/>
          <table:table-cell table:style-name="ce584"/>
          <table:table-cell table:style-name="ce594"/>
          <table:table-cell table:number-columns-repeated="1013"/>
        </table:table-row>
        <table:table-row table:style-name="ro1">
          <table:table-cell/>
          <table:table-cell table:style-name="ce505" office:value-type="string" calcext:value-type="string">
            <text:p>A2</text:p>
          </table:table-cell>
          <table:table-cell table:style-name="ce515"/>
          <table:table-cell table:style-name="ce525" office:value-type="string" calcext:value-type="string">
            <text:p>A3</text:p>
          </table:table-cell>
          <table:table-cell table:style-name="ce535"/>
          <table:table-cell table:style-name="ce545" office:value-type="string" calcext:value-type="string">
            <text:p>A4</text:p>
          </table:table-cell>
          <table:table-cell table:style-name="ce555"/>
          <table:table-cell table:style-name="ce565" office:value-type="string" calcext:value-type="string">
            <text:p>A5</text:p>
          </table:table-cell>
          <table:table-cell table:style-name="ce575"/>
          <table:table-cell table:style-name="ce585"/>
          <table:table-cell table:style-name="ce595"/>
          <table:table-cell table:number-columns-repeated="1013"/>
        </table:table-row>
        <table:table-row table:style-name="ro1">
          <table:table-cell/>
          <table:table-cell table:style-name="ce506"/>
          <table:table-cell table:style-name="ce516"/>
          <table:table-cell table:style-name="ce526"/>
          <table:table-cell table:style-name="ce536"/>
          <table:table-cell table:style-name="ce546"/>
          <table:table-cell table:style-name="ce556"/>
          <table:table-cell table:style-name="ce566"/>
          <table:table-cell table:style-name="ce576"/>
          <table:table-cell table:style-name="ce586"/>
          <table:table-cell table:style-name="ce596"/>
          <table:table-cell table:number-columns-repeated="1013"/>
        </table:table-row>
        <table:table-row table:style-name="ro1">
          <table:table-cell/>
          <table:table-cell table:style-name="ce507" office:value-type="string" calcext:value-type="string">
            <text:p>A3</text:p>
          </table:table-cell>
          <table:table-cell table:style-name="ce517"/>
          <table:table-cell table:style-name="ce527" office:value-type="string" calcext:value-type="string">
            <text:p>A4</text:p>
          </table:table-cell>
          <table:table-cell table:style-name="ce537"/>
          <table:table-cell table:style-name="ce547" office:value-type="string" calcext:value-type="string">
            <text:p>A5</text:p>
          </table:table-cell>
          <table:table-cell table:style-name="ce557"/>
          <table:table-cell table:style-name="ce567"/>
          <table:table-cell table:style-name="ce577"/>
          <table:table-cell table:style-name="ce587"/>
          <table:table-cell table:style-name="ce597"/>
          <table:table-cell table:number-columns-repeated="1013"/>
        </table:table-row>
        <table:table-row table:style-name="ro1">
          <table:table-cell/>
          <table:table-cell table:style-name="ce508"/>
          <table:table-cell table:style-name="ce518"/>
          <table:table-cell table:style-name="ce528"/>
          <table:table-cell table:style-name="ce538"/>
          <table:table-cell table:style-name="ce548"/>
          <table:table-cell table:style-name="ce558"/>
          <table:table-cell table:style-name="ce568"/>
          <table:table-cell table:style-name="ce578"/>
          <table:table-cell table:style-name="ce588"/>
          <table:table-cell table:style-name="ce598"/>
          <table:table-cell table:number-columns-repeated="1013"/>
        </table:table-row>
        <table:table-row table:style-name="ro1">
          <table:table-cell/>
          <table:table-cell table:style-name="ce509" office:value-type="string" calcext:value-type="string">
            <text:p>A4</text:p>
          </table:table-cell>
          <table:table-cell table:style-name="ce519"/>
          <table:table-cell table:style-name="ce529" office:value-type="string" calcext:value-type="string">
            <text:p>A5</text:p>
          </table:table-cell>
          <table:table-cell table:style-name="ce539"/>
          <table:table-cell table:style-name="ce549"/>
          <table:table-cell table:style-name="ce559"/>
          <table:table-cell table:style-name="ce569"/>
          <table:table-cell table:style-name="ce579"/>
          <table:table-cell table:style-name="ce589"/>
          <table:table-cell table:style-name="ce599"/>
          <table:table-cell table:number-columns-repeated="1013"/>
        </table:table-row>
        <table:table-row table:style-name="ro1">
          <table:table-cell/>
          <table:table-cell table:style-name="ce510"/>
          <table:table-cell table:style-name="ce520"/>
          <table:table-cell table:style-name="ce530"/>
          <table:table-cell table:style-name="ce540"/>
          <table:table-cell table:style-name="ce550"/>
          <table:table-cell table:style-name="ce560"/>
          <table:table-cell table:style-name="ce570"/>
          <table:table-cell table:style-name="ce580"/>
          <table:table-cell table:style-name="ce590"/>
          <table:table-cell table:style-name="ce600"/>
          <table:table-cell table:number-columns-repeated="1013"/>
        </table:table-row>
        <table:table-row table:style-name="ro1">
          <table:table-cell/>
          <table:table-cell table:style-name="ce511" office:value-type="string" calcext:value-type="string">
            <text:p>A5</text:p>
          </table:table-cell>
          <table:table-cell table:style-name="ce521"/>
          <table:table-cell table:style-name="ce531"/>
          <table:table-cell table:style-name="ce541"/>
          <table:table-cell table:style-name="ce551"/>
          <table:table-cell table:style-name="ce561"/>
          <table:table-cell table:style-name="ce571"/>
          <table:table-cell table:style-name="ce581"/>
          <table:table-cell table:style-name="ce591"/>
          <table:table-cell table:style-name="ce601"/>
          <table:table-cell table:number-columns-repeated="1013"/>
        </table:table-row>
        <table:table-row table:style-name="ro1">
          <table:table-cell/>
          <table:table-cell table:style-name="ce512"/>
          <table:table-cell table:style-name="ce522"/>
          <table:table-cell table:style-name="ce532"/>
          <table:table-cell table:style-name="ce542"/>
          <table:table-cell table:style-name="ce552"/>
          <table:table-cell table:style-name="ce562"/>
          <table:table-cell table:style-name="ce572"/>
          <table:table-cell table:style-name="ce582"/>
          <table:table-cell table:style-name="ce592"/>
          <table:table-cell table:style-name="ce602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.B2:A5.C3">
            <calcext:condition calcext:apply-style-name="Heading" calcext:value="begins-with('a')" calcext:base-cell-address="A5.B2"/>
            <calcext:condition calcext:apply-style-name="Default" calcext:value="=0" calcext:base-cell-address="A5.B2"/>
          </calcext:conditional-format>
          <calcext:conditional-format calcext:target-range-address="A5.D2:A5.E3">
            <calcext:condition calcext:apply-style-name="Heading" calcext:value="begins-with('a')" calcext:base-cell-address="A5.D2"/>
            <calcext:condition calcext:apply-style-name="Default" calcext:value="=0" calcext:base-cell-address="A5.D2"/>
          </calcext:conditional-format>
          <calcext:conditional-format calcext:target-range-address="A5.F2:A5.G3">
            <calcext:condition calcext:apply-style-name="Heading" calcext:value="begins-with('a')" calcext:base-cell-address="A5.F2"/>
            <calcext:condition calcext:apply-style-name="Default" calcext:value="=0" calcext:base-cell-address="A5.F2"/>
          </calcext:conditional-format>
          <calcext:conditional-format calcext:target-range-address="A5.H2:A5.I3">
            <calcext:condition calcext:apply-style-name="Heading" calcext:value="begins-with('a')" calcext:base-cell-address="A5.H2"/>
            <calcext:condition calcext:apply-style-name="Default" calcext:value="=0" calcext:base-cell-address="A5.H2"/>
          </calcext:conditional-format>
          <calcext:conditional-format calcext:target-range-address="A5.J2:A5.K3">
            <calcext:condition calcext:apply-style-name="Heading" calcext:value="begins-with('a')" calcext:base-cell-address="A5.J2"/>
            <calcext:condition calcext:apply-style-name="Default" calcext:value="=0" calcext:base-cell-address="A5.J2"/>
          </calcext:conditional-format>
          <calcext:conditional-format calcext:target-range-address="A5.B4:A5.C5">
            <calcext:condition calcext:apply-style-name="Heading" calcext:value="begins-with('a')" calcext:base-cell-address="A5.B4"/>
            <calcext:condition calcext:apply-style-name="Default" calcext:value="=0" calcext:base-cell-address="A5.B4"/>
          </calcext:conditional-format>
          <calcext:conditional-format calcext:target-range-address="A5.D4:A5.E5">
            <calcext:condition calcext:apply-style-name="Heading" calcext:value="begins-with('a')" calcext:base-cell-address="A5.D4"/>
            <calcext:condition calcext:apply-style-name="Default" calcext:value="=0" calcext:base-cell-address="A5.D4"/>
          </calcext:conditional-format>
          <calcext:conditional-format calcext:target-range-address="A5.F4:A5.G5">
            <calcext:condition calcext:apply-style-name="Heading" calcext:value="begins-with('a')" calcext:base-cell-address="A5.F4"/>
            <calcext:condition calcext:apply-style-name="Default" calcext:value="=0" calcext:base-cell-address="A5.F4"/>
          </calcext:conditional-format>
          <calcext:conditional-format calcext:target-range-address="A5.H4:A5.I5">
            <calcext:condition calcext:apply-style-name="Heading" calcext:value="begins-with('a')" calcext:base-cell-address="A5.H4"/>
            <calcext:condition calcext:apply-style-name="Default" calcext:value="=0" calcext:base-cell-address="A5.H4"/>
          </calcext:conditional-format>
          <calcext:conditional-format calcext:target-range-address="A5.J4:A5.K5">
            <calcext:condition calcext:apply-style-name="Heading" calcext:value="begins-with('a')" calcext:base-cell-address="A5.J4"/>
            <calcext:condition calcext:apply-style-name="Default" calcext:value="=0" calcext:base-cell-address="A5.J4"/>
          </calcext:conditional-format>
          <calcext:conditional-format calcext:target-range-address="A5.B6:A5.C7">
            <calcext:condition calcext:apply-style-name="Heading" calcext:value="begins-with('a')" calcext:base-cell-address="A5.B6"/>
            <calcext:condition calcext:apply-style-name="Default" calcext:value="=0" calcext:base-cell-address="A5.B6"/>
          </calcext:conditional-format>
          <calcext:conditional-format calcext:target-range-address="A5.D6:A5.E7">
            <calcext:condition calcext:apply-style-name="Heading" calcext:value="begins-with('a')" calcext:base-cell-address="A5.D6"/>
            <calcext:condition calcext:apply-style-name="Default" calcext:value="=0" calcext:base-cell-address="A5.D6"/>
          </calcext:conditional-format>
          <calcext:conditional-format calcext:target-range-address="A5.F6:A5.G7">
            <calcext:condition calcext:apply-style-name="Heading" calcext:value="begins-with('a')" calcext:base-cell-address="A5.F6"/>
            <calcext:condition calcext:apply-style-name="Default" calcext:value="=0" calcext:base-cell-address="A5.F6"/>
          </calcext:conditional-format>
          <calcext:conditional-format calcext:target-range-address="A5.H6:A5.I7">
            <calcext:condition calcext:apply-style-name="Heading" calcext:value="begins-with('a')" calcext:base-cell-address="A5.H6"/>
            <calcext:condition calcext:apply-style-name="Default" calcext:value="=0" calcext:base-cell-address="A5.H6"/>
          </calcext:conditional-format>
          <calcext:conditional-format calcext:target-range-address="A5.J6:A5.K7">
            <calcext:condition calcext:apply-style-name="Heading" calcext:value="begins-with('a')" calcext:base-cell-address="A5.J6"/>
            <calcext:condition calcext:apply-style-name="Default" calcext:value="=0" calcext:base-cell-address="A5.J6"/>
          </calcext:conditional-format>
          <calcext:conditional-format calcext:target-range-address="A5.B8:A5.C9">
            <calcext:condition calcext:apply-style-name="Heading" calcext:value="begins-with('a')" calcext:base-cell-address="A5.B8"/>
            <calcext:condition calcext:apply-style-name="Default" calcext:value="=0" calcext:base-cell-address="A5.B8"/>
          </calcext:conditional-format>
          <calcext:conditional-format calcext:target-range-address="A5.D8:A5.E9">
            <calcext:condition calcext:apply-style-name="Heading" calcext:value="begins-with('a')" calcext:base-cell-address="A5.D8"/>
            <calcext:condition calcext:apply-style-name="Default" calcext:value="=0" calcext:base-cell-address="A5.D8"/>
          </calcext:conditional-format>
          <calcext:conditional-format calcext:target-range-address="A5.F8:A5.G9">
            <calcext:condition calcext:apply-style-name="Heading" calcext:value="begins-with('a')" calcext:base-cell-address="A5.F8"/>
            <calcext:condition calcext:apply-style-name="Default" calcext:value="=0" calcext:base-cell-address="A5.F8"/>
          </calcext:conditional-format>
          <calcext:conditional-format calcext:target-range-address="A5.H8:A5.I9">
            <calcext:condition calcext:apply-style-name="Heading" calcext:value="begins-with('a')" calcext:base-cell-address="A5.H8"/>
            <calcext:condition calcext:apply-style-name="Default" calcext:value="=0" calcext:base-cell-address="A5.H8"/>
          </calcext:conditional-format>
          <calcext:conditional-format calcext:target-range-address="A5.J8:A5.K9">
            <calcext:condition calcext:apply-style-name="Heading" calcext:value="begins-with('a')" calcext:base-cell-address="A5.J8"/>
            <calcext:condition calcext:apply-style-name="Default" calcext:value="=0" calcext:base-cell-address="A5.J8"/>
          </calcext:conditional-format>
          <calcext:conditional-format calcext:target-range-address="A5.B10:A5.C11">
            <calcext:condition calcext:apply-style-name="Heading" calcext:value="begins-with('a')" calcext:base-cell-address="A5.B10"/>
            <calcext:condition calcext:apply-style-name="Default" calcext:value="=0" calcext:base-cell-address="A5.B10"/>
          </calcext:conditional-format>
          <calcext:conditional-format calcext:target-range-address="A5.D10:A5.E11">
            <calcext:condition calcext:apply-style-name="Heading" calcext:value="begins-with('a')" calcext:base-cell-address="A5.D10"/>
            <calcext:condition calcext:apply-style-name="Default" calcext:value="=0" calcext:base-cell-address="A5.D10"/>
          </calcext:conditional-format>
          <calcext:conditional-format calcext:target-range-address="A5.F10:A5.G11">
            <calcext:condition calcext:apply-style-name="Heading" calcext:value="begins-with('a')" calcext:base-cell-address="A5.F10"/>
            <calcext:condition calcext:apply-style-name="Default" calcext:value="=0" calcext:base-cell-address="A5.F10"/>
          </calcext:conditional-format>
          <calcext:conditional-format calcext:target-range-address="A5.H10:A5.I11">
            <calcext:condition calcext:apply-style-name="Heading" calcext:value="begins-with('a')" calcext:base-cell-address="A5.H10"/>
            <calcext:condition calcext:apply-style-name="Default" calcext:value="=0" calcext:base-cell-address="A5.H10"/>
          </calcext:conditional-format>
          <calcext:conditional-format calcext:target-range-address="A5.J10:A5.K11">
            <calcext:condition calcext:apply-style-name="Heading" calcext:value="begins-with('a')" calcext:base-cell-address="A5.J10"/>
            <calcext:condition calcext:apply-style-name="Default" calcext:value="=0" calcext:base-cell-address="A5.J10"/>
          </calcext:conditional-format>
        </calcext:conditional-formats>
      </table:table>
      <table:table table:name="B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603" office:value-type="string" calcext:value-type="string">
            <text:p>A1</text:p>
          </table:table-cell>
          <table:table-cell table:style-name="ce613" office:value-type="string" calcext:value-type="string">
            <text:p>D5</text:p>
          </table:table-cell>
          <table:table-cell table:style-name="ce623" office:value-type="string" calcext:value-type="string">
            <text:p>A2</text:p>
          </table:table-cell>
          <table:table-cell table:style-name="ce633" office:value-type="string" calcext:value-type="string">
            <text:p>D4</text:p>
          </table:table-cell>
          <table:table-cell table:style-name="ce643" office:value-type="string" calcext:value-type="string">
            <text:p>A3</text:p>
          </table:table-cell>
          <table:table-cell table:style-name="ce653" office:value-type="string" calcext:value-type="string">
            <text:p>D3</text:p>
          </table:table-cell>
          <table:table-cell table:style-name="ce663" office:value-type="string" calcext:value-type="string">
            <text:p>A4</text:p>
          </table:table-cell>
          <table:table-cell table:style-name="ce673" office:value-type="string" calcext:value-type="string">
            <text:p>D2</text:p>
          </table:table-cell>
          <table:table-cell table:style-name="ce683" office:value-type="string" calcext:value-type="string">
            <text:p>A5</text:p>
          </table:table-cell>
          <table:table-cell table:style-name="ce6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604" office:value-type="string" calcext:value-type="string">
            <text:p>B5</text:p>
          </table:table-cell>
          <table:table-cell table:style-name="ce614"/>
          <table:table-cell table:style-name="ce624"/>
          <table:table-cell table:style-name="ce634"/>
          <table:table-cell table:style-name="ce644"/>
          <table:table-cell table:style-name="ce654"/>
          <table:table-cell table:style-name="ce664"/>
          <table:table-cell table:style-name="ce674"/>
          <table:table-cell table:style-name="ce684"/>
          <table:table-cell table:style-name="ce6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605" office:value-type="string" calcext:value-type="string">
            <text:p>A2</text:p>
          </table:table-cell>
          <table:table-cell table:style-name="ce615"/>
          <table:table-cell table:style-name="ce625" office:value-type="string" calcext:value-type="string">
            <text:p>A3</text:p>
          </table:table-cell>
          <table:table-cell table:style-name="ce635" office:value-type="string" calcext:value-type="string">
            <text:p>D5</text:p>
          </table:table-cell>
          <table:table-cell table:style-name="ce645" office:value-type="string" calcext:value-type="string">
            <text:p>A4</text:p>
          </table:table-cell>
          <table:table-cell table:style-name="ce655" office:value-type="string" calcext:value-type="string">
            <text:p>D4</text:p>
          </table:table-cell>
          <table:table-cell table:style-name="ce665" office:value-type="string" calcext:value-type="string">
            <text:p>A5</text:p>
          </table:table-cell>
          <table:table-cell table:style-name="ce675" office:value-type="string" calcext:value-type="string">
            <text:p>D3</text:p>
          </table:table-cell>
          <table:table-cell table:style-name="ce685"/>
          <table:table-cell table:style-name="ce6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606" office:value-type="string" calcext:value-type="string">
            <text:p>B4</text:p>
          </table:table-cell>
          <table:table-cell table:style-name="ce616"/>
          <table:table-cell table:style-name="ce626" office:value-type="string" calcext:value-type="string">
            <text:p>B5</text:p>
          </table:table-cell>
          <table:table-cell table:style-name="ce636"/>
          <table:table-cell table:style-name="ce646"/>
          <table:table-cell table:style-name="ce656"/>
          <table:table-cell table:style-name="ce666"/>
          <table:table-cell table:style-name="ce676" office:value-type="string" calcext:value-type="string">
            <text:p>C5</text:p>
          </table:table-cell>
          <table:table-cell table:style-name="ce686"/>
          <table:table-cell table:style-name="ce6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607" office:value-type="string" calcext:value-type="string">
            <text:p>A3</text:p>
          </table:table-cell>
          <table:table-cell table:style-name="ce617"/>
          <table:table-cell table:style-name="ce627" office:value-type="string" calcext:value-type="string">
            <text:p>A4</text:p>
          </table:table-cell>
          <table:table-cell table:style-name="ce637"/>
          <table:table-cell table:style-name="ce647" office:value-type="string" calcext:value-type="string">
            <text:p>A5</text:p>
          </table:table-cell>
          <table:table-cell table:style-name="ce657" office:value-type="string" calcext:value-type="string">
            <text:p>D5</text:p>
          </table:table-cell>
          <table:table-cell table:style-name="ce667"/>
          <table:table-cell table:style-name="ce677" office:value-type="string" calcext:value-type="string">
            <text:p>D4</text:p>
          </table:table-cell>
          <table:table-cell table:style-name="ce687"/>
          <table:table-cell table:style-name="ce6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608" office:value-type="string" calcext:value-type="string">
            <text:p>B3</text:p>
          </table:table-cell>
          <table:table-cell table:style-name="ce618"/>
          <table:table-cell table:style-name="ce628" office:value-type="string" calcext:value-type="string">
            <text:p>B4</text:p>
          </table:table-cell>
          <table:table-cell table:style-name="ce638"/>
          <table:table-cell table:style-name="ce648" office:value-type="string" calcext:value-type="string">
            <text:p>B5</text:p>
          </table:table-cell>
          <table:table-cell table:style-name="ce658" office:value-type="string" calcext:value-type="string">
            <text:p>C5</text:p>
          </table:table-cell>
          <table:table-cell table:style-name="ce668"/>
          <table:table-cell table:style-name="ce678" office:value-type="string" calcext:value-type="string">
            <text:p>C4</text:p>
          </table:table-cell>
          <table:table-cell table:style-name="ce688"/>
          <table:table-cell table:style-name="ce6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609" office:value-type="string" calcext:value-type="string">
            <text:p>A4</text:p>
          </table:table-cell>
          <table:table-cell table:style-name="ce619"/>
          <table:table-cell table:style-name="ce629" office:value-type="string" calcext:value-type="string">
            <text:p>A5</text:p>
          </table:table-cell>
          <table:table-cell table:style-name="ce639"/>
          <table:table-cell table:style-name="ce649"/>
          <table:table-cell table:style-name="ce659"/>
          <table:table-cell table:style-name="ce669"/>
          <table:table-cell table:style-name="ce679" office:value-type="string" calcext:value-type="string">
            <text:p>D5</text:p>
          </table:table-cell>
          <table:table-cell table:style-name="ce689"/>
          <table:table-cell table:style-name="ce6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610" office:value-type="string" calcext:value-type="string">
            <text:p>B2</text:p>
          </table:table-cell>
          <table:table-cell table:style-name="ce620"/>
          <table:table-cell table:style-name="ce630" office:value-type="string" calcext:value-type="string">
            <text:p>B3</text:p>
          </table:table-cell>
          <table:table-cell table:style-name="ce640" office:value-type="string" calcext:value-type="string">
            <text:p>C5</text:p>
          </table:table-cell>
          <table:table-cell table:style-name="ce650" office:value-type="string" calcext:value-type="string">
            <text:p>B4</text:p>
          </table:table-cell>
          <table:table-cell table:style-name="ce660" office:value-type="string" calcext:value-type="string">
            <text:p>C4</text:p>
          </table:table-cell>
          <table:table-cell table:style-name="ce670" office:value-type="string" calcext:value-type="string">
            <text:p>B5</text:p>
          </table:table-cell>
          <table:table-cell table:style-name="ce680" office:value-type="string" calcext:value-type="string">
            <text:p>C3</text:p>
          </table:table-cell>
          <table:table-cell table:style-name="ce690"/>
          <table:table-cell table:style-name="ce7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611" office:value-type="string" calcext:value-type="string">
            <text:p>A5</text:p>
          </table:table-cell>
          <table:table-cell table:style-name="ce621"/>
          <table:table-cell table:style-name="ce631"/>
          <table:table-cell table:style-name="ce641"/>
          <table:table-cell table:style-name="ce651"/>
          <table:table-cell table:style-name="ce661"/>
          <table:table-cell table:style-name="ce671"/>
          <table:table-cell table:style-name="ce681"/>
          <table:table-cell table:style-name="ce691"/>
          <table:table-cell table:style-name="ce7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612" office:value-type="string" calcext:value-type="string">
            <text:p>B1</text:p>
          </table:table-cell>
          <table:table-cell table:style-name="ce622" office:value-type="string" calcext:value-type="string">
            <text:p>C5</text:p>
          </table:table-cell>
          <table:table-cell table:style-name="ce632" office:value-type="string" calcext:value-type="string">
            <text:p>B2</text:p>
          </table:table-cell>
          <table:table-cell table:style-name="ce642" office:value-type="string" calcext:value-type="string">
            <text:p>C4</text:p>
          </table:table-cell>
          <table:table-cell table:style-name="ce652" office:value-type="string" calcext:value-type="string">
            <text:p>B3</text:p>
          </table:table-cell>
          <table:table-cell table:style-name="ce662" office:value-type="string" calcext:value-type="string">
            <text:p>C3</text:p>
          </table:table-cell>
          <table:table-cell table:style-name="ce672" office:value-type="string" calcext:value-type="string">
            <text:p>B4</text:p>
          </table:table-cell>
          <table:table-cell table:style-name="ce682" office:value-type="string" calcext:value-type="string">
            <text:p>C2</text:p>
          </table:table-cell>
          <table:table-cell table:style-name="ce692" office:value-type="string" calcext:value-type="string">
            <text:p>B5</text:p>
          </table:table-cell>
          <table:table-cell table:style-name="ce7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.B2:B.C3">
            <calcext:condition calcext:apply-style-name="Heading" calcext:value="begins-with('a')" calcext:base-cell-address="B.B2"/>
            <calcext:condition calcext:apply-style-name="Default" calcext:value="=0" calcext:base-cell-address="B.B2"/>
          </calcext:conditional-format>
          <calcext:conditional-format calcext:target-range-address="B.D2:B.E3">
            <calcext:condition calcext:apply-style-name="Heading" calcext:value="begins-with('a')" calcext:base-cell-address="B.D2"/>
            <calcext:condition calcext:apply-style-name="Default" calcext:value="=0" calcext:base-cell-address="B.D2"/>
          </calcext:conditional-format>
          <calcext:conditional-format calcext:target-range-address="B.F2:B.G3">
            <calcext:condition calcext:apply-style-name="Heading" calcext:value="begins-with('a')" calcext:base-cell-address="B.F2"/>
            <calcext:condition calcext:apply-style-name="Default" calcext:value="=0" calcext:base-cell-address="B.F2"/>
          </calcext:conditional-format>
          <calcext:conditional-format calcext:target-range-address="B.H2:B.I3">
            <calcext:condition calcext:apply-style-name="Heading" calcext:value="begins-with('a')" calcext:base-cell-address="B.H2"/>
            <calcext:condition calcext:apply-style-name="Default" calcext:value="=0" calcext:base-cell-address="B.H2"/>
          </calcext:conditional-format>
          <calcext:conditional-format calcext:target-range-address="B.J2:B.K3">
            <calcext:condition calcext:apply-style-name="Heading" calcext:value="begins-with('a')" calcext:base-cell-address="B.J2"/>
            <calcext:condition calcext:apply-style-name="Default" calcext:value="=0" calcext:base-cell-address="B.J2"/>
          </calcext:conditional-format>
          <calcext:conditional-format calcext:target-range-address="B.B4:B.C5">
            <calcext:condition calcext:apply-style-name="Heading" calcext:value="begins-with('a')" calcext:base-cell-address="B.B4"/>
            <calcext:condition calcext:apply-style-name="Default" calcext:value="=0" calcext:base-cell-address="B.B4"/>
          </calcext:conditional-format>
          <calcext:conditional-format calcext:target-range-address="B.D4:B.E5">
            <calcext:condition calcext:apply-style-name="Heading" calcext:value="begins-with('a')" calcext:base-cell-address="B.D4"/>
            <calcext:condition calcext:apply-style-name="Default" calcext:value="=0" calcext:base-cell-address="B.D4"/>
          </calcext:conditional-format>
          <calcext:conditional-format calcext:target-range-address="B.F4:B.G5">
            <calcext:condition calcext:apply-style-name="Heading" calcext:value="begins-with('a')" calcext:base-cell-address="B.F4"/>
            <calcext:condition calcext:apply-style-name="Default" calcext:value="=0" calcext:base-cell-address="B.F4"/>
          </calcext:conditional-format>
          <calcext:conditional-format calcext:target-range-address="B.H4:B.I5">
            <calcext:condition calcext:apply-style-name="Heading" calcext:value="begins-with('a')" calcext:base-cell-address="B.H4"/>
            <calcext:condition calcext:apply-style-name="Default" calcext:value="=0" calcext:base-cell-address="B.H4"/>
          </calcext:conditional-format>
          <calcext:conditional-format calcext:target-range-address="B.J4:B.K5">
            <calcext:condition calcext:apply-style-name="Heading" calcext:value="begins-with('a')" calcext:base-cell-address="B.J4"/>
            <calcext:condition calcext:apply-style-name="Default" calcext:value="=0" calcext:base-cell-address="B.J4"/>
          </calcext:conditional-format>
          <calcext:conditional-format calcext:target-range-address="B.B6:B.C7">
            <calcext:condition calcext:apply-style-name="Heading" calcext:value="begins-with('a')" calcext:base-cell-address="B.B6"/>
            <calcext:condition calcext:apply-style-name="Default" calcext:value="=0" calcext:base-cell-address="B.B6"/>
          </calcext:conditional-format>
          <calcext:conditional-format calcext:target-range-address="B.D6:B.E7">
            <calcext:condition calcext:apply-style-name="Heading" calcext:value="begins-with('a')" calcext:base-cell-address="B.D6"/>
            <calcext:condition calcext:apply-style-name="Default" calcext:value="=0" calcext:base-cell-address="B.D6"/>
          </calcext:conditional-format>
          <calcext:conditional-format calcext:target-range-address="B.F6:B.G7">
            <calcext:condition calcext:apply-style-name="Heading" calcext:value="begins-with('a')" calcext:base-cell-address="B.F6"/>
            <calcext:condition calcext:apply-style-name="Default" calcext:value="=0" calcext:base-cell-address="B.F6"/>
          </calcext:conditional-format>
          <calcext:conditional-format calcext:target-range-address="B.H6:B.I7">
            <calcext:condition calcext:apply-style-name="Heading" calcext:value="begins-with('a')" calcext:base-cell-address="B.H6"/>
            <calcext:condition calcext:apply-style-name="Default" calcext:value="=0" calcext:base-cell-address="B.H6"/>
          </calcext:conditional-format>
          <calcext:conditional-format calcext:target-range-address="B.J6:B.K7">
            <calcext:condition calcext:apply-style-name="Heading" calcext:value="begins-with('a')" calcext:base-cell-address="B.J6"/>
            <calcext:condition calcext:apply-style-name="Default" calcext:value="=0" calcext:base-cell-address="B.J6"/>
          </calcext:conditional-format>
          <calcext:conditional-format calcext:target-range-address="B.B8:B.C9">
            <calcext:condition calcext:apply-style-name="Heading" calcext:value="begins-with('a')" calcext:base-cell-address="B.B8"/>
            <calcext:condition calcext:apply-style-name="Default" calcext:value="=0" calcext:base-cell-address="B.B8"/>
          </calcext:conditional-format>
          <calcext:conditional-format calcext:target-range-address="B.D8:B.E9">
            <calcext:condition calcext:apply-style-name="Heading" calcext:value="begins-with('a')" calcext:base-cell-address="B.D8"/>
            <calcext:condition calcext:apply-style-name="Default" calcext:value="=0" calcext:base-cell-address="B.D8"/>
          </calcext:conditional-format>
          <calcext:conditional-format calcext:target-range-address="B.F8:B.G9">
            <calcext:condition calcext:apply-style-name="Heading" calcext:value="begins-with('a')" calcext:base-cell-address="B.F8"/>
            <calcext:condition calcext:apply-style-name="Default" calcext:value="=0" calcext:base-cell-address="B.F8"/>
          </calcext:conditional-format>
          <calcext:conditional-format calcext:target-range-address="B.H8:B.I9">
            <calcext:condition calcext:apply-style-name="Heading" calcext:value="begins-with('a')" calcext:base-cell-address="B.H8"/>
            <calcext:condition calcext:apply-style-name="Default" calcext:value="=0" calcext:base-cell-address="B.H8"/>
          </calcext:conditional-format>
          <calcext:conditional-format calcext:target-range-address="B.J8:B.K9">
            <calcext:condition calcext:apply-style-name="Heading" calcext:value="begins-with('a')" calcext:base-cell-address="B.J8"/>
            <calcext:condition calcext:apply-style-name="Default" calcext:value="=0" calcext:base-cell-address="B.J8"/>
          </calcext:conditional-format>
          <calcext:conditional-format calcext:target-range-address="B.B10:B.C11">
            <calcext:condition calcext:apply-style-name="Heading" calcext:value="begins-with('a')" calcext:base-cell-address="B.B10"/>
            <calcext:condition calcext:apply-style-name="Default" calcext:value="=0" calcext:base-cell-address="B.B10"/>
          </calcext:conditional-format>
          <calcext:conditional-format calcext:target-range-address="B.D10:B.E11">
            <calcext:condition calcext:apply-style-name="Heading" calcext:value="begins-with('a')" calcext:base-cell-address="B.D10"/>
            <calcext:condition calcext:apply-style-name="Default" calcext:value="=0" calcext:base-cell-address="B.D10"/>
          </calcext:conditional-format>
          <calcext:conditional-format calcext:target-range-address="B.F10:B.G11">
            <calcext:condition calcext:apply-style-name="Heading" calcext:value="begins-with('a')" calcext:base-cell-address="B.F10"/>
            <calcext:condition calcext:apply-style-name="Default" calcext:value="=0" calcext:base-cell-address="B.F10"/>
          </calcext:conditional-format>
          <calcext:conditional-format calcext:target-range-address="B.H10:B.I11">
            <calcext:condition calcext:apply-style-name="Heading" calcext:value="begins-with('a')" calcext:base-cell-address="B.H10"/>
            <calcext:condition calcext:apply-style-name="Default" calcext:value="=0" calcext:base-cell-address="B.H10"/>
          </calcext:conditional-format>
          <calcext:conditional-format calcext:target-range-address="B.J10:B.K11">
            <calcext:condition calcext:apply-style-name="Heading" calcext:value="begins-with('a')" calcext:base-cell-address="B.J10"/>
            <calcext:condition calcext:apply-style-name="Default" calcext:value="=0" calcext:base-cell-address="B.J10"/>
          </calcext:conditional-format>
        </calcext:conditional-formats>
      </table:table>
      <table:table table:name="B1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703" office:value-type="string" calcext:value-type="string">
            <text:p>A1</text:p>
          </table:table-cell>
          <table:table-cell table:style-name="ce713" office:value-type="string" calcext:value-type="string">
            <text:p>D5</text:p>
          </table:table-cell>
          <table:table-cell table:style-name="ce723" office:value-type="string" calcext:value-type="string">
            <text:p>A2</text:p>
          </table:table-cell>
          <table:table-cell table:style-name="ce733" office:value-type="string" calcext:value-type="string">
            <text:p>D4</text:p>
          </table:table-cell>
          <table:table-cell table:style-name="ce743" office:value-type="string" calcext:value-type="string">
            <text:p>A3</text:p>
          </table:table-cell>
          <table:table-cell table:style-name="ce753" office:value-type="string" calcext:value-type="string">
            <text:p>D3</text:p>
          </table:table-cell>
          <table:table-cell table:style-name="ce763" office:value-type="string" calcext:value-type="string">
            <text:p>A4</text:p>
          </table:table-cell>
          <table:table-cell table:style-name="ce773" office:value-type="string" calcext:value-type="string">
            <text:p>D2</text:p>
          </table:table-cell>
          <table:table-cell table:style-name="ce783" office:value-type="string" calcext:value-type="string">
            <text:p>A5</text:p>
          </table:table-cell>
          <table:table-cell table:style-name="ce7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704" office:value-type="string" calcext:value-type="string">
            <text:p>B5</text:p>
          </table:table-cell>
          <table:table-cell table:style-name="ce714"/>
          <table:table-cell table:style-name="ce724"/>
          <table:table-cell table:style-name="ce734"/>
          <table:table-cell table:style-name="ce744"/>
          <table:table-cell table:style-name="ce754"/>
          <table:table-cell table:style-name="ce764"/>
          <table:table-cell table:style-name="ce774"/>
          <table:table-cell table:style-name="ce784"/>
          <table:table-cell table:style-name="ce7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705" office:value-type="string" calcext:value-type="string">
            <text:p>A2</text:p>
          </table:table-cell>
          <table:table-cell table:style-name="ce715"/>
          <table:table-cell table:style-name="ce725" office:value-type="string" calcext:value-type="string">
            <text:p>A3</text:p>
          </table:table-cell>
          <table:table-cell table:style-name="ce735" office:value-type="string" calcext:value-type="string">
            <text:p>D5</text:p>
          </table:table-cell>
          <table:table-cell table:style-name="ce745" office:value-type="string" calcext:value-type="string">
            <text:p>A4</text:p>
          </table:table-cell>
          <table:table-cell table:style-name="ce755" office:value-type="string" calcext:value-type="string">
            <text:p>D4</text:p>
          </table:table-cell>
          <table:table-cell table:style-name="ce765" office:value-type="string" calcext:value-type="string">
            <text:p>A5</text:p>
          </table:table-cell>
          <table:table-cell table:style-name="ce775" office:value-type="string" calcext:value-type="string">
            <text:p>D3</text:p>
          </table:table-cell>
          <table:table-cell table:style-name="ce785"/>
          <table:table-cell table:style-name="ce7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706" office:value-type="string" calcext:value-type="string">
            <text:p>B4</text:p>
          </table:table-cell>
          <table:table-cell table:style-name="ce716"/>
          <table:table-cell table:style-name="ce726" office:value-type="string" calcext:value-type="string">
            <text:p>B5</text:p>
          </table:table-cell>
          <table:table-cell table:style-name="ce736"/>
          <table:table-cell table:style-name="ce746"/>
          <table:table-cell table:style-name="ce756"/>
          <table:table-cell table:style-name="ce766"/>
          <table:table-cell table:style-name="ce776" office:value-type="string" calcext:value-type="string">
            <text:p>C5</text:p>
          </table:table-cell>
          <table:table-cell table:style-name="ce786"/>
          <table:table-cell table:style-name="ce7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707" office:value-type="string" calcext:value-type="string">
            <text:p>A3</text:p>
          </table:table-cell>
          <table:table-cell table:style-name="ce717"/>
          <table:table-cell table:style-name="ce727" office:value-type="string" calcext:value-type="string">
            <text:p>A4</text:p>
          </table:table-cell>
          <table:table-cell table:style-name="ce737"/>
          <table:table-cell table:style-name="ce747" office:value-type="string" calcext:value-type="string">
            <text:p>A5</text:p>
          </table:table-cell>
          <table:table-cell table:style-name="ce757" office:value-type="string" calcext:value-type="string">
            <text:p>D5</text:p>
          </table:table-cell>
          <table:table-cell table:style-name="ce767"/>
          <table:table-cell table:style-name="ce777" office:value-type="string" calcext:value-type="string">
            <text:p>D4</text:p>
          </table:table-cell>
          <table:table-cell table:style-name="ce787"/>
          <table:table-cell table:style-name="ce7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708" office:value-type="string" calcext:value-type="string">
            <text:p>B3</text:p>
          </table:table-cell>
          <table:table-cell table:style-name="ce718"/>
          <table:table-cell table:style-name="ce728" office:value-type="string" calcext:value-type="string">
            <text:p>B4</text:p>
          </table:table-cell>
          <table:table-cell table:style-name="ce738"/>
          <table:table-cell table:style-name="ce748" office:value-type="string" calcext:value-type="string">
            <text:p>B5</text:p>
          </table:table-cell>
          <table:table-cell table:style-name="ce758" office:value-type="string" calcext:value-type="string">
            <text:p>C5</text:p>
          </table:table-cell>
          <table:table-cell table:style-name="ce768"/>
          <table:table-cell table:style-name="ce778" office:value-type="string" calcext:value-type="string">
            <text:p>C4</text:p>
          </table:table-cell>
          <table:table-cell table:style-name="ce788"/>
          <table:table-cell table:style-name="ce7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709" office:value-type="string" calcext:value-type="string">
            <text:p>A4</text:p>
          </table:table-cell>
          <table:table-cell table:style-name="ce719"/>
          <table:table-cell table:style-name="ce729" office:value-type="string" calcext:value-type="string">
            <text:p>A5</text:p>
          </table:table-cell>
          <table:table-cell table:style-name="ce739"/>
          <table:table-cell table:style-name="ce749"/>
          <table:table-cell table:style-name="ce759"/>
          <table:table-cell table:style-name="ce769"/>
          <table:table-cell table:style-name="ce779" office:value-type="string" calcext:value-type="string">
            <text:p>D5</text:p>
          </table:table-cell>
          <table:table-cell table:style-name="ce789"/>
          <table:table-cell table:style-name="ce7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710" office:value-type="string" calcext:value-type="string">
            <text:p>B2</text:p>
          </table:table-cell>
          <table:table-cell table:style-name="ce720"/>
          <table:table-cell table:style-name="ce730" office:value-type="string" calcext:value-type="string">
            <text:p>B3</text:p>
          </table:table-cell>
          <table:table-cell table:style-name="ce740" office:value-type="string" calcext:value-type="string">
            <text:p>C5</text:p>
          </table:table-cell>
          <table:table-cell table:style-name="ce750" office:value-type="string" calcext:value-type="string">
            <text:p>B4</text:p>
          </table:table-cell>
          <table:table-cell table:style-name="ce760" office:value-type="string" calcext:value-type="string">
            <text:p>C4</text:p>
          </table:table-cell>
          <table:table-cell table:style-name="ce770" office:value-type="string" calcext:value-type="string">
            <text:p>B5</text:p>
          </table:table-cell>
          <table:table-cell table:style-name="ce780" office:value-type="string" calcext:value-type="string">
            <text:p>C3</text:p>
          </table:table-cell>
          <table:table-cell table:style-name="ce790"/>
          <table:table-cell table:style-name="ce8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711" office:value-type="string" calcext:value-type="string">
            <text:p>A5</text:p>
          </table:table-cell>
          <table:table-cell table:style-name="ce721"/>
          <table:table-cell table:style-name="ce731"/>
          <table:table-cell table:style-name="ce741"/>
          <table:table-cell table:style-name="ce751"/>
          <table:table-cell table:style-name="ce761"/>
          <table:table-cell table:style-name="ce771"/>
          <table:table-cell table:style-name="ce781"/>
          <table:table-cell table:style-name="ce791"/>
          <table:table-cell table:style-name="ce8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712" office:value-type="string" calcext:value-type="string">
            <text:p>B1</text:p>
          </table:table-cell>
          <table:table-cell table:style-name="ce722" office:value-type="string" calcext:value-type="string">
            <text:p>C5</text:p>
          </table:table-cell>
          <table:table-cell table:style-name="ce732" office:value-type="string" calcext:value-type="string">
            <text:p>B2</text:p>
          </table:table-cell>
          <table:table-cell table:style-name="ce742" office:value-type="string" calcext:value-type="string">
            <text:p>C4</text:p>
          </table:table-cell>
          <table:table-cell table:style-name="ce752" office:value-type="string" calcext:value-type="string">
            <text:p>B3</text:p>
          </table:table-cell>
          <table:table-cell table:style-name="ce762" office:value-type="string" calcext:value-type="string">
            <text:p>C3</text:p>
          </table:table-cell>
          <table:table-cell table:style-name="ce772" office:value-type="string" calcext:value-type="string">
            <text:p>B4</text:p>
          </table:table-cell>
          <table:table-cell table:style-name="ce782" office:value-type="string" calcext:value-type="string">
            <text:p>C2</text:p>
          </table:table-cell>
          <table:table-cell table:style-name="ce792" office:value-type="string" calcext:value-type="string">
            <text:p>B5</text:p>
          </table:table-cell>
          <table:table-cell table:style-name="ce8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1.B2:B1.C3">
            <calcext:condition calcext:apply-style-name="Heading" calcext:value="begins-with('a')" calcext:base-cell-address="B1.B2"/>
            <calcext:condition calcext:apply-style-name="Default" calcext:value="=0" calcext:base-cell-address="B1.B2"/>
          </calcext:conditional-format>
          <calcext:conditional-format calcext:target-range-address="B1.D2:B1.E3">
            <calcext:condition calcext:apply-style-name="Heading" calcext:value="begins-with('a')" calcext:base-cell-address="B1.D2"/>
            <calcext:condition calcext:apply-style-name="Default" calcext:value="=0" calcext:base-cell-address="B1.D2"/>
          </calcext:conditional-format>
          <calcext:conditional-format calcext:target-range-address="B1.F2:B1.G3">
            <calcext:condition calcext:apply-style-name="Heading" calcext:value="begins-with('a')" calcext:base-cell-address="B1.F2"/>
            <calcext:condition calcext:apply-style-name="Default" calcext:value="=0" calcext:base-cell-address="B1.F2"/>
          </calcext:conditional-format>
          <calcext:conditional-format calcext:target-range-address="B1.H2:B1.I3">
            <calcext:condition calcext:apply-style-name="Heading" calcext:value="begins-with('a')" calcext:base-cell-address="B1.H2"/>
            <calcext:condition calcext:apply-style-name="Default" calcext:value="=0" calcext:base-cell-address="B1.H2"/>
          </calcext:conditional-format>
          <calcext:conditional-format calcext:target-range-address="B1.J2:B1.K3">
            <calcext:condition calcext:apply-style-name="Heading" calcext:value="begins-with('a')" calcext:base-cell-address="B1.J2"/>
            <calcext:condition calcext:apply-style-name="Default" calcext:value="=0" calcext:base-cell-address="B1.J2"/>
          </calcext:conditional-format>
          <calcext:conditional-format calcext:target-range-address="B1.B4:B1.C5">
            <calcext:condition calcext:apply-style-name="Heading" calcext:value="begins-with('a')" calcext:base-cell-address="B1.B4"/>
            <calcext:condition calcext:apply-style-name="Default" calcext:value="=0" calcext:base-cell-address="B1.B4"/>
          </calcext:conditional-format>
          <calcext:conditional-format calcext:target-range-address="B1.D4:B1.E5">
            <calcext:condition calcext:apply-style-name="Heading" calcext:value="begins-with('a')" calcext:base-cell-address="B1.D4"/>
            <calcext:condition calcext:apply-style-name="Default" calcext:value="=0" calcext:base-cell-address="B1.D4"/>
          </calcext:conditional-format>
          <calcext:conditional-format calcext:target-range-address="B1.F4:B1.G5">
            <calcext:condition calcext:apply-style-name="Heading" calcext:value="begins-with('a')" calcext:base-cell-address="B1.F4"/>
            <calcext:condition calcext:apply-style-name="Default" calcext:value="=0" calcext:base-cell-address="B1.F4"/>
          </calcext:conditional-format>
          <calcext:conditional-format calcext:target-range-address="B1.H4:B1.I5">
            <calcext:condition calcext:apply-style-name="Heading" calcext:value="begins-with('a')" calcext:base-cell-address="B1.H4"/>
            <calcext:condition calcext:apply-style-name="Default" calcext:value="=0" calcext:base-cell-address="B1.H4"/>
          </calcext:conditional-format>
          <calcext:conditional-format calcext:target-range-address="B1.J4:B1.K5">
            <calcext:condition calcext:apply-style-name="Heading" calcext:value="begins-with('a')" calcext:base-cell-address="B1.J4"/>
            <calcext:condition calcext:apply-style-name="Default" calcext:value="=0" calcext:base-cell-address="B1.J4"/>
          </calcext:conditional-format>
          <calcext:conditional-format calcext:target-range-address="B1.B6:B1.C7">
            <calcext:condition calcext:apply-style-name="Heading" calcext:value="begins-with('a')" calcext:base-cell-address="B1.B6"/>
            <calcext:condition calcext:apply-style-name="Default" calcext:value="=0" calcext:base-cell-address="B1.B6"/>
          </calcext:conditional-format>
          <calcext:conditional-format calcext:target-range-address="B1.D6:B1.E7">
            <calcext:condition calcext:apply-style-name="Heading" calcext:value="begins-with('a')" calcext:base-cell-address="B1.D6"/>
            <calcext:condition calcext:apply-style-name="Default" calcext:value="=0" calcext:base-cell-address="B1.D6"/>
          </calcext:conditional-format>
          <calcext:conditional-format calcext:target-range-address="B1.F6:B1.G7">
            <calcext:condition calcext:apply-style-name="Heading" calcext:value="begins-with('a')" calcext:base-cell-address="B1.F6"/>
            <calcext:condition calcext:apply-style-name="Default" calcext:value="=0" calcext:base-cell-address="B1.F6"/>
          </calcext:conditional-format>
          <calcext:conditional-format calcext:target-range-address="B1.H6:B1.I7">
            <calcext:condition calcext:apply-style-name="Heading" calcext:value="begins-with('a')" calcext:base-cell-address="B1.H6"/>
            <calcext:condition calcext:apply-style-name="Default" calcext:value="=0" calcext:base-cell-address="B1.H6"/>
          </calcext:conditional-format>
          <calcext:conditional-format calcext:target-range-address="B1.J6:B1.K7">
            <calcext:condition calcext:apply-style-name="Heading" calcext:value="begins-with('a')" calcext:base-cell-address="B1.J6"/>
            <calcext:condition calcext:apply-style-name="Default" calcext:value="=0" calcext:base-cell-address="B1.J6"/>
          </calcext:conditional-format>
          <calcext:conditional-format calcext:target-range-address="B1.B8:B1.C9">
            <calcext:condition calcext:apply-style-name="Heading" calcext:value="begins-with('a')" calcext:base-cell-address="B1.B8"/>
            <calcext:condition calcext:apply-style-name="Default" calcext:value="=0" calcext:base-cell-address="B1.B8"/>
          </calcext:conditional-format>
          <calcext:conditional-format calcext:target-range-address="B1.D8:B1.E9">
            <calcext:condition calcext:apply-style-name="Heading" calcext:value="begins-with('a')" calcext:base-cell-address="B1.D8"/>
            <calcext:condition calcext:apply-style-name="Default" calcext:value="=0" calcext:base-cell-address="B1.D8"/>
          </calcext:conditional-format>
          <calcext:conditional-format calcext:target-range-address="B1.F8:B1.G9">
            <calcext:condition calcext:apply-style-name="Heading" calcext:value="begins-with('a')" calcext:base-cell-address="B1.F8"/>
            <calcext:condition calcext:apply-style-name="Default" calcext:value="=0" calcext:base-cell-address="B1.F8"/>
          </calcext:conditional-format>
          <calcext:conditional-format calcext:target-range-address="B1.H8:B1.I9">
            <calcext:condition calcext:apply-style-name="Heading" calcext:value="begins-with('a')" calcext:base-cell-address="B1.H8"/>
            <calcext:condition calcext:apply-style-name="Default" calcext:value="=0" calcext:base-cell-address="B1.H8"/>
          </calcext:conditional-format>
          <calcext:conditional-format calcext:target-range-address="B1.J8:B1.K9">
            <calcext:condition calcext:apply-style-name="Heading" calcext:value="begins-with('a')" calcext:base-cell-address="B1.J8"/>
            <calcext:condition calcext:apply-style-name="Default" calcext:value="=0" calcext:base-cell-address="B1.J8"/>
          </calcext:conditional-format>
          <calcext:conditional-format calcext:target-range-address="B1.B10:B1.C11">
            <calcext:condition calcext:apply-style-name="Heading" calcext:value="begins-with('a')" calcext:base-cell-address="B1.B10"/>
            <calcext:condition calcext:apply-style-name="Default" calcext:value="=0" calcext:base-cell-address="B1.B10"/>
          </calcext:conditional-format>
          <calcext:conditional-format calcext:target-range-address="B1.D10:B1.E11">
            <calcext:condition calcext:apply-style-name="Heading" calcext:value="begins-with('a')" calcext:base-cell-address="B1.D10"/>
            <calcext:condition calcext:apply-style-name="Default" calcext:value="=0" calcext:base-cell-address="B1.D10"/>
          </calcext:conditional-format>
          <calcext:conditional-format calcext:target-range-address="B1.F10:B1.G11">
            <calcext:condition calcext:apply-style-name="Heading" calcext:value="begins-with('a')" calcext:base-cell-address="B1.F10"/>
            <calcext:condition calcext:apply-style-name="Default" calcext:value="=0" calcext:base-cell-address="B1.F10"/>
          </calcext:conditional-format>
          <calcext:conditional-format calcext:target-range-address="B1.H10:B1.I11">
            <calcext:condition calcext:apply-style-name="Heading" calcext:value="begins-with('a')" calcext:base-cell-address="B1.H10"/>
            <calcext:condition calcext:apply-style-name="Default" calcext:value="=0" calcext:base-cell-address="B1.H10"/>
          </calcext:conditional-format>
          <calcext:conditional-format calcext:target-range-address="B1.J10:B1.K11">
            <calcext:condition calcext:apply-style-name="Heading" calcext:value="begins-with('a')" calcext:base-cell-address="B1.J10"/>
            <calcext:condition calcext:apply-style-name="Default" calcext:value="=0" calcext:base-cell-address="B1.J10"/>
          </calcext:conditional-format>
        </calcext:conditional-formats>
      </table:table>
      <table:table table:name="B2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803" office:value-type="string" calcext:value-type="string">
            <text:p>A1</text:p>
          </table:table-cell>
          <table:table-cell table:style-name="ce813" office:value-type="string" calcext:value-type="string">
            <text:p>D5</text:p>
          </table:table-cell>
          <table:table-cell table:style-name="ce823" office:value-type="string" calcext:value-type="string">
            <text:p>A2</text:p>
          </table:table-cell>
          <table:table-cell table:style-name="ce833" office:value-type="string" calcext:value-type="string">
            <text:p>D4</text:p>
          </table:table-cell>
          <table:table-cell table:style-name="ce843" office:value-type="string" calcext:value-type="string">
            <text:p>A3</text:p>
          </table:table-cell>
          <table:table-cell table:style-name="ce853" office:value-type="string" calcext:value-type="string">
            <text:p>D3</text:p>
          </table:table-cell>
          <table:table-cell table:style-name="ce863" office:value-type="string" calcext:value-type="string">
            <text:p>A4</text:p>
          </table:table-cell>
          <table:table-cell table:style-name="ce873" office:value-type="string" calcext:value-type="string">
            <text:p>D2</text:p>
          </table:table-cell>
          <table:table-cell table:style-name="ce883" office:value-type="string" calcext:value-type="string">
            <text:p>A5</text:p>
          </table:table-cell>
          <table:table-cell table:style-name="ce8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804" office:value-type="string" calcext:value-type="string">
            <text:p>B5</text:p>
          </table:table-cell>
          <table:table-cell table:style-name="ce814"/>
          <table:table-cell table:style-name="ce824"/>
          <table:table-cell table:style-name="ce834"/>
          <table:table-cell table:style-name="ce844"/>
          <table:table-cell table:style-name="ce854"/>
          <table:table-cell table:style-name="ce864"/>
          <table:table-cell table:style-name="ce874"/>
          <table:table-cell table:style-name="ce884"/>
          <table:table-cell table:style-name="ce8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805" office:value-type="string" calcext:value-type="string">
            <text:p>A2</text:p>
          </table:table-cell>
          <table:table-cell table:style-name="ce815"/>
          <table:table-cell table:style-name="ce825" office:value-type="string" calcext:value-type="string">
            <text:p>A3</text:p>
          </table:table-cell>
          <table:table-cell table:style-name="ce835" office:value-type="string" calcext:value-type="string">
            <text:p>D5</text:p>
          </table:table-cell>
          <table:table-cell table:style-name="ce845" office:value-type="string" calcext:value-type="string">
            <text:p>A4</text:p>
          </table:table-cell>
          <table:table-cell table:style-name="ce855" office:value-type="string" calcext:value-type="string">
            <text:p>D4</text:p>
          </table:table-cell>
          <table:table-cell table:style-name="ce865" office:value-type="string" calcext:value-type="string">
            <text:p>A5</text:p>
          </table:table-cell>
          <table:table-cell table:style-name="ce875" office:value-type="string" calcext:value-type="string">
            <text:p>D3</text:p>
          </table:table-cell>
          <table:table-cell table:style-name="ce885"/>
          <table:table-cell table:style-name="ce8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806" office:value-type="string" calcext:value-type="string">
            <text:p>B4</text:p>
          </table:table-cell>
          <table:table-cell table:style-name="ce816"/>
          <table:table-cell table:style-name="ce826" office:value-type="string" calcext:value-type="string">
            <text:p>B5</text:p>
          </table:table-cell>
          <table:table-cell table:style-name="ce836"/>
          <table:table-cell table:style-name="ce846"/>
          <table:table-cell table:style-name="ce856"/>
          <table:table-cell table:style-name="ce866"/>
          <table:table-cell table:style-name="ce876" office:value-type="string" calcext:value-type="string">
            <text:p>C5</text:p>
          </table:table-cell>
          <table:table-cell table:style-name="ce886"/>
          <table:table-cell table:style-name="ce8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807" office:value-type="string" calcext:value-type="string">
            <text:p>A3</text:p>
          </table:table-cell>
          <table:table-cell table:style-name="ce817"/>
          <table:table-cell table:style-name="ce827" office:value-type="string" calcext:value-type="string">
            <text:p>A4</text:p>
          </table:table-cell>
          <table:table-cell table:style-name="ce837"/>
          <table:table-cell table:style-name="ce847" office:value-type="string" calcext:value-type="string">
            <text:p>A5</text:p>
          </table:table-cell>
          <table:table-cell table:style-name="ce857" office:value-type="string" calcext:value-type="string">
            <text:p>D5</text:p>
          </table:table-cell>
          <table:table-cell table:style-name="ce867"/>
          <table:table-cell table:style-name="ce877" office:value-type="string" calcext:value-type="string">
            <text:p>D4</text:p>
          </table:table-cell>
          <table:table-cell table:style-name="ce887"/>
          <table:table-cell table:style-name="ce8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808" office:value-type="string" calcext:value-type="string">
            <text:p>B3</text:p>
          </table:table-cell>
          <table:table-cell table:style-name="ce818"/>
          <table:table-cell table:style-name="ce828" office:value-type="string" calcext:value-type="string">
            <text:p>B4</text:p>
          </table:table-cell>
          <table:table-cell table:style-name="ce838"/>
          <table:table-cell table:style-name="ce848" office:value-type="string" calcext:value-type="string">
            <text:p>B5</text:p>
          </table:table-cell>
          <table:table-cell table:style-name="ce858" office:value-type="string" calcext:value-type="string">
            <text:p>C5</text:p>
          </table:table-cell>
          <table:table-cell table:style-name="ce868"/>
          <table:table-cell table:style-name="ce878" office:value-type="string" calcext:value-type="string">
            <text:p>C4</text:p>
          </table:table-cell>
          <table:table-cell table:style-name="ce888"/>
          <table:table-cell table:style-name="ce8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809" office:value-type="string" calcext:value-type="string">
            <text:p>A4</text:p>
          </table:table-cell>
          <table:table-cell table:style-name="ce819"/>
          <table:table-cell table:style-name="ce829" office:value-type="string" calcext:value-type="string">
            <text:p>A5</text:p>
          </table:table-cell>
          <table:table-cell table:style-name="ce839"/>
          <table:table-cell table:style-name="ce849"/>
          <table:table-cell table:style-name="ce859"/>
          <table:table-cell table:style-name="ce869"/>
          <table:table-cell table:style-name="ce879" office:value-type="string" calcext:value-type="string">
            <text:p>D5</text:p>
          </table:table-cell>
          <table:table-cell table:style-name="ce889"/>
          <table:table-cell table:style-name="ce8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810" office:value-type="string" calcext:value-type="string">
            <text:p>B2</text:p>
          </table:table-cell>
          <table:table-cell table:style-name="ce820"/>
          <table:table-cell table:style-name="ce830" office:value-type="string" calcext:value-type="string">
            <text:p>B3</text:p>
          </table:table-cell>
          <table:table-cell table:style-name="ce840" office:value-type="string" calcext:value-type="string">
            <text:p>C5</text:p>
          </table:table-cell>
          <table:table-cell table:style-name="ce850" office:value-type="string" calcext:value-type="string">
            <text:p>B4</text:p>
          </table:table-cell>
          <table:table-cell table:style-name="ce860" office:value-type="string" calcext:value-type="string">
            <text:p>C4</text:p>
          </table:table-cell>
          <table:table-cell table:style-name="ce870" office:value-type="string" calcext:value-type="string">
            <text:p>B5</text:p>
          </table:table-cell>
          <table:table-cell table:style-name="ce880" office:value-type="string" calcext:value-type="string">
            <text:p>C3</text:p>
          </table:table-cell>
          <table:table-cell table:style-name="ce890"/>
          <table:table-cell table:style-name="ce9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811" office:value-type="string" calcext:value-type="string">
            <text:p>A5</text:p>
          </table:table-cell>
          <table:table-cell table:style-name="ce821"/>
          <table:table-cell table:style-name="ce831"/>
          <table:table-cell table:style-name="ce841"/>
          <table:table-cell table:style-name="ce851"/>
          <table:table-cell table:style-name="ce861"/>
          <table:table-cell table:style-name="ce871"/>
          <table:table-cell table:style-name="ce881"/>
          <table:table-cell table:style-name="ce891"/>
          <table:table-cell table:style-name="ce9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812" office:value-type="string" calcext:value-type="string">
            <text:p>B1</text:p>
          </table:table-cell>
          <table:table-cell table:style-name="ce822" office:value-type="string" calcext:value-type="string">
            <text:p>C5</text:p>
          </table:table-cell>
          <table:table-cell table:style-name="ce832" office:value-type="string" calcext:value-type="string">
            <text:p>B2</text:p>
          </table:table-cell>
          <table:table-cell table:style-name="ce842" office:value-type="string" calcext:value-type="string">
            <text:p>C4</text:p>
          </table:table-cell>
          <table:table-cell table:style-name="ce852" office:value-type="string" calcext:value-type="string">
            <text:p>B3</text:p>
          </table:table-cell>
          <table:table-cell table:style-name="ce862" office:value-type="string" calcext:value-type="string">
            <text:p>C3</text:p>
          </table:table-cell>
          <table:table-cell table:style-name="ce872" office:value-type="string" calcext:value-type="string">
            <text:p>B4</text:p>
          </table:table-cell>
          <table:table-cell table:style-name="ce882" office:value-type="string" calcext:value-type="string">
            <text:p>C2</text:p>
          </table:table-cell>
          <table:table-cell table:style-name="ce892" office:value-type="string" calcext:value-type="string">
            <text:p>B5</text:p>
          </table:table-cell>
          <table:table-cell table:style-name="ce9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2.B2:B2.C3">
            <calcext:condition calcext:apply-style-name="Heading" calcext:value="begins-with('a')" calcext:base-cell-address="B2.B2"/>
            <calcext:condition calcext:apply-style-name="Default" calcext:value="=0" calcext:base-cell-address="B2.B2"/>
          </calcext:conditional-format>
          <calcext:conditional-format calcext:target-range-address="B2.D2:B2.E3">
            <calcext:condition calcext:apply-style-name="Heading" calcext:value="begins-with('a')" calcext:base-cell-address="B2.D2"/>
            <calcext:condition calcext:apply-style-name="Default" calcext:value="=0" calcext:base-cell-address="B2.D2"/>
          </calcext:conditional-format>
          <calcext:conditional-format calcext:target-range-address="B2.F2:B2.G3">
            <calcext:condition calcext:apply-style-name="Heading" calcext:value="begins-with('a')" calcext:base-cell-address="B2.F2"/>
            <calcext:condition calcext:apply-style-name="Default" calcext:value="=0" calcext:base-cell-address="B2.F2"/>
          </calcext:conditional-format>
          <calcext:conditional-format calcext:target-range-address="B2.H2:B2.I3">
            <calcext:condition calcext:apply-style-name="Heading" calcext:value="begins-with('a')" calcext:base-cell-address="B2.H2"/>
            <calcext:condition calcext:apply-style-name="Default" calcext:value="=0" calcext:base-cell-address="B2.H2"/>
          </calcext:conditional-format>
          <calcext:conditional-format calcext:target-range-address="B2.J2:B2.K3">
            <calcext:condition calcext:apply-style-name="Heading" calcext:value="begins-with('a')" calcext:base-cell-address="B2.J2"/>
            <calcext:condition calcext:apply-style-name="Default" calcext:value="=0" calcext:base-cell-address="B2.J2"/>
          </calcext:conditional-format>
          <calcext:conditional-format calcext:target-range-address="B2.B4:B2.C5">
            <calcext:condition calcext:apply-style-name="Heading" calcext:value="begins-with('a')" calcext:base-cell-address="B2.B4"/>
            <calcext:condition calcext:apply-style-name="Default" calcext:value="=0" calcext:base-cell-address="B2.B4"/>
          </calcext:conditional-format>
          <calcext:conditional-format calcext:target-range-address="B2.D4:B2.E5">
            <calcext:condition calcext:apply-style-name="Heading" calcext:value="begins-with('a')" calcext:base-cell-address="B2.D4"/>
            <calcext:condition calcext:apply-style-name="Default" calcext:value="=0" calcext:base-cell-address="B2.D4"/>
          </calcext:conditional-format>
          <calcext:conditional-format calcext:target-range-address="B2.F4:B2.G5">
            <calcext:condition calcext:apply-style-name="Heading" calcext:value="begins-with('a')" calcext:base-cell-address="B2.F4"/>
            <calcext:condition calcext:apply-style-name="Default" calcext:value="=0" calcext:base-cell-address="B2.F4"/>
          </calcext:conditional-format>
          <calcext:conditional-format calcext:target-range-address="B2.H4:B2.I5">
            <calcext:condition calcext:apply-style-name="Heading" calcext:value="begins-with('a')" calcext:base-cell-address="B2.H4"/>
            <calcext:condition calcext:apply-style-name="Default" calcext:value="=0" calcext:base-cell-address="B2.H4"/>
          </calcext:conditional-format>
          <calcext:conditional-format calcext:target-range-address="B2.J4:B2.K5">
            <calcext:condition calcext:apply-style-name="Heading" calcext:value="begins-with('a')" calcext:base-cell-address="B2.J4"/>
            <calcext:condition calcext:apply-style-name="Default" calcext:value="=0" calcext:base-cell-address="B2.J4"/>
          </calcext:conditional-format>
          <calcext:conditional-format calcext:target-range-address="B2.B6:B2.C7">
            <calcext:condition calcext:apply-style-name="Heading" calcext:value="begins-with('a')" calcext:base-cell-address="B2.B6"/>
            <calcext:condition calcext:apply-style-name="Default" calcext:value="=0" calcext:base-cell-address="B2.B6"/>
          </calcext:conditional-format>
          <calcext:conditional-format calcext:target-range-address="B2.D6:B2.E7">
            <calcext:condition calcext:apply-style-name="Heading" calcext:value="begins-with('a')" calcext:base-cell-address="B2.D6"/>
            <calcext:condition calcext:apply-style-name="Default" calcext:value="=0" calcext:base-cell-address="B2.D6"/>
          </calcext:conditional-format>
          <calcext:conditional-format calcext:target-range-address="B2.F6:B2.G7">
            <calcext:condition calcext:apply-style-name="Heading" calcext:value="begins-with('a')" calcext:base-cell-address="B2.F6"/>
            <calcext:condition calcext:apply-style-name="Default" calcext:value="=0" calcext:base-cell-address="B2.F6"/>
          </calcext:conditional-format>
          <calcext:conditional-format calcext:target-range-address="B2.H6:B2.I7">
            <calcext:condition calcext:apply-style-name="Heading" calcext:value="begins-with('a')" calcext:base-cell-address="B2.H6"/>
            <calcext:condition calcext:apply-style-name="Default" calcext:value="=0" calcext:base-cell-address="B2.H6"/>
          </calcext:conditional-format>
          <calcext:conditional-format calcext:target-range-address="B2.J6:B2.K7">
            <calcext:condition calcext:apply-style-name="Heading" calcext:value="begins-with('a')" calcext:base-cell-address="B2.J6"/>
            <calcext:condition calcext:apply-style-name="Default" calcext:value="=0" calcext:base-cell-address="B2.J6"/>
          </calcext:conditional-format>
          <calcext:conditional-format calcext:target-range-address="B2.B8:B2.C9">
            <calcext:condition calcext:apply-style-name="Heading" calcext:value="begins-with('a')" calcext:base-cell-address="B2.B8"/>
            <calcext:condition calcext:apply-style-name="Default" calcext:value="=0" calcext:base-cell-address="B2.B8"/>
          </calcext:conditional-format>
          <calcext:conditional-format calcext:target-range-address="B2.D8:B2.E9">
            <calcext:condition calcext:apply-style-name="Heading" calcext:value="begins-with('a')" calcext:base-cell-address="B2.D8"/>
            <calcext:condition calcext:apply-style-name="Default" calcext:value="=0" calcext:base-cell-address="B2.D8"/>
          </calcext:conditional-format>
          <calcext:conditional-format calcext:target-range-address="B2.F8:B2.G9">
            <calcext:condition calcext:apply-style-name="Heading" calcext:value="begins-with('a')" calcext:base-cell-address="B2.F8"/>
            <calcext:condition calcext:apply-style-name="Default" calcext:value="=0" calcext:base-cell-address="B2.F8"/>
          </calcext:conditional-format>
          <calcext:conditional-format calcext:target-range-address="B2.H8:B2.I9">
            <calcext:condition calcext:apply-style-name="Heading" calcext:value="begins-with('a')" calcext:base-cell-address="B2.H8"/>
            <calcext:condition calcext:apply-style-name="Default" calcext:value="=0" calcext:base-cell-address="B2.H8"/>
          </calcext:conditional-format>
          <calcext:conditional-format calcext:target-range-address="B2.J8:B2.K9">
            <calcext:condition calcext:apply-style-name="Heading" calcext:value="begins-with('a')" calcext:base-cell-address="B2.J8"/>
            <calcext:condition calcext:apply-style-name="Default" calcext:value="=0" calcext:base-cell-address="B2.J8"/>
          </calcext:conditional-format>
          <calcext:conditional-format calcext:target-range-address="B2.B10:B2.C11">
            <calcext:condition calcext:apply-style-name="Heading" calcext:value="begins-with('a')" calcext:base-cell-address="B2.B10"/>
            <calcext:condition calcext:apply-style-name="Default" calcext:value="=0" calcext:base-cell-address="B2.B10"/>
          </calcext:conditional-format>
          <calcext:conditional-format calcext:target-range-address="B2.D10:B2.E11">
            <calcext:condition calcext:apply-style-name="Heading" calcext:value="begins-with('a')" calcext:base-cell-address="B2.D10"/>
            <calcext:condition calcext:apply-style-name="Default" calcext:value="=0" calcext:base-cell-address="B2.D10"/>
          </calcext:conditional-format>
          <calcext:conditional-format calcext:target-range-address="B2.F10:B2.G11">
            <calcext:condition calcext:apply-style-name="Heading" calcext:value="begins-with('a')" calcext:base-cell-address="B2.F10"/>
            <calcext:condition calcext:apply-style-name="Default" calcext:value="=0" calcext:base-cell-address="B2.F10"/>
          </calcext:conditional-format>
          <calcext:conditional-format calcext:target-range-address="B2.H10:B2.I11">
            <calcext:condition calcext:apply-style-name="Heading" calcext:value="begins-with('a')" calcext:base-cell-address="B2.H10"/>
            <calcext:condition calcext:apply-style-name="Default" calcext:value="=0" calcext:base-cell-address="B2.H10"/>
          </calcext:conditional-format>
          <calcext:conditional-format calcext:target-range-address="B2.J10:B2.K11">
            <calcext:condition calcext:apply-style-name="Heading" calcext:value="begins-with('a')" calcext:base-cell-address="B2.J10"/>
            <calcext:condition calcext:apply-style-name="Default" calcext:value="=0" calcext:base-cell-address="B2.J10"/>
          </calcext:conditional-format>
        </calcext:conditional-formats>
      </table:table>
      <table:table table:name="B3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903" office:value-type="string" calcext:value-type="string">
            <text:p>A1</text:p>
          </table:table-cell>
          <table:table-cell table:style-name="ce913" office:value-type="string" calcext:value-type="string">
            <text:p>D5</text:p>
          </table:table-cell>
          <table:table-cell table:style-name="ce923" office:value-type="string" calcext:value-type="string">
            <text:p>A2</text:p>
          </table:table-cell>
          <table:table-cell table:style-name="ce933" office:value-type="string" calcext:value-type="string">
            <text:p>D4</text:p>
          </table:table-cell>
          <table:table-cell table:style-name="ce943" office:value-type="string" calcext:value-type="string">
            <text:p>A3</text:p>
          </table:table-cell>
          <table:table-cell table:style-name="ce953" office:value-type="string" calcext:value-type="string">
            <text:p>D3</text:p>
          </table:table-cell>
          <table:table-cell table:style-name="ce963" office:value-type="string" calcext:value-type="string">
            <text:p>A4</text:p>
          </table:table-cell>
          <table:table-cell table:style-name="ce973" office:value-type="string" calcext:value-type="string">
            <text:p>D2</text:p>
          </table:table-cell>
          <table:table-cell table:style-name="ce983" office:value-type="string" calcext:value-type="string">
            <text:p>A5</text:p>
          </table:table-cell>
          <table:table-cell table:style-name="ce9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904" office:value-type="string" calcext:value-type="string">
            <text:p>B5</text:p>
          </table:table-cell>
          <table:table-cell table:style-name="ce914"/>
          <table:table-cell table:style-name="ce924"/>
          <table:table-cell table:style-name="ce934"/>
          <table:table-cell table:style-name="ce944"/>
          <table:table-cell table:style-name="ce954"/>
          <table:table-cell table:style-name="ce964"/>
          <table:table-cell table:style-name="ce974"/>
          <table:table-cell table:style-name="ce984"/>
          <table:table-cell table:style-name="ce9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905" office:value-type="string" calcext:value-type="string">
            <text:p>A2</text:p>
          </table:table-cell>
          <table:table-cell table:style-name="ce915"/>
          <table:table-cell table:style-name="ce925" office:value-type="string" calcext:value-type="string">
            <text:p>A3</text:p>
          </table:table-cell>
          <table:table-cell table:style-name="ce935" office:value-type="string" calcext:value-type="string">
            <text:p>D5</text:p>
          </table:table-cell>
          <table:table-cell table:style-name="ce945" office:value-type="string" calcext:value-type="string">
            <text:p>A4</text:p>
          </table:table-cell>
          <table:table-cell table:style-name="ce955" office:value-type="string" calcext:value-type="string">
            <text:p>D4</text:p>
          </table:table-cell>
          <table:table-cell table:style-name="ce965" office:value-type="string" calcext:value-type="string">
            <text:p>A5</text:p>
          </table:table-cell>
          <table:table-cell table:style-name="ce975" office:value-type="string" calcext:value-type="string">
            <text:p>D3</text:p>
          </table:table-cell>
          <table:table-cell table:style-name="ce985"/>
          <table:table-cell table:style-name="ce9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906" office:value-type="string" calcext:value-type="string">
            <text:p>B4</text:p>
          </table:table-cell>
          <table:table-cell table:style-name="ce916"/>
          <table:table-cell table:style-name="ce926" office:value-type="string" calcext:value-type="string">
            <text:p>B5</text:p>
          </table:table-cell>
          <table:table-cell table:style-name="ce936"/>
          <table:table-cell table:style-name="ce946"/>
          <table:table-cell table:style-name="ce956"/>
          <table:table-cell table:style-name="ce966"/>
          <table:table-cell table:style-name="ce976" office:value-type="string" calcext:value-type="string">
            <text:p>C5</text:p>
          </table:table-cell>
          <table:table-cell table:style-name="ce986"/>
          <table:table-cell table:style-name="ce9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907" office:value-type="string" calcext:value-type="string">
            <text:p>A3</text:p>
          </table:table-cell>
          <table:table-cell table:style-name="ce917"/>
          <table:table-cell table:style-name="ce927" office:value-type="string" calcext:value-type="string">
            <text:p>A4</text:p>
          </table:table-cell>
          <table:table-cell table:style-name="ce937"/>
          <table:table-cell table:style-name="ce947" office:value-type="string" calcext:value-type="string">
            <text:p>A5</text:p>
          </table:table-cell>
          <table:table-cell table:style-name="ce957" office:value-type="string" calcext:value-type="string">
            <text:p>D5</text:p>
          </table:table-cell>
          <table:table-cell table:style-name="ce967"/>
          <table:table-cell table:style-name="ce977" office:value-type="string" calcext:value-type="string">
            <text:p>D4</text:p>
          </table:table-cell>
          <table:table-cell table:style-name="ce987"/>
          <table:table-cell table:style-name="ce9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908" office:value-type="string" calcext:value-type="string">
            <text:p>B3</text:p>
          </table:table-cell>
          <table:table-cell table:style-name="ce918"/>
          <table:table-cell table:style-name="ce928" office:value-type="string" calcext:value-type="string">
            <text:p>B4</text:p>
          </table:table-cell>
          <table:table-cell table:style-name="ce938"/>
          <table:table-cell table:style-name="ce948" office:value-type="string" calcext:value-type="string">
            <text:p>B5</text:p>
          </table:table-cell>
          <table:table-cell table:style-name="ce958" office:value-type="string" calcext:value-type="string">
            <text:p>C5</text:p>
          </table:table-cell>
          <table:table-cell table:style-name="ce968"/>
          <table:table-cell table:style-name="ce978" office:value-type="string" calcext:value-type="string">
            <text:p>C4</text:p>
          </table:table-cell>
          <table:table-cell table:style-name="ce988"/>
          <table:table-cell table:style-name="ce9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909" office:value-type="string" calcext:value-type="string">
            <text:p>A4</text:p>
          </table:table-cell>
          <table:table-cell table:style-name="ce919"/>
          <table:table-cell table:style-name="ce929" office:value-type="string" calcext:value-type="string">
            <text:p>A5</text:p>
          </table:table-cell>
          <table:table-cell table:style-name="ce939"/>
          <table:table-cell table:style-name="ce949"/>
          <table:table-cell table:style-name="ce959"/>
          <table:table-cell table:style-name="ce969"/>
          <table:table-cell table:style-name="ce979" office:value-type="string" calcext:value-type="string">
            <text:p>D5</text:p>
          </table:table-cell>
          <table:table-cell table:style-name="ce989"/>
          <table:table-cell table:style-name="ce9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910" office:value-type="string" calcext:value-type="string">
            <text:p>B2</text:p>
          </table:table-cell>
          <table:table-cell table:style-name="ce920"/>
          <table:table-cell table:style-name="ce930" office:value-type="string" calcext:value-type="string">
            <text:p>B3</text:p>
          </table:table-cell>
          <table:table-cell table:style-name="ce940" office:value-type="string" calcext:value-type="string">
            <text:p>C5</text:p>
          </table:table-cell>
          <table:table-cell table:style-name="ce950" office:value-type="string" calcext:value-type="string">
            <text:p>B4</text:p>
          </table:table-cell>
          <table:table-cell table:style-name="ce960" office:value-type="string" calcext:value-type="string">
            <text:p>C4</text:p>
          </table:table-cell>
          <table:table-cell table:style-name="ce970" office:value-type="string" calcext:value-type="string">
            <text:p>B5</text:p>
          </table:table-cell>
          <table:table-cell table:style-name="ce980" office:value-type="string" calcext:value-type="string">
            <text:p>C3</text:p>
          </table:table-cell>
          <table:table-cell table:style-name="ce990"/>
          <table:table-cell table:style-name="ce10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911" office:value-type="string" calcext:value-type="string">
            <text:p>A5</text:p>
          </table:table-cell>
          <table:table-cell table:style-name="ce921"/>
          <table:table-cell table:style-name="ce931"/>
          <table:table-cell table:style-name="ce941"/>
          <table:table-cell table:style-name="ce951"/>
          <table:table-cell table:style-name="ce961"/>
          <table:table-cell table:style-name="ce971"/>
          <table:table-cell table:style-name="ce981"/>
          <table:table-cell table:style-name="ce991"/>
          <table:table-cell table:style-name="ce10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912" office:value-type="string" calcext:value-type="string">
            <text:p>B1</text:p>
          </table:table-cell>
          <table:table-cell table:style-name="ce922" office:value-type="string" calcext:value-type="string">
            <text:p>C5</text:p>
          </table:table-cell>
          <table:table-cell table:style-name="ce932" office:value-type="string" calcext:value-type="string">
            <text:p>B2</text:p>
          </table:table-cell>
          <table:table-cell table:style-name="ce942" office:value-type="string" calcext:value-type="string">
            <text:p>C4</text:p>
          </table:table-cell>
          <table:table-cell table:style-name="ce952" office:value-type="string" calcext:value-type="string">
            <text:p>B3</text:p>
          </table:table-cell>
          <table:table-cell table:style-name="ce962" office:value-type="string" calcext:value-type="string">
            <text:p>C3</text:p>
          </table:table-cell>
          <table:table-cell table:style-name="ce972" office:value-type="string" calcext:value-type="string">
            <text:p>B4</text:p>
          </table:table-cell>
          <table:table-cell table:style-name="ce982" office:value-type="string" calcext:value-type="string">
            <text:p>C2</text:p>
          </table:table-cell>
          <table:table-cell table:style-name="ce992" office:value-type="string" calcext:value-type="string">
            <text:p>B5</text:p>
          </table:table-cell>
          <table:table-cell table:style-name="ce10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3.B2:B3.C3">
            <calcext:condition calcext:apply-style-name="Heading" calcext:value="begins-with('a')" calcext:base-cell-address="B3.B2"/>
            <calcext:condition calcext:apply-style-name="Default" calcext:value="=0" calcext:base-cell-address="B3.B2"/>
          </calcext:conditional-format>
          <calcext:conditional-format calcext:target-range-address="B3.D2:B3.E3">
            <calcext:condition calcext:apply-style-name="Heading" calcext:value="begins-with('a')" calcext:base-cell-address="B3.D2"/>
            <calcext:condition calcext:apply-style-name="Default" calcext:value="=0" calcext:base-cell-address="B3.D2"/>
          </calcext:conditional-format>
          <calcext:conditional-format calcext:target-range-address="B3.F2:B3.G3">
            <calcext:condition calcext:apply-style-name="Heading" calcext:value="begins-with('a')" calcext:base-cell-address="B3.F2"/>
            <calcext:condition calcext:apply-style-name="Default" calcext:value="=0" calcext:base-cell-address="B3.F2"/>
          </calcext:conditional-format>
          <calcext:conditional-format calcext:target-range-address="B3.H2:B3.I3">
            <calcext:condition calcext:apply-style-name="Heading" calcext:value="begins-with('a')" calcext:base-cell-address="B3.H2"/>
            <calcext:condition calcext:apply-style-name="Default" calcext:value="=0" calcext:base-cell-address="B3.H2"/>
          </calcext:conditional-format>
          <calcext:conditional-format calcext:target-range-address="B3.J2:B3.K3">
            <calcext:condition calcext:apply-style-name="Heading" calcext:value="begins-with('a')" calcext:base-cell-address="B3.J2"/>
            <calcext:condition calcext:apply-style-name="Default" calcext:value="=0" calcext:base-cell-address="B3.J2"/>
          </calcext:conditional-format>
          <calcext:conditional-format calcext:target-range-address="B3.B4:B3.C5">
            <calcext:condition calcext:apply-style-name="Heading" calcext:value="begins-with('a')" calcext:base-cell-address="B3.B4"/>
            <calcext:condition calcext:apply-style-name="Default" calcext:value="=0" calcext:base-cell-address="B3.B4"/>
          </calcext:conditional-format>
          <calcext:conditional-format calcext:target-range-address="B3.D4:B3.E5">
            <calcext:condition calcext:apply-style-name="Heading" calcext:value="begins-with('a')" calcext:base-cell-address="B3.D4"/>
            <calcext:condition calcext:apply-style-name="Default" calcext:value="=0" calcext:base-cell-address="B3.D4"/>
          </calcext:conditional-format>
          <calcext:conditional-format calcext:target-range-address="B3.F4:B3.G5">
            <calcext:condition calcext:apply-style-name="Heading" calcext:value="begins-with('a')" calcext:base-cell-address="B3.F4"/>
            <calcext:condition calcext:apply-style-name="Default" calcext:value="=0" calcext:base-cell-address="B3.F4"/>
          </calcext:conditional-format>
          <calcext:conditional-format calcext:target-range-address="B3.H4:B3.I5">
            <calcext:condition calcext:apply-style-name="Heading" calcext:value="begins-with('a')" calcext:base-cell-address="B3.H4"/>
            <calcext:condition calcext:apply-style-name="Default" calcext:value="=0" calcext:base-cell-address="B3.H4"/>
          </calcext:conditional-format>
          <calcext:conditional-format calcext:target-range-address="B3.J4:B3.K5">
            <calcext:condition calcext:apply-style-name="Heading" calcext:value="begins-with('a')" calcext:base-cell-address="B3.J4"/>
            <calcext:condition calcext:apply-style-name="Default" calcext:value="=0" calcext:base-cell-address="B3.J4"/>
          </calcext:conditional-format>
          <calcext:conditional-format calcext:target-range-address="B3.B6:B3.C7">
            <calcext:condition calcext:apply-style-name="Heading" calcext:value="begins-with('a')" calcext:base-cell-address="B3.B6"/>
            <calcext:condition calcext:apply-style-name="Default" calcext:value="=0" calcext:base-cell-address="B3.B6"/>
          </calcext:conditional-format>
          <calcext:conditional-format calcext:target-range-address="B3.D6:B3.E7">
            <calcext:condition calcext:apply-style-name="Heading" calcext:value="begins-with('a')" calcext:base-cell-address="B3.D6"/>
            <calcext:condition calcext:apply-style-name="Default" calcext:value="=0" calcext:base-cell-address="B3.D6"/>
          </calcext:conditional-format>
          <calcext:conditional-format calcext:target-range-address="B3.F6:B3.G7">
            <calcext:condition calcext:apply-style-name="Heading" calcext:value="begins-with('a')" calcext:base-cell-address="B3.F6"/>
            <calcext:condition calcext:apply-style-name="Default" calcext:value="=0" calcext:base-cell-address="B3.F6"/>
          </calcext:conditional-format>
          <calcext:conditional-format calcext:target-range-address="B3.H6:B3.I7">
            <calcext:condition calcext:apply-style-name="Heading" calcext:value="begins-with('a')" calcext:base-cell-address="B3.H6"/>
            <calcext:condition calcext:apply-style-name="Default" calcext:value="=0" calcext:base-cell-address="B3.H6"/>
          </calcext:conditional-format>
          <calcext:conditional-format calcext:target-range-address="B3.J6:B3.K7">
            <calcext:condition calcext:apply-style-name="Heading" calcext:value="begins-with('a')" calcext:base-cell-address="B3.J6"/>
            <calcext:condition calcext:apply-style-name="Default" calcext:value="=0" calcext:base-cell-address="B3.J6"/>
          </calcext:conditional-format>
          <calcext:conditional-format calcext:target-range-address="B3.B8:B3.C9">
            <calcext:condition calcext:apply-style-name="Heading" calcext:value="begins-with('a')" calcext:base-cell-address="B3.B8"/>
            <calcext:condition calcext:apply-style-name="Default" calcext:value="=0" calcext:base-cell-address="B3.B8"/>
          </calcext:conditional-format>
          <calcext:conditional-format calcext:target-range-address="B3.D8:B3.E9">
            <calcext:condition calcext:apply-style-name="Heading" calcext:value="begins-with('a')" calcext:base-cell-address="B3.D8"/>
            <calcext:condition calcext:apply-style-name="Default" calcext:value="=0" calcext:base-cell-address="B3.D8"/>
          </calcext:conditional-format>
          <calcext:conditional-format calcext:target-range-address="B3.F8:B3.G9">
            <calcext:condition calcext:apply-style-name="Heading" calcext:value="begins-with('a')" calcext:base-cell-address="B3.F8"/>
            <calcext:condition calcext:apply-style-name="Default" calcext:value="=0" calcext:base-cell-address="B3.F8"/>
          </calcext:conditional-format>
          <calcext:conditional-format calcext:target-range-address="B3.H8:B3.I9">
            <calcext:condition calcext:apply-style-name="Heading" calcext:value="begins-with('a')" calcext:base-cell-address="B3.H8"/>
            <calcext:condition calcext:apply-style-name="Default" calcext:value="=0" calcext:base-cell-address="B3.H8"/>
          </calcext:conditional-format>
          <calcext:conditional-format calcext:target-range-address="B3.J8:B3.K9">
            <calcext:condition calcext:apply-style-name="Heading" calcext:value="begins-with('a')" calcext:base-cell-address="B3.J8"/>
            <calcext:condition calcext:apply-style-name="Default" calcext:value="=0" calcext:base-cell-address="B3.J8"/>
          </calcext:conditional-format>
          <calcext:conditional-format calcext:target-range-address="B3.B10:B3.C11">
            <calcext:condition calcext:apply-style-name="Heading" calcext:value="begins-with('a')" calcext:base-cell-address="B3.B10"/>
            <calcext:condition calcext:apply-style-name="Default" calcext:value="=0" calcext:base-cell-address="B3.B10"/>
          </calcext:conditional-format>
          <calcext:conditional-format calcext:target-range-address="B3.D10:B3.E11">
            <calcext:condition calcext:apply-style-name="Heading" calcext:value="begins-with('a')" calcext:base-cell-address="B3.D10"/>
            <calcext:condition calcext:apply-style-name="Default" calcext:value="=0" calcext:base-cell-address="B3.D10"/>
          </calcext:conditional-format>
          <calcext:conditional-format calcext:target-range-address="B3.F10:B3.G11">
            <calcext:condition calcext:apply-style-name="Heading" calcext:value="begins-with('a')" calcext:base-cell-address="B3.F10"/>
            <calcext:condition calcext:apply-style-name="Default" calcext:value="=0" calcext:base-cell-address="B3.F10"/>
          </calcext:conditional-format>
          <calcext:conditional-format calcext:target-range-address="B3.H10:B3.I11">
            <calcext:condition calcext:apply-style-name="Heading" calcext:value="begins-with('a')" calcext:base-cell-address="B3.H10"/>
            <calcext:condition calcext:apply-style-name="Default" calcext:value="=0" calcext:base-cell-address="B3.H10"/>
          </calcext:conditional-format>
          <calcext:conditional-format calcext:target-range-address="B3.J10:B3.K11">
            <calcext:condition calcext:apply-style-name="Heading" calcext:value="begins-with('a')" calcext:base-cell-address="B3.J10"/>
            <calcext:condition calcext:apply-style-name="Default" calcext:value="=0" calcext:base-cell-address="B3.J10"/>
          </calcext:conditional-format>
        </calcext:conditional-formats>
      </table:table>
      <table:table table:name="B4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1003" office:value-type="string" calcext:value-type="string">
            <text:p>A1</text:p>
          </table:table-cell>
          <table:table-cell table:style-name="ce1013" office:value-type="string" calcext:value-type="string">
            <text:p>D5</text:p>
          </table:table-cell>
          <table:table-cell table:style-name="ce1023" office:value-type="string" calcext:value-type="string">
            <text:p>A2</text:p>
          </table:table-cell>
          <table:table-cell table:style-name="ce1033" office:value-type="string" calcext:value-type="string">
            <text:p>D4</text:p>
          </table:table-cell>
          <table:table-cell table:style-name="ce1043" office:value-type="string" calcext:value-type="string">
            <text:p>A3</text:p>
          </table:table-cell>
          <table:table-cell table:style-name="ce1053" office:value-type="string" calcext:value-type="string">
            <text:p>D3</text:p>
          </table:table-cell>
          <table:table-cell table:style-name="ce1063" office:value-type="string" calcext:value-type="string">
            <text:p>A4</text:p>
          </table:table-cell>
          <table:table-cell table:style-name="ce1073" office:value-type="string" calcext:value-type="string">
            <text:p>D2</text:p>
          </table:table-cell>
          <table:table-cell table:style-name="ce1083" office:value-type="string" calcext:value-type="string">
            <text:p>A5</text:p>
          </table:table-cell>
          <table:table-cell table:style-name="ce10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1004" office:value-type="string" calcext:value-type="string">
            <text:p>B5</text:p>
          </table:table-cell>
          <table:table-cell table:style-name="ce1014"/>
          <table:table-cell table:style-name="ce1024"/>
          <table:table-cell table:style-name="ce1034"/>
          <table:table-cell table:style-name="ce1044"/>
          <table:table-cell table:style-name="ce1054"/>
          <table:table-cell table:style-name="ce1064"/>
          <table:table-cell table:style-name="ce1074"/>
          <table:table-cell table:style-name="ce1084"/>
          <table:table-cell table:style-name="ce10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005" office:value-type="string" calcext:value-type="string">
            <text:p>A2</text:p>
          </table:table-cell>
          <table:table-cell table:style-name="ce1015"/>
          <table:table-cell table:style-name="ce1025" office:value-type="string" calcext:value-type="string">
            <text:p>A3</text:p>
          </table:table-cell>
          <table:table-cell table:style-name="ce1035" office:value-type="string" calcext:value-type="string">
            <text:p>D5</text:p>
          </table:table-cell>
          <table:table-cell table:style-name="ce1045" office:value-type="string" calcext:value-type="string">
            <text:p>A4</text:p>
          </table:table-cell>
          <table:table-cell table:style-name="ce1055" office:value-type="string" calcext:value-type="string">
            <text:p>D4</text:p>
          </table:table-cell>
          <table:table-cell table:style-name="ce1065" office:value-type="string" calcext:value-type="string">
            <text:p>A5</text:p>
          </table:table-cell>
          <table:table-cell table:style-name="ce1075" office:value-type="string" calcext:value-type="string">
            <text:p>D3</text:p>
          </table:table-cell>
          <table:table-cell table:style-name="ce1085"/>
          <table:table-cell table:style-name="ce10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1006" office:value-type="string" calcext:value-type="string">
            <text:p>B4</text:p>
          </table:table-cell>
          <table:table-cell table:style-name="ce1016"/>
          <table:table-cell table:style-name="ce1026" office:value-type="string" calcext:value-type="string">
            <text:p>B5</text:p>
          </table:table-cell>
          <table:table-cell table:style-name="ce1036"/>
          <table:table-cell table:style-name="ce1046"/>
          <table:table-cell table:style-name="ce1056"/>
          <table:table-cell table:style-name="ce1066"/>
          <table:table-cell table:style-name="ce1076" office:value-type="string" calcext:value-type="string">
            <text:p>C5</text:p>
          </table:table-cell>
          <table:table-cell table:style-name="ce1086"/>
          <table:table-cell table:style-name="ce10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007" office:value-type="string" calcext:value-type="string">
            <text:p>A3</text:p>
          </table:table-cell>
          <table:table-cell table:style-name="ce1017"/>
          <table:table-cell table:style-name="ce1027" office:value-type="string" calcext:value-type="string">
            <text:p>A4</text:p>
          </table:table-cell>
          <table:table-cell table:style-name="ce1037"/>
          <table:table-cell table:style-name="ce1047" office:value-type="string" calcext:value-type="string">
            <text:p>A5</text:p>
          </table:table-cell>
          <table:table-cell table:style-name="ce1057" office:value-type="string" calcext:value-type="string">
            <text:p>D5</text:p>
          </table:table-cell>
          <table:table-cell table:style-name="ce1067"/>
          <table:table-cell table:style-name="ce1077" office:value-type="string" calcext:value-type="string">
            <text:p>D4</text:p>
          </table:table-cell>
          <table:table-cell table:style-name="ce1087"/>
          <table:table-cell table:style-name="ce10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1008" office:value-type="string" calcext:value-type="string">
            <text:p>B3</text:p>
          </table:table-cell>
          <table:table-cell table:style-name="ce1018"/>
          <table:table-cell table:style-name="ce1028" office:value-type="string" calcext:value-type="string">
            <text:p>B4</text:p>
          </table:table-cell>
          <table:table-cell table:style-name="ce1038"/>
          <table:table-cell table:style-name="ce1048" office:value-type="string" calcext:value-type="string">
            <text:p>B5</text:p>
          </table:table-cell>
          <table:table-cell table:style-name="ce1058" office:value-type="string" calcext:value-type="string">
            <text:p>C5</text:p>
          </table:table-cell>
          <table:table-cell table:style-name="ce1068"/>
          <table:table-cell table:style-name="ce1078" office:value-type="string" calcext:value-type="string">
            <text:p>C4</text:p>
          </table:table-cell>
          <table:table-cell table:style-name="ce1088"/>
          <table:table-cell table:style-name="ce10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009" office:value-type="string" calcext:value-type="string">
            <text:p>A4</text:p>
          </table:table-cell>
          <table:table-cell table:style-name="ce1019"/>
          <table:table-cell table:style-name="ce1029" office:value-type="string" calcext:value-type="string">
            <text:p>A5</text:p>
          </table:table-cell>
          <table:table-cell table:style-name="ce1039"/>
          <table:table-cell table:style-name="ce1049"/>
          <table:table-cell table:style-name="ce1059"/>
          <table:table-cell table:style-name="ce1069"/>
          <table:table-cell table:style-name="ce1079" office:value-type="string" calcext:value-type="string">
            <text:p>D5</text:p>
          </table:table-cell>
          <table:table-cell table:style-name="ce1089"/>
          <table:table-cell table:style-name="ce10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1010" office:value-type="string" calcext:value-type="string">
            <text:p>B2</text:p>
          </table:table-cell>
          <table:table-cell table:style-name="ce1020"/>
          <table:table-cell table:style-name="ce1030" office:value-type="string" calcext:value-type="string">
            <text:p>B3</text:p>
          </table:table-cell>
          <table:table-cell table:style-name="ce1040" office:value-type="string" calcext:value-type="string">
            <text:p>C5</text:p>
          </table:table-cell>
          <table:table-cell table:style-name="ce1050" office:value-type="string" calcext:value-type="string">
            <text:p>B4</text:p>
          </table:table-cell>
          <table:table-cell table:style-name="ce1060" office:value-type="string" calcext:value-type="string">
            <text:p>C4</text:p>
          </table:table-cell>
          <table:table-cell table:style-name="ce1070" office:value-type="string" calcext:value-type="string">
            <text:p>B5</text:p>
          </table:table-cell>
          <table:table-cell table:style-name="ce1080" office:value-type="string" calcext:value-type="string">
            <text:p>C3</text:p>
          </table:table-cell>
          <table:table-cell table:style-name="ce1090"/>
          <table:table-cell table:style-name="ce11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011" office:value-type="string" calcext:value-type="string">
            <text:p>A5</text:p>
          </table:table-cell>
          <table:table-cell table:style-name="ce1021"/>
          <table:table-cell table:style-name="ce1031"/>
          <table:table-cell table:style-name="ce1041"/>
          <table:table-cell table:style-name="ce1051"/>
          <table:table-cell table:style-name="ce1061"/>
          <table:table-cell table:style-name="ce1071"/>
          <table:table-cell table:style-name="ce1081"/>
          <table:table-cell table:style-name="ce1091"/>
          <table:table-cell table:style-name="ce11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1012" office:value-type="string" calcext:value-type="string">
            <text:p>B1</text:p>
          </table:table-cell>
          <table:table-cell table:style-name="ce1022" office:value-type="string" calcext:value-type="string">
            <text:p>C5</text:p>
          </table:table-cell>
          <table:table-cell table:style-name="ce1032" office:value-type="string" calcext:value-type="string">
            <text:p>B2</text:p>
          </table:table-cell>
          <table:table-cell table:style-name="ce1042" office:value-type="string" calcext:value-type="string">
            <text:p>C4</text:p>
          </table:table-cell>
          <table:table-cell table:style-name="ce1052" office:value-type="string" calcext:value-type="string">
            <text:p>B3</text:p>
          </table:table-cell>
          <table:table-cell table:style-name="ce1062" office:value-type="string" calcext:value-type="string">
            <text:p>C3</text:p>
          </table:table-cell>
          <table:table-cell table:style-name="ce1072" office:value-type="string" calcext:value-type="string">
            <text:p>B4</text:p>
          </table:table-cell>
          <table:table-cell table:style-name="ce1082" office:value-type="string" calcext:value-type="string">
            <text:p>C2</text:p>
          </table:table-cell>
          <table:table-cell table:style-name="ce1092" office:value-type="string" calcext:value-type="string">
            <text:p>B5</text:p>
          </table:table-cell>
          <table:table-cell table:style-name="ce11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4.B2:B4.C3">
            <calcext:condition calcext:apply-style-name="Heading" calcext:value="begins-with('a')" calcext:base-cell-address="B4.B2"/>
            <calcext:condition calcext:apply-style-name="Default" calcext:value="=0" calcext:base-cell-address="B4.B2"/>
          </calcext:conditional-format>
          <calcext:conditional-format calcext:target-range-address="B4.D2:B4.E3">
            <calcext:condition calcext:apply-style-name="Heading" calcext:value="begins-with('a')" calcext:base-cell-address="B4.D2"/>
            <calcext:condition calcext:apply-style-name="Default" calcext:value="=0" calcext:base-cell-address="B4.D2"/>
          </calcext:conditional-format>
          <calcext:conditional-format calcext:target-range-address="B4.F2:B4.G3">
            <calcext:condition calcext:apply-style-name="Heading" calcext:value="begins-with('a')" calcext:base-cell-address="B4.F2"/>
            <calcext:condition calcext:apply-style-name="Default" calcext:value="=0" calcext:base-cell-address="B4.F2"/>
          </calcext:conditional-format>
          <calcext:conditional-format calcext:target-range-address="B4.H2:B4.I3">
            <calcext:condition calcext:apply-style-name="Heading" calcext:value="begins-with('a')" calcext:base-cell-address="B4.H2"/>
            <calcext:condition calcext:apply-style-name="Default" calcext:value="=0" calcext:base-cell-address="B4.H2"/>
          </calcext:conditional-format>
          <calcext:conditional-format calcext:target-range-address="B4.J2:B4.K3">
            <calcext:condition calcext:apply-style-name="Heading" calcext:value="begins-with('a')" calcext:base-cell-address="B4.J2"/>
            <calcext:condition calcext:apply-style-name="Default" calcext:value="=0" calcext:base-cell-address="B4.J2"/>
          </calcext:conditional-format>
          <calcext:conditional-format calcext:target-range-address="B4.B4:B4.C5">
            <calcext:condition calcext:apply-style-name="Heading" calcext:value="begins-with('a')" calcext:base-cell-address="B4.B4"/>
            <calcext:condition calcext:apply-style-name="Default" calcext:value="=0" calcext:base-cell-address="B4.B4"/>
          </calcext:conditional-format>
          <calcext:conditional-format calcext:target-range-address="B4.D4:B4.E5">
            <calcext:condition calcext:apply-style-name="Heading" calcext:value="begins-with('a')" calcext:base-cell-address="B4.D4"/>
            <calcext:condition calcext:apply-style-name="Default" calcext:value="=0" calcext:base-cell-address="B4.D4"/>
          </calcext:conditional-format>
          <calcext:conditional-format calcext:target-range-address="B4.F4:B4.G5">
            <calcext:condition calcext:apply-style-name="Heading" calcext:value="begins-with('a')" calcext:base-cell-address="B4.F4"/>
            <calcext:condition calcext:apply-style-name="Default" calcext:value="=0" calcext:base-cell-address="B4.F4"/>
          </calcext:conditional-format>
          <calcext:conditional-format calcext:target-range-address="B4.H4:B4.I5">
            <calcext:condition calcext:apply-style-name="Heading" calcext:value="begins-with('a')" calcext:base-cell-address="B4.H4"/>
            <calcext:condition calcext:apply-style-name="Default" calcext:value="=0" calcext:base-cell-address="B4.H4"/>
          </calcext:conditional-format>
          <calcext:conditional-format calcext:target-range-address="B4.J4:B4.K5">
            <calcext:condition calcext:apply-style-name="Heading" calcext:value="begins-with('a')" calcext:base-cell-address="B4.J4"/>
            <calcext:condition calcext:apply-style-name="Default" calcext:value="=0" calcext:base-cell-address="B4.J4"/>
          </calcext:conditional-format>
          <calcext:conditional-format calcext:target-range-address="B4.B6:B4.C7">
            <calcext:condition calcext:apply-style-name="Heading" calcext:value="begins-with('a')" calcext:base-cell-address="B4.B6"/>
            <calcext:condition calcext:apply-style-name="Default" calcext:value="=0" calcext:base-cell-address="B4.B6"/>
          </calcext:conditional-format>
          <calcext:conditional-format calcext:target-range-address="B4.D6:B4.E7">
            <calcext:condition calcext:apply-style-name="Heading" calcext:value="begins-with('a')" calcext:base-cell-address="B4.D6"/>
            <calcext:condition calcext:apply-style-name="Default" calcext:value="=0" calcext:base-cell-address="B4.D6"/>
          </calcext:conditional-format>
          <calcext:conditional-format calcext:target-range-address="B4.F6:B4.G7">
            <calcext:condition calcext:apply-style-name="Heading" calcext:value="begins-with('a')" calcext:base-cell-address="B4.F6"/>
            <calcext:condition calcext:apply-style-name="Default" calcext:value="=0" calcext:base-cell-address="B4.F6"/>
          </calcext:conditional-format>
          <calcext:conditional-format calcext:target-range-address="B4.H6:B4.I7">
            <calcext:condition calcext:apply-style-name="Heading" calcext:value="begins-with('a')" calcext:base-cell-address="B4.H6"/>
            <calcext:condition calcext:apply-style-name="Default" calcext:value="=0" calcext:base-cell-address="B4.H6"/>
          </calcext:conditional-format>
          <calcext:conditional-format calcext:target-range-address="B4.J6:B4.K7">
            <calcext:condition calcext:apply-style-name="Heading" calcext:value="begins-with('a')" calcext:base-cell-address="B4.J6"/>
            <calcext:condition calcext:apply-style-name="Default" calcext:value="=0" calcext:base-cell-address="B4.J6"/>
          </calcext:conditional-format>
          <calcext:conditional-format calcext:target-range-address="B4.B8:B4.C9">
            <calcext:condition calcext:apply-style-name="Heading" calcext:value="begins-with('a')" calcext:base-cell-address="B4.B8"/>
            <calcext:condition calcext:apply-style-name="Default" calcext:value="=0" calcext:base-cell-address="B4.B8"/>
          </calcext:conditional-format>
          <calcext:conditional-format calcext:target-range-address="B4.D8:B4.E9">
            <calcext:condition calcext:apply-style-name="Heading" calcext:value="begins-with('a')" calcext:base-cell-address="B4.D8"/>
            <calcext:condition calcext:apply-style-name="Default" calcext:value="=0" calcext:base-cell-address="B4.D8"/>
          </calcext:conditional-format>
          <calcext:conditional-format calcext:target-range-address="B4.F8:B4.G9">
            <calcext:condition calcext:apply-style-name="Heading" calcext:value="begins-with('a')" calcext:base-cell-address="B4.F8"/>
            <calcext:condition calcext:apply-style-name="Default" calcext:value="=0" calcext:base-cell-address="B4.F8"/>
          </calcext:conditional-format>
          <calcext:conditional-format calcext:target-range-address="B4.H8:B4.I9">
            <calcext:condition calcext:apply-style-name="Heading" calcext:value="begins-with('a')" calcext:base-cell-address="B4.H8"/>
            <calcext:condition calcext:apply-style-name="Default" calcext:value="=0" calcext:base-cell-address="B4.H8"/>
          </calcext:conditional-format>
          <calcext:conditional-format calcext:target-range-address="B4.J8:B4.K9">
            <calcext:condition calcext:apply-style-name="Heading" calcext:value="begins-with('a')" calcext:base-cell-address="B4.J8"/>
            <calcext:condition calcext:apply-style-name="Default" calcext:value="=0" calcext:base-cell-address="B4.J8"/>
          </calcext:conditional-format>
          <calcext:conditional-format calcext:target-range-address="B4.B10:B4.C11">
            <calcext:condition calcext:apply-style-name="Heading" calcext:value="begins-with('a')" calcext:base-cell-address="B4.B10"/>
            <calcext:condition calcext:apply-style-name="Default" calcext:value="=0" calcext:base-cell-address="B4.B10"/>
          </calcext:conditional-format>
          <calcext:conditional-format calcext:target-range-address="B4.D10:B4.E11">
            <calcext:condition calcext:apply-style-name="Heading" calcext:value="begins-with('a')" calcext:base-cell-address="B4.D10"/>
            <calcext:condition calcext:apply-style-name="Default" calcext:value="=0" calcext:base-cell-address="B4.D10"/>
          </calcext:conditional-format>
          <calcext:conditional-format calcext:target-range-address="B4.F10:B4.G11">
            <calcext:condition calcext:apply-style-name="Heading" calcext:value="begins-with('a')" calcext:base-cell-address="B4.F10"/>
            <calcext:condition calcext:apply-style-name="Default" calcext:value="=0" calcext:base-cell-address="B4.F10"/>
          </calcext:conditional-format>
          <calcext:conditional-format calcext:target-range-address="B4.H10:B4.I11">
            <calcext:condition calcext:apply-style-name="Heading" calcext:value="begins-with('a')" calcext:base-cell-address="B4.H10"/>
            <calcext:condition calcext:apply-style-name="Default" calcext:value="=0" calcext:base-cell-address="B4.H10"/>
          </calcext:conditional-format>
          <calcext:conditional-format calcext:target-range-address="B4.J10:B4.K11">
            <calcext:condition calcext:apply-style-name="Heading" calcext:value="begins-with('a')" calcext:base-cell-address="B4.J10"/>
            <calcext:condition calcext:apply-style-name="Default" calcext:value="=0" calcext:base-cell-address="B4.J10"/>
          </calcext:conditional-format>
        </calcext:conditional-formats>
      </table:table>
      <table:table table:name="B5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1103" office:value-type="string" calcext:value-type="string">
            <text:p>A1</text:p>
          </table:table-cell>
          <table:table-cell table:style-name="ce1113" office:value-type="string" calcext:value-type="string">
            <text:p>D5</text:p>
          </table:table-cell>
          <table:table-cell table:style-name="ce1123" office:value-type="string" calcext:value-type="string">
            <text:p>A2</text:p>
          </table:table-cell>
          <table:table-cell table:style-name="ce1133" office:value-type="string" calcext:value-type="string">
            <text:p>D4</text:p>
          </table:table-cell>
          <table:table-cell table:style-name="ce1143" office:value-type="string" calcext:value-type="string">
            <text:p>A3</text:p>
          </table:table-cell>
          <table:table-cell table:style-name="ce1153" office:value-type="string" calcext:value-type="string">
            <text:p>D3</text:p>
          </table:table-cell>
          <table:table-cell table:style-name="ce1163" office:value-type="string" calcext:value-type="string">
            <text:p>A4</text:p>
          </table:table-cell>
          <table:table-cell table:style-name="ce1173" office:value-type="string" calcext:value-type="string">
            <text:p>D2</text:p>
          </table:table-cell>
          <table:table-cell table:style-name="ce1183" office:value-type="string" calcext:value-type="string">
            <text:p>A5</text:p>
          </table:table-cell>
          <table:table-cell table:style-name="ce11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1104" office:value-type="string" calcext:value-type="string">
            <text:p>B5</text:p>
          </table:table-cell>
          <table:table-cell table:style-name="ce1114"/>
          <table:table-cell table:style-name="ce1124"/>
          <table:table-cell table:style-name="ce1134"/>
          <table:table-cell table:style-name="ce1144"/>
          <table:table-cell table:style-name="ce1154"/>
          <table:table-cell table:style-name="ce1164"/>
          <table:table-cell table:style-name="ce1174"/>
          <table:table-cell table:style-name="ce1184"/>
          <table:table-cell table:style-name="ce11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105" office:value-type="string" calcext:value-type="string">
            <text:p>A2</text:p>
          </table:table-cell>
          <table:table-cell table:style-name="ce1115"/>
          <table:table-cell table:style-name="ce1125" office:value-type="string" calcext:value-type="string">
            <text:p>A3</text:p>
          </table:table-cell>
          <table:table-cell table:style-name="ce1135" office:value-type="string" calcext:value-type="string">
            <text:p>D5</text:p>
          </table:table-cell>
          <table:table-cell table:style-name="ce1145" office:value-type="string" calcext:value-type="string">
            <text:p>A4</text:p>
          </table:table-cell>
          <table:table-cell table:style-name="ce1155" office:value-type="string" calcext:value-type="string">
            <text:p>D4</text:p>
          </table:table-cell>
          <table:table-cell table:style-name="ce1165" office:value-type="string" calcext:value-type="string">
            <text:p>A5</text:p>
          </table:table-cell>
          <table:table-cell table:style-name="ce1175" office:value-type="string" calcext:value-type="string">
            <text:p>D3</text:p>
          </table:table-cell>
          <table:table-cell table:style-name="ce1185"/>
          <table:table-cell table:style-name="ce11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1106" office:value-type="string" calcext:value-type="string">
            <text:p>B4</text:p>
          </table:table-cell>
          <table:table-cell table:style-name="ce1116"/>
          <table:table-cell table:style-name="ce1126" office:value-type="string" calcext:value-type="string">
            <text:p>B5</text:p>
          </table:table-cell>
          <table:table-cell table:style-name="ce1136"/>
          <table:table-cell table:style-name="ce1146"/>
          <table:table-cell table:style-name="ce1156"/>
          <table:table-cell table:style-name="ce1166"/>
          <table:table-cell table:style-name="ce1176" office:value-type="string" calcext:value-type="string">
            <text:p>C5</text:p>
          </table:table-cell>
          <table:table-cell table:style-name="ce1186"/>
          <table:table-cell table:style-name="ce11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107" office:value-type="string" calcext:value-type="string">
            <text:p>A3</text:p>
          </table:table-cell>
          <table:table-cell table:style-name="ce1117"/>
          <table:table-cell table:style-name="ce1127" office:value-type="string" calcext:value-type="string">
            <text:p>A4</text:p>
          </table:table-cell>
          <table:table-cell table:style-name="ce1137"/>
          <table:table-cell table:style-name="ce1147" office:value-type="string" calcext:value-type="string">
            <text:p>A5</text:p>
          </table:table-cell>
          <table:table-cell table:style-name="ce1157" office:value-type="string" calcext:value-type="string">
            <text:p>D5</text:p>
          </table:table-cell>
          <table:table-cell table:style-name="ce1167"/>
          <table:table-cell table:style-name="ce1177" office:value-type="string" calcext:value-type="string">
            <text:p>D4</text:p>
          </table:table-cell>
          <table:table-cell table:style-name="ce1187"/>
          <table:table-cell table:style-name="ce11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1108" office:value-type="string" calcext:value-type="string">
            <text:p>B3</text:p>
          </table:table-cell>
          <table:table-cell table:style-name="ce1118"/>
          <table:table-cell table:style-name="ce1128" office:value-type="string" calcext:value-type="string">
            <text:p>B4</text:p>
          </table:table-cell>
          <table:table-cell table:style-name="ce1138"/>
          <table:table-cell table:style-name="ce1148" office:value-type="string" calcext:value-type="string">
            <text:p>B5</text:p>
          </table:table-cell>
          <table:table-cell table:style-name="ce1158" office:value-type="string" calcext:value-type="string">
            <text:p>C5</text:p>
          </table:table-cell>
          <table:table-cell table:style-name="ce1168"/>
          <table:table-cell table:style-name="ce1178" office:value-type="string" calcext:value-type="string">
            <text:p>C4</text:p>
          </table:table-cell>
          <table:table-cell table:style-name="ce1188"/>
          <table:table-cell table:style-name="ce11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109" office:value-type="string" calcext:value-type="string">
            <text:p>A4</text:p>
          </table:table-cell>
          <table:table-cell table:style-name="ce1119"/>
          <table:table-cell table:style-name="ce1129" office:value-type="string" calcext:value-type="string">
            <text:p>A5</text:p>
          </table:table-cell>
          <table:table-cell table:style-name="ce1139"/>
          <table:table-cell table:style-name="ce1149"/>
          <table:table-cell table:style-name="ce1159"/>
          <table:table-cell table:style-name="ce1169"/>
          <table:table-cell table:style-name="ce1179" office:value-type="string" calcext:value-type="string">
            <text:p>D5</text:p>
          </table:table-cell>
          <table:table-cell table:style-name="ce1189"/>
          <table:table-cell table:style-name="ce11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1110" office:value-type="string" calcext:value-type="string">
            <text:p>B2</text:p>
          </table:table-cell>
          <table:table-cell table:style-name="ce1120"/>
          <table:table-cell table:style-name="ce1130" office:value-type="string" calcext:value-type="string">
            <text:p>B3</text:p>
          </table:table-cell>
          <table:table-cell table:style-name="ce1140" office:value-type="string" calcext:value-type="string">
            <text:p>C5</text:p>
          </table:table-cell>
          <table:table-cell table:style-name="ce1150" office:value-type="string" calcext:value-type="string">
            <text:p>B4</text:p>
          </table:table-cell>
          <table:table-cell table:style-name="ce1160" office:value-type="string" calcext:value-type="string">
            <text:p>C4</text:p>
          </table:table-cell>
          <table:table-cell table:style-name="ce1170" office:value-type="string" calcext:value-type="string">
            <text:p>B5</text:p>
          </table:table-cell>
          <table:table-cell table:style-name="ce1180" office:value-type="string" calcext:value-type="string">
            <text:p>C3</text:p>
          </table:table-cell>
          <table:table-cell table:style-name="ce1190"/>
          <table:table-cell table:style-name="ce12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111" office:value-type="string" calcext:value-type="string">
            <text:p>A5</text:p>
          </table:table-cell>
          <table:table-cell table:style-name="ce1121"/>
          <table:table-cell table:style-name="ce1131"/>
          <table:table-cell table:style-name="ce1141"/>
          <table:table-cell table:style-name="ce1151"/>
          <table:table-cell table:style-name="ce1161"/>
          <table:table-cell table:style-name="ce1171"/>
          <table:table-cell table:style-name="ce1181"/>
          <table:table-cell table:style-name="ce1191"/>
          <table:table-cell table:style-name="ce12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1112" office:value-type="string" calcext:value-type="string">
            <text:p>B1</text:p>
          </table:table-cell>
          <table:table-cell table:style-name="ce1122" office:value-type="string" calcext:value-type="string">
            <text:p>C5</text:p>
          </table:table-cell>
          <table:table-cell table:style-name="ce1132" office:value-type="string" calcext:value-type="string">
            <text:p>B2</text:p>
          </table:table-cell>
          <table:table-cell table:style-name="ce1142" office:value-type="string" calcext:value-type="string">
            <text:p>C4</text:p>
          </table:table-cell>
          <table:table-cell table:style-name="ce1152" office:value-type="string" calcext:value-type="string">
            <text:p>B3</text:p>
          </table:table-cell>
          <table:table-cell table:style-name="ce1162" office:value-type="string" calcext:value-type="string">
            <text:p>C3</text:p>
          </table:table-cell>
          <table:table-cell table:style-name="ce1172" office:value-type="string" calcext:value-type="string">
            <text:p>B4</text:p>
          </table:table-cell>
          <table:table-cell table:style-name="ce1182" office:value-type="string" calcext:value-type="string">
            <text:p>C2</text:p>
          </table:table-cell>
          <table:table-cell table:style-name="ce1192" office:value-type="string" calcext:value-type="string">
            <text:p>B5</text:p>
          </table:table-cell>
          <table:table-cell table:style-name="ce12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5.B2:B5.C3">
            <calcext:condition calcext:apply-style-name="Heading" calcext:value="begins-with('a')" calcext:base-cell-address="B5.B2"/>
            <calcext:condition calcext:apply-style-name="Default" calcext:value="=0" calcext:base-cell-address="B5.B2"/>
          </calcext:conditional-format>
          <calcext:conditional-format calcext:target-range-address="B5.D2:B5.E3">
            <calcext:condition calcext:apply-style-name="Heading" calcext:value="begins-with('a')" calcext:base-cell-address="B5.D2"/>
            <calcext:condition calcext:apply-style-name="Default" calcext:value="=0" calcext:base-cell-address="B5.D2"/>
          </calcext:conditional-format>
          <calcext:conditional-format calcext:target-range-address="B5.F2:B5.G3">
            <calcext:condition calcext:apply-style-name="Heading" calcext:value="begins-with('a')" calcext:base-cell-address="B5.F2"/>
            <calcext:condition calcext:apply-style-name="Default" calcext:value="=0" calcext:base-cell-address="B5.F2"/>
          </calcext:conditional-format>
          <calcext:conditional-format calcext:target-range-address="B5.H2:B5.I3">
            <calcext:condition calcext:apply-style-name="Heading" calcext:value="begins-with('a')" calcext:base-cell-address="B5.H2"/>
            <calcext:condition calcext:apply-style-name="Default" calcext:value="=0" calcext:base-cell-address="B5.H2"/>
          </calcext:conditional-format>
          <calcext:conditional-format calcext:target-range-address="B5.J2:B5.K3">
            <calcext:condition calcext:apply-style-name="Heading" calcext:value="begins-with('a')" calcext:base-cell-address="B5.J2"/>
            <calcext:condition calcext:apply-style-name="Default" calcext:value="=0" calcext:base-cell-address="B5.J2"/>
          </calcext:conditional-format>
          <calcext:conditional-format calcext:target-range-address="B5.B4:B5.C5">
            <calcext:condition calcext:apply-style-name="Heading" calcext:value="begins-with('a')" calcext:base-cell-address="B5.B4"/>
            <calcext:condition calcext:apply-style-name="Default" calcext:value="=0" calcext:base-cell-address="B5.B4"/>
          </calcext:conditional-format>
          <calcext:conditional-format calcext:target-range-address="B5.D4:B5.E5">
            <calcext:condition calcext:apply-style-name="Heading" calcext:value="begins-with('a')" calcext:base-cell-address="B5.D4"/>
            <calcext:condition calcext:apply-style-name="Default" calcext:value="=0" calcext:base-cell-address="B5.D4"/>
          </calcext:conditional-format>
          <calcext:conditional-format calcext:target-range-address="B5.F4:B5.G5">
            <calcext:condition calcext:apply-style-name="Heading" calcext:value="begins-with('a')" calcext:base-cell-address="B5.F4"/>
            <calcext:condition calcext:apply-style-name="Default" calcext:value="=0" calcext:base-cell-address="B5.F4"/>
          </calcext:conditional-format>
          <calcext:conditional-format calcext:target-range-address="B5.H4:B5.I5">
            <calcext:condition calcext:apply-style-name="Heading" calcext:value="begins-with('a')" calcext:base-cell-address="B5.H4"/>
            <calcext:condition calcext:apply-style-name="Default" calcext:value="=0" calcext:base-cell-address="B5.H4"/>
          </calcext:conditional-format>
          <calcext:conditional-format calcext:target-range-address="B5.J4:B5.K5">
            <calcext:condition calcext:apply-style-name="Heading" calcext:value="begins-with('a')" calcext:base-cell-address="B5.J4"/>
            <calcext:condition calcext:apply-style-name="Default" calcext:value="=0" calcext:base-cell-address="B5.J4"/>
          </calcext:conditional-format>
          <calcext:conditional-format calcext:target-range-address="B5.B6:B5.C7">
            <calcext:condition calcext:apply-style-name="Heading" calcext:value="begins-with('a')" calcext:base-cell-address="B5.B6"/>
            <calcext:condition calcext:apply-style-name="Default" calcext:value="=0" calcext:base-cell-address="B5.B6"/>
          </calcext:conditional-format>
          <calcext:conditional-format calcext:target-range-address="B5.D6:B5.E7">
            <calcext:condition calcext:apply-style-name="Heading" calcext:value="begins-with('a')" calcext:base-cell-address="B5.D6"/>
            <calcext:condition calcext:apply-style-name="Default" calcext:value="=0" calcext:base-cell-address="B5.D6"/>
          </calcext:conditional-format>
          <calcext:conditional-format calcext:target-range-address="B5.F6:B5.G7">
            <calcext:condition calcext:apply-style-name="Heading" calcext:value="begins-with('a')" calcext:base-cell-address="B5.F6"/>
            <calcext:condition calcext:apply-style-name="Default" calcext:value="=0" calcext:base-cell-address="B5.F6"/>
          </calcext:conditional-format>
          <calcext:conditional-format calcext:target-range-address="B5.H6:B5.I7">
            <calcext:condition calcext:apply-style-name="Heading" calcext:value="begins-with('a')" calcext:base-cell-address="B5.H6"/>
            <calcext:condition calcext:apply-style-name="Default" calcext:value="=0" calcext:base-cell-address="B5.H6"/>
          </calcext:conditional-format>
          <calcext:conditional-format calcext:target-range-address="B5.J6:B5.K7">
            <calcext:condition calcext:apply-style-name="Heading" calcext:value="begins-with('a')" calcext:base-cell-address="B5.J6"/>
            <calcext:condition calcext:apply-style-name="Default" calcext:value="=0" calcext:base-cell-address="B5.J6"/>
          </calcext:conditional-format>
          <calcext:conditional-format calcext:target-range-address="B5.B8:B5.C9">
            <calcext:condition calcext:apply-style-name="Heading" calcext:value="begins-with('a')" calcext:base-cell-address="B5.B8"/>
            <calcext:condition calcext:apply-style-name="Default" calcext:value="=0" calcext:base-cell-address="B5.B8"/>
          </calcext:conditional-format>
          <calcext:conditional-format calcext:target-range-address="B5.D8:B5.E9">
            <calcext:condition calcext:apply-style-name="Heading" calcext:value="begins-with('a')" calcext:base-cell-address="B5.D8"/>
            <calcext:condition calcext:apply-style-name="Default" calcext:value="=0" calcext:base-cell-address="B5.D8"/>
          </calcext:conditional-format>
          <calcext:conditional-format calcext:target-range-address="B5.F8:B5.G9">
            <calcext:condition calcext:apply-style-name="Heading" calcext:value="begins-with('a')" calcext:base-cell-address="B5.F8"/>
            <calcext:condition calcext:apply-style-name="Default" calcext:value="=0" calcext:base-cell-address="B5.F8"/>
          </calcext:conditional-format>
          <calcext:conditional-format calcext:target-range-address="B5.H8:B5.I9">
            <calcext:condition calcext:apply-style-name="Heading" calcext:value="begins-with('a')" calcext:base-cell-address="B5.H8"/>
            <calcext:condition calcext:apply-style-name="Default" calcext:value="=0" calcext:base-cell-address="B5.H8"/>
          </calcext:conditional-format>
          <calcext:conditional-format calcext:target-range-address="B5.J8:B5.K9">
            <calcext:condition calcext:apply-style-name="Heading" calcext:value="begins-with('a')" calcext:base-cell-address="B5.J8"/>
            <calcext:condition calcext:apply-style-name="Default" calcext:value="=0" calcext:base-cell-address="B5.J8"/>
          </calcext:conditional-format>
          <calcext:conditional-format calcext:target-range-address="B5.B10:B5.C11">
            <calcext:condition calcext:apply-style-name="Heading" calcext:value="begins-with('a')" calcext:base-cell-address="B5.B10"/>
            <calcext:condition calcext:apply-style-name="Default" calcext:value="=0" calcext:base-cell-address="B5.B10"/>
          </calcext:conditional-format>
          <calcext:conditional-format calcext:target-range-address="B5.D10:B5.E11">
            <calcext:condition calcext:apply-style-name="Heading" calcext:value="begins-with('a')" calcext:base-cell-address="B5.D10"/>
            <calcext:condition calcext:apply-style-name="Default" calcext:value="=0" calcext:base-cell-address="B5.D10"/>
          </calcext:conditional-format>
          <calcext:conditional-format calcext:target-range-address="B5.F10:B5.G11">
            <calcext:condition calcext:apply-style-name="Heading" calcext:value="begins-with('a')" calcext:base-cell-address="B5.F10"/>
            <calcext:condition calcext:apply-style-name="Default" calcext:value="=0" calcext:base-cell-address="B5.F10"/>
          </calcext:conditional-format>
          <calcext:conditional-format calcext:target-range-address="B5.H10:B5.I11">
            <calcext:condition calcext:apply-style-name="Heading" calcext:value="begins-with('a')" calcext:base-cell-address="B5.H10"/>
            <calcext:condition calcext:apply-style-name="Default" calcext:value="=0" calcext:base-cell-address="B5.H10"/>
          </calcext:conditional-format>
          <calcext:conditional-format calcext:target-range-address="B5.J10:B5.K11">
            <calcext:condition calcext:apply-style-name="Heading" calcext:value="begins-with('a')" calcext:base-cell-address="B5.J10"/>
            <calcext:condition calcext:apply-style-name="Default" calcext:value="=0" calcext:base-cell-address="B5.J10"/>
          </calcext:conditional-format>
        </calcext:conditional-formats>
      </table:table>
      <table:table table:name="AB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1203" office:value-type="string" calcext:value-type="string">
            <text:p>A1</text:p>
          </table:table-cell>
          <table:table-cell table:style-name="ce1213" office:value-type="string" calcext:value-type="string">
            <text:p>D5</text:p>
          </table:table-cell>
          <table:table-cell table:style-name="ce1223" office:value-type="string" calcext:value-type="string">
            <text:p>A2</text:p>
          </table:table-cell>
          <table:table-cell table:style-name="ce1233" office:value-type="string" calcext:value-type="string">
            <text:p>D4</text:p>
          </table:table-cell>
          <table:table-cell table:style-name="ce1243" office:value-type="string" calcext:value-type="string">
            <text:p>A3</text:p>
          </table:table-cell>
          <table:table-cell table:style-name="ce1253" office:value-type="string" calcext:value-type="string">
            <text:p>D3</text:p>
          </table:table-cell>
          <table:table-cell table:style-name="ce1263" office:value-type="string" calcext:value-type="string">
            <text:p>A4</text:p>
          </table:table-cell>
          <table:table-cell table:style-name="ce1273" office:value-type="string" calcext:value-type="string">
            <text:p>D2</text:p>
          </table:table-cell>
          <table:table-cell table:style-name="ce1283" office:value-type="string" calcext:value-type="string">
            <text:p>A5</text:p>
          </table:table-cell>
          <table:table-cell table:style-name="ce12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1204" office:value-type="string" calcext:value-type="string">
            <text:p>B5</text:p>
          </table:table-cell>
          <table:table-cell table:style-name="ce1214"/>
          <table:table-cell table:style-name="ce1224"/>
          <table:table-cell table:style-name="ce1234"/>
          <table:table-cell table:style-name="ce1244"/>
          <table:table-cell table:style-name="ce1254"/>
          <table:table-cell table:style-name="ce1264"/>
          <table:table-cell table:style-name="ce1274"/>
          <table:table-cell table:style-name="ce1284"/>
          <table:table-cell table:style-name="ce12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205" office:value-type="string" calcext:value-type="string">
            <text:p>A2</text:p>
          </table:table-cell>
          <table:table-cell table:style-name="ce1215"/>
          <table:table-cell table:style-name="ce1225" office:value-type="string" calcext:value-type="string">
            <text:p>A3</text:p>
          </table:table-cell>
          <table:table-cell table:style-name="ce1235" office:value-type="string" calcext:value-type="string">
            <text:p>D5</text:p>
          </table:table-cell>
          <table:table-cell table:style-name="ce1245" office:value-type="string" calcext:value-type="string">
            <text:p>A4</text:p>
          </table:table-cell>
          <table:table-cell table:style-name="ce1255" office:value-type="string" calcext:value-type="string">
            <text:p>D4</text:p>
          </table:table-cell>
          <table:table-cell table:style-name="ce1265" office:value-type="string" calcext:value-type="string">
            <text:p>A5</text:p>
          </table:table-cell>
          <table:table-cell table:style-name="ce1275" office:value-type="string" calcext:value-type="string">
            <text:p>D3</text:p>
          </table:table-cell>
          <table:table-cell table:style-name="ce1285"/>
          <table:table-cell table:style-name="ce12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1206" office:value-type="string" calcext:value-type="string">
            <text:p>B4</text:p>
          </table:table-cell>
          <table:table-cell table:style-name="ce1216"/>
          <table:table-cell table:style-name="ce1226" office:value-type="string" calcext:value-type="string">
            <text:p>B5</text:p>
          </table:table-cell>
          <table:table-cell table:style-name="ce1236"/>
          <table:table-cell table:style-name="ce1246"/>
          <table:table-cell table:style-name="ce1256"/>
          <table:table-cell table:style-name="ce1266"/>
          <table:table-cell table:style-name="ce1276" office:value-type="string" calcext:value-type="string">
            <text:p>C5</text:p>
          </table:table-cell>
          <table:table-cell table:style-name="ce1286"/>
          <table:table-cell table:style-name="ce12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207" office:value-type="string" calcext:value-type="string">
            <text:p>A3</text:p>
          </table:table-cell>
          <table:table-cell table:style-name="ce1217"/>
          <table:table-cell table:style-name="ce1227" office:value-type="string" calcext:value-type="string">
            <text:p>A4</text:p>
          </table:table-cell>
          <table:table-cell table:style-name="ce1237"/>
          <table:table-cell table:style-name="ce1247" office:value-type="string" calcext:value-type="string">
            <text:p>A5</text:p>
          </table:table-cell>
          <table:table-cell table:style-name="ce1257" office:value-type="string" calcext:value-type="string">
            <text:p>D5</text:p>
          </table:table-cell>
          <table:table-cell table:style-name="ce1267"/>
          <table:table-cell table:style-name="ce1277" office:value-type="string" calcext:value-type="string">
            <text:p>D4</text:p>
          </table:table-cell>
          <table:table-cell table:style-name="ce1287"/>
          <table:table-cell table:style-name="ce12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1208" office:value-type="string" calcext:value-type="string">
            <text:p>B3</text:p>
          </table:table-cell>
          <table:table-cell table:style-name="ce1218"/>
          <table:table-cell table:style-name="ce1228" office:value-type="string" calcext:value-type="string">
            <text:p>B4</text:p>
          </table:table-cell>
          <table:table-cell table:style-name="ce1238"/>
          <table:table-cell table:style-name="ce1248" office:value-type="string" calcext:value-type="string">
            <text:p>B5</text:p>
          </table:table-cell>
          <table:table-cell table:style-name="ce1258" office:value-type="string" calcext:value-type="string">
            <text:p>C5</text:p>
          </table:table-cell>
          <table:table-cell table:style-name="ce1268"/>
          <table:table-cell table:style-name="ce1278" office:value-type="string" calcext:value-type="string">
            <text:p>C4</text:p>
          </table:table-cell>
          <table:table-cell table:style-name="ce1288"/>
          <table:table-cell table:style-name="ce12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209" office:value-type="string" calcext:value-type="string">
            <text:p>A4</text:p>
          </table:table-cell>
          <table:table-cell table:style-name="ce1219"/>
          <table:table-cell table:style-name="ce1229" office:value-type="string" calcext:value-type="string">
            <text:p>A5</text:p>
          </table:table-cell>
          <table:table-cell table:style-name="ce1239"/>
          <table:table-cell table:style-name="ce1249"/>
          <table:table-cell table:style-name="ce1259"/>
          <table:table-cell table:style-name="ce1269"/>
          <table:table-cell table:style-name="ce1279" office:value-type="string" calcext:value-type="string">
            <text:p>D5</text:p>
          </table:table-cell>
          <table:table-cell table:style-name="ce1289"/>
          <table:table-cell table:style-name="ce12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1210" office:value-type="string" calcext:value-type="string">
            <text:p>B2</text:p>
          </table:table-cell>
          <table:table-cell table:style-name="ce1220"/>
          <table:table-cell table:style-name="ce1230" office:value-type="string" calcext:value-type="string">
            <text:p>B3</text:p>
          </table:table-cell>
          <table:table-cell table:style-name="ce1240" office:value-type="string" calcext:value-type="string">
            <text:p>C5</text:p>
          </table:table-cell>
          <table:table-cell table:style-name="ce1250" office:value-type="string" calcext:value-type="string">
            <text:p>B4</text:p>
          </table:table-cell>
          <table:table-cell table:style-name="ce1260" office:value-type="string" calcext:value-type="string">
            <text:p>C4</text:p>
          </table:table-cell>
          <table:table-cell table:style-name="ce1270" office:value-type="string" calcext:value-type="string">
            <text:p>B5</text:p>
          </table:table-cell>
          <table:table-cell table:style-name="ce1280" office:value-type="string" calcext:value-type="string">
            <text:p>C3</text:p>
          </table:table-cell>
          <table:table-cell table:style-name="ce1290"/>
          <table:table-cell table:style-name="ce13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211" office:value-type="string" calcext:value-type="string">
            <text:p>A5</text:p>
          </table:table-cell>
          <table:table-cell table:style-name="ce1221"/>
          <table:table-cell table:style-name="ce1231"/>
          <table:table-cell table:style-name="ce1241"/>
          <table:table-cell table:style-name="ce1251"/>
          <table:table-cell table:style-name="ce1261"/>
          <table:table-cell table:style-name="ce1271"/>
          <table:table-cell table:style-name="ce1281"/>
          <table:table-cell table:style-name="ce1291"/>
          <table:table-cell table:style-name="ce13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1212" office:value-type="string" calcext:value-type="string">
            <text:p>B1</text:p>
          </table:table-cell>
          <table:table-cell table:style-name="ce1222" office:value-type="string" calcext:value-type="string">
            <text:p>C5</text:p>
          </table:table-cell>
          <table:table-cell table:style-name="ce1232" office:value-type="string" calcext:value-type="string">
            <text:p>B2</text:p>
          </table:table-cell>
          <table:table-cell table:style-name="ce1242" office:value-type="string" calcext:value-type="string">
            <text:p>C4</text:p>
          </table:table-cell>
          <table:table-cell table:style-name="ce1252" office:value-type="string" calcext:value-type="string">
            <text:p>B3</text:p>
          </table:table-cell>
          <table:table-cell table:style-name="ce1262" office:value-type="string" calcext:value-type="string">
            <text:p>C3</text:p>
          </table:table-cell>
          <table:table-cell table:style-name="ce1272" office:value-type="string" calcext:value-type="string">
            <text:p>B4</text:p>
          </table:table-cell>
          <table:table-cell table:style-name="ce1282" office:value-type="string" calcext:value-type="string">
            <text:p>C2</text:p>
          </table:table-cell>
          <table:table-cell table:style-name="ce1292" office:value-type="string" calcext:value-type="string">
            <text:p>B5</text:p>
          </table:table-cell>
          <table:table-cell table:style-name="ce13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B.B2:AB.C3">
            <calcext:condition calcext:apply-style-name="Heading" calcext:value="begins-with('a')" calcext:base-cell-address="AB.B2"/>
            <calcext:condition calcext:apply-style-name="Default" calcext:value="=0" calcext:base-cell-address="AB.B2"/>
          </calcext:conditional-format>
          <calcext:conditional-format calcext:target-range-address="AB.D2:AB.E3">
            <calcext:condition calcext:apply-style-name="Heading" calcext:value="begins-with('a')" calcext:base-cell-address="AB.D2"/>
            <calcext:condition calcext:apply-style-name="Default" calcext:value="=0" calcext:base-cell-address="AB.D2"/>
          </calcext:conditional-format>
          <calcext:conditional-format calcext:target-range-address="AB.F2:AB.G3">
            <calcext:condition calcext:apply-style-name="Heading" calcext:value="begins-with('a')" calcext:base-cell-address="AB.F2"/>
            <calcext:condition calcext:apply-style-name="Default" calcext:value="=0" calcext:base-cell-address="AB.F2"/>
          </calcext:conditional-format>
          <calcext:conditional-format calcext:target-range-address="AB.H2:AB.I3">
            <calcext:condition calcext:apply-style-name="Heading" calcext:value="begins-with('a')" calcext:base-cell-address="AB.H2"/>
            <calcext:condition calcext:apply-style-name="Default" calcext:value="=0" calcext:base-cell-address="AB.H2"/>
          </calcext:conditional-format>
          <calcext:conditional-format calcext:target-range-address="AB.J2:AB.K3">
            <calcext:condition calcext:apply-style-name="Heading" calcext:value="begins-with('a')" calcext:base-cell-address="AB.J2"/>
            <calcext:condition calcext:apply-style-name="Default" calcext:value="=0" calcext:base-cell-address="AB.J2"/>
          </calcext:conditional-format>
          <calcext:conditional-format calcext:target-range-address="AB.B4:AB.C5">
            <calcext:condition calcext:apply-style-name="Heading" calcext:value="begins-with('a')" calcext:base-cell-address="AB.B4"/>
            <calcext:condition calcext:apply-style-name="Default" calcext:value="=0" calcext:base-cell-address="AB.B4"/>
          </calcext:conditional-format>
          <calcext:conditional-format calcext:target-range-address="AB.D4:AB.E5">
            <calcext:condition calcext:apply-style-name="Heading" calcext:value="begins-with('a')" calcext:base-cell-address="AB.D4"/>
            <calcext:condition calcext:apply-style-name="Default" calcext:value="=0" calcext:base-cell-address="AB.D4"/>
          </calcext:conditional-format>
          <calcext:conditional-format calcext:target-range-address="AB.F4:AB.G5">
            <calcext:condition calcext:apply-style-name="Heading" calcext:value="begins-with('a')" calcext:base-cell-address="AB.F4"/>
            <calcext:condition calcext:apply-style-name="Default" calcext:value="=0" calcext:base-cell-address="AB.F4"/>
          </calcext:conditional-format>
          <calcext:conditional-format calcext:target-range-address="AB.H4:AB.I5">
            <calcext:condition calcext:apply-style-name="Heading" calcext:value="begins-with('a')" calcext:base-cell-address="AB.H4"/>
            <calcext:condition calcext:apply-style-name="Default" calcext:value="=0" calcext:base-cell-address="AB.H4"/>
          </calcext:conditional-format>
          <calcext:conditional-format calcext:target-range-address="AB.J4:AB.K5">
            <calcext:condition calcext:apply-style-name="Heading" calcext:value="begins-with('a')" calcext:base-cell-address="AB.J4"/>
            <calcext:condition calcext:apply-style-name="Default" calcext:value="=0" calcext:base-cell-address="AB.J4"/>
          </calcext:conditional-format>
          <calcext:conditional-format calcext:target-range-address="AB.B6:AB.C7">
            <calcext:condition calcext:apply-style-name="Heading" calcext:value="begins-with('a')" calcext:base-cell-address="AB.B6"/>
            <calcext:condition calcext:apply-style-name="Default" calcext:value="=0" calcext:base-cell-address="AB.B6"/>
          </calcext:conditional-format>
          <calcext:conditional-format calcext:target-range-address="AB.D6:AB.E7">
            <calcext:condition calcext:apply-style-name="Heading" calcext:value="begins-with('a')" calcext:base-cell-address="AB.D6"/>
            <calcext:condition calcext:apply-style-name="Default" calcext:value="=0" calcext:base-cell-address="AB.D6"/>
          </calcext:conditional-format>
          <calcext:conditional-format calcext:target-range-address="AB.F6:AB.G7">
            <calcext:condition calcext:apply-style-name="Heading" calcext:value="begins-with('a')" calcext:base-cell-address="AB.F6"/>
            <calcext:condition calcext:apply-style-name="Default" calcext:value="=0" calcext:base-cell-address="AB.F6"/>
          </calcext:conditional-format>
          <calcext:conditional-format calcext:target-range-address="AB.H6:AB.I7">
            <calcext:condition calcext:apply-style-name="Heading" calcext:value="begins-with('a')" calcext:base-cell-address="AB.H6"/>
            <calcext:condition calcext:apply-style-name="Default" calcext:value="=0" calcext:base-cell-address="AB.H6"/>
          </calcext:conditional-format>
          <calcext:conditional-format calcext:target-range-address="AB.J6:AB.K7">
            <calcext:condition calcext:apply-style-name="Heading" calcext:value="begins-with('a')" calcext:base-cell-address="AB.J6"/>
            <calcext:condition calcext:apply-style-name="Default" calcext:value="=0" calcext:base-cell-address="AB.J6"/>
          </calcext:conditional-format>
          <calcext:conditional-format calcext:target-range-address="AB.B8:AB.C9">
            <calcext:condition calcext:apply-style-name="Heading" calcext:value="begins-with('a')" calcext:base-cell-address="AB.B8"/>
            <calcext:condition calcext:apply-style-name="Default" calcext:value="=0" calcext:base-cell-address="AB.B8"/>
          </calcext:conditional-format>
          <calcext:conditional-format calcext:target-range-address="AB.D8:AB.E9">
            <calcext:condition calcext:apply-style-name="Heading" calcext:value="begins-with('a')" calcext:base-cell-address="AB.D8"/>
            <calcext:condition calcext:apply-style-name="Default" calcext:value="=0" calcext:base-cell-address="AB.D8"/>
          </calcext:conditional-format>
          <calcext:conditional-format calcext:target-range-address="AB.F8:AB.G9">
            <calcext:condition calcext:apply-style-name="Heading" calcext:value="begins-with('a')" calcext:base-cell-address="AB.F8"/>
            <calcext:condition calcext:apply-style-name="Default" calcext:value="=0" calcext:base-cell-address="AB.F8"/>
          </calcext:conditional-format>
          <calcext:conditional-format calcext:target-range-address="AB.H8:AB.I9">
            <calcext:condition calcext:apply-style-name="Heading" calcext:value="begins-with('a')" calcext:base-cell-address="AB.H8"/>
            <calcext:condition calcext:apply-style-name="Default" calcext:value="=0" calcext:base-cell-address="AB.H8"/>
          </calcext:conditional-format>
          <calcext:conditional-format calcext:target-range-address="AB.J8:AB.K9">
            <calcext:condition calcext:apply-style-name="Heading" calcext:value="begins-with('a')" calcext:base-cell-address="AB.J8"/>
            <calcext:condition calcext:apply-style-name="Default" calcext:value="=0" calcext:base-cell-address="AB.J8"/>
          </calcext:conditional-format>
          <calcext:conditional-format calcext:target-range-address="AB.B10:AB.C11">
            <calcext:condition calcext:apply-style-name="Heading" calcext:value="begins-with('a')" calcext:base-cell-address="AB.B10"/>
            <calcext:condition calcext:apply-style-name="Default" calcext:value="=0" calcext:base-cell-address="AB.B10"/>
          </calcext:conditional-format>
          <calcext:conditional-format calcext:target-range-address="AB.D10:AB.E11">
            <calcext:condition calcext:apply-style-name="Heading" calcext:value="begins-with('a')" calcext:base-cell-address="AB.D10"/>
            <calcext:condition calcext:apply-style-name="Default" calcext:value="=0" calcext:base-cell-address="AB.D10"/>
          </calcext:conditional-format>
          <calcext:conditional-format calcext:target-range-address="AB.F10:AB.G11">
            <calcext:condition calcext:apply-style-name="Heading" calcext:value="begins-with('a')" calcext:base-cell-address="AB.F10"/>
            <calcext:condition calcext:apply-style-name="Default" calcext:value="=0" calcext:base-cell-address="AB.F10"/>
          </calcext:conditional-format>
          <calcext:conditional-format calcext:target-range-address="AB.H10:AB.I11">
            <calcext:condition calcext:apply-style-name="Heading" calcext:value="begins-with('a')" calcext:base-cell-address="AB.H10"/>
            <calcext:condition calcext:apply-style-name="Default" calcext:value="=0" calcext:base-cell-address="AB.H10"/>
          </calcext:conditional-format>
          <calcext:conditional-format calcext:target-range-address="AB.J10:AB.K11">
            <calcext:condition calcext:apply-style-name="Heading" calcext:value="begins-with('a')" calcext:base-cell-address="AB.J10"/>
            <calcext:condition calcext:apply-style-name="Default" calcext:value="=0" calcext:base-cell-address="AB.J10"/>
          </calcext:conditional-format>
        </calcext:conditional-formats>
      </table:table>
      <table:table table:name="A1B1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1303" office:value-type="string" calcext:value-type="string">
            <text:p>A1</text:p>
          </table:table-cell>
          <table:table-cell table:style-name="ce1313" office:value-type="string" calcext:value-type="string">
            <text:p>D5</text:p>
          </table:table-cell>
          <table:table-cell table:style-name="ce1323" office:value-type="string" calcext:value-type="string">
            <text:p>A2</text:p>
          </table:table-cell>
          <table:table-cell table:style-name="ce1333" office:value-type="string" calcext:value-type="string">
            <text:p>D4</text:p>
          </table:table-cell>
          <table:table-cell table:style-name="ce1343" office:value-type="string" calcext:value-type="string">
            <text:p>A3</text:p>
          </table:table-cell>
          <table:table-cell table:style-name="ce1353" office:value-type="string" calcext:value-type="string">
            <text:p>D3</text:p>
          </table:table-cell>
          <table:table-cell table:style-name="ce1363" office:value-type="string" calcext:value-type="string">
            <text:p>A4</text:p>
          </table:table-cell>
          <table:table-cell table:style-name="ce1373" office:value-type="string" calcext:value-type="string">
            <text:p>D2</text:p>
          </table:table-cell>
          <table:table-cell table:style-name="ce1383" office:value-type="string" calcext:value-type="string">
            <text:p>A5</text:p>
          </table:table-cell>
          <table:table-cell table:style-name="ce13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1304" office:value-type="string" calcext:value-type="string">
            <text:p>B5</text:p>
          </table:table-cell>
          <table:table-cell table:style-name="ce1314"/>
          <table:table-cell table:style-name="ce1324"/>
          <table:table-cell table:style-name="ce1334"/>
          <table:table-cell table:style-name="ce1344"/>
          <table:table-cell table:style-name="ce1354"/>
          <table:table-cell table:style-name="ce1364"/>
          <table:table-cell table:style-name="ce1374"/>
          <table:table-cell table:style-name="ce1384"/>
          <table:table-cell table:style-name="ce13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305" office:value-type="string" calcext:value-type="string">
            <text:p>A2</text:p>
          </table:table-cell>
          <table:table-cell table:style-name="ce1315"/>
          <table:table-cell table:style-name="ce1325" office:value-type="string" calcext:value-type="string">
            <text:p>A3</text:p>
          </table:table-cell>
          <table:table-cell table:style-name="ce1335" office:value-type="string" calcext:value-type="string">
            <text:p>D5</text:p>
          </table:table-cell>
          <table:table-cell table:style-name="ce1345" office:value-type="string" calcext:value-type="string">
            <text:p>A4</text:p>
          </table:table-cell>
          <table:table-cell table:style-name="ce1355" office:value-type="string" calcext:value-type="string">
            <text:p>D4</text:p>
          </table:table-cell>
          <table:table-cell table:style-name="ce1365" office:value-type="string" calcext:value-type="string">
            <text:p>A5</text:p>
          </table:table-cell>
          <table:table-cell table:style-name="ce1375" office:value-type="string" calcext:value-type="string">
            <text:p>D3</text:p>
          </table:table-cell>
          <table:table-cell table:style-name="ce1385"/>
          <table:table-cell table:style-name="ce13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1306" office:value-type="string" calcext:value-type="string">
            <text:p>B4</text:p>
          </table:table-cell>
          <table:table-cell table:style-name="ce1316"/>
          <table:table-cell table:style-name="ce1326" office:value-type="string" calcext:value-type="string">
            <text:p>B5</text:p>
          </table:table-cell>
          <table:table-cell table:style-name="ce1336"/>
          <table:table-cell table:style-name="ce1346"/>
          <table:table-cell table:style-name="ce1356"/>
          <table:table-cell table:style-name="ce1366"/>
          <table:table-cell table:style-name="ce1376" office:value-type="string" calcext:value-type="string">
            <text:p>C5</text:p>
          </table:table-cell>
          <table:table-cell table:style-name="ce1386"/>
          <table:table-cell table:style-name="ce13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307" office:value-type="string" calcext:value-type="string">
            <text:p>A3</text:p>
          </table:table-cell>
          <table:table-cell table:style-name="ce1317"/>
          <table:table-cell table:style-name="ce1327" office:value-type="string" calcext:value-type="string">
            <text:p>A4</text:p>
          </table:table-cell>
          <table:table-cell table:style-name="ce1337"/>
          <table:table-cell table:style-name="ce1347" office:value-type="string" calcext:value-type="string">
            <text:p>A5</text:p>
          </table:table-cell>
          <table:table-cell table:style-name="ce1357" office:value-type="string" calcext:value-type="string">
            <text:p>D5</text:p>
          </table:table-cell>
          <table:table-cell table:style-name="ce1367"/>
          <table:table-cell table:style-name="ce1377" office:value-type="string" calcext:value-type="string">
            <text:p>D4</text:p>
          </table:table-cell>
          <table:table-cell table:style-name="ce1387"/>
          <table:table-cell table:style-name="ce13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1308" office:value-type="string" calcext:value-type="string">
            <text:p>B3</text:p>
          </table:table-cell>
          <table:table-cell table:style-name="ce1318"/>
          <table:table-cell table:style-name="ce1328" office:value-type="string" calcext:value-type="string">
            <text:p>B4</text:p>
          </table:table-cell>
          <table:table-cell table:style-name="ce1338"/>
          <table:table-cell table:style-name="ce1348" office:value-type="string" calcext:value-type="string">
            <text:p>B5</text:p>
          </table:table-cell>
          <table:table-cell table:style-name="ce1358" office:value-type="string" calcext:value-type="string">
            <text:p>C5</text:p>
          </table:table-cell>
          <table:table-cell table:style-name="ce1368"/>
          <table:table-cell table:style-name="ce1378" office:value-type="string" calcext:value-type="string">
            <text:p>C4</text:p>
          </table:table-cell>
          <table:table-cell table:style-name="ce1388"/>
          <table:table-cell table:style-name="ce13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309" office:value-type="string" calcext:value-type="string">
            <text:p>A4</text:p>
          </table:table-cell>
          <table:table-cell table:style-name="ce1319"/>
          <table:table-cell table:style-name="ce1329" office:value-type="string" calcext:value-type="string">
            <text:p>A5</text:p>
          </table:table-cell>
          <table:table-cell table:style-name="ce1339"/>
          <table:table-cell table:style-name="ce1349"/>
          <table:table-cell table:style-name="ce1359"/>
          <table:table-cell table:style-name="ce1369"/>
          <table:table-cell table:style-name="ce1379" office:value-type="string" calcext:value-type="string">
            <text:p>D5</text:p>
          </table:table-cell>
          <table:table-cell table:style-name="ce1389"/>
          <table:table-cell table:style-name="ce13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1310" office:value-type="string" calcext:value-type="string">
            <text:p>B2</text:p>
          </table:table-cell>
          <table:table-cell table:style-name="ce1320"/>
          <table:table-cell table:style-name="ce1330" office:value-type="string" calcext:value-type="string">
            <text:p>B3</text:p>
          </table:table-cell>
          <table:table-cell table:style-name="ce1340" office:value-type="string" calcext:value-type="string">
            <text:p>C5</text:p>
          </table:table-cell>
          <table:table-cell table:style-name="ce1350" office:value-type="string" calcext:value-type="string">
            <text:p>B4</text:p>
          </table:table-cell>
          <table:table-cell table:style-name="ce1360" office:value-type="string" calcext:value-type="string">
            <text:p>C4</text:p>
          </table:table-cell>
          <table:table-cell table:style-name="ce1370" office:value-type="string" calcext:value-type="string">
            <text:p>B5</text:p>
          </table:table-cell>
          <table:table-cell table:style-name="ce1380" office:value-type="string" calcext:value-type="string">
            <text:p>C3</text:p>
          </table:table-cell>
          <table:table-cell table:style-name="ce1390"/>
          <table:table-cell table:style-name="ce14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311" office:value-type="string" calcext:value-type="string">
            <text:p>A5</text:p>
          </table:table-cell>
          <table:table-cell table:style-name="ce1321"/>
          <table:table-cell table:style-name="ce1331"/>
          <table:table-cell table:style-name="ce1341"/>
          <table:table-cell table:style-name="ce1351"/>
          <table:table-cell table:style-name="ce1361"/>
          <table:table-cell table:style-name="ce1371"/>
          <table:table-cell table:style-name="ce1381"/>
          <table:table-cell table:style-name="ce1391"/>
          <table:table-cell table:style-name="ce14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1312" office:value-type="string" calcext:value-type="string">
            <text:p>B1</text:p>
          </table:table-cell>
          <table:table-cell table:style-name="ce1322" office:value-type="string" calcext:value-type="string">
            <text:p>C5</text:p>
          </table:table-cell>
          <table:table-cell table:style-name="ce1332" office:value-type="string" calcext:value-type="string">
            <text:p>B2</text:p>
          </table:table-cell>
          <table:table-cell table:style-name="ce1342" office:value-type="string" calcext:value-type="string">
            <text:p>C4</text:p>
          </table:table-cell>
          <table:table-cell table:style-name="ce1352" office:value-type="string" calcext:value-type="string">
            <text:p>B3</text:p>
          </table:table-cell>
          <table:table-cell table:style-name="ce1362" office:value-type="string" calcext:value-type="string">
            <text:p>C3</text:p>
          </table:table-cell>
          <table:table-cell table:style-name="ce1372" office:value-type="string" calcext:value-type="string">
            <text:p>B4</text:p>
          </table:table-cell>
          <table:table-cell table:style-name="ce1382" office:value-type="string" calcext:value-type="string">
            <text:p>C2</text:p>
          </table:table-cell>
          <table:table-cell table:style-name="ce1392" office:value-type="string" calcext:value-type="string">
            <text:p>B5</text:p>
          </table:table-cell>
          <table:table-cell table:style-name="ce14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.B2:A1B1.C3">
            <calcext:condition calcext:apply-style-name="Heading" calcext:value="begins-with('a')" calcext:base-cell-address="A1B1.B2"/>
            <calcext:condition calcext:apply-style-name="Default" calcext:value="=0" calcext:base-cell-address="A1B1.B2"/>
          </calcext:conditional-format>
          <calcext:conditional-format calcext:target-range-address="A1B1.D2:A1B1.E3">
            <calcext:condition calcext:apply-style-name="Heading" calcext:value="begins-with('a')" calcext:base-cell-address="A1B1.D2"/>
            <calcext:condition calcext:apply-style-name="Default" calcext:value="=0" calcext:base-cell-address="A1B1.D2"/>
          </calcext:conditional-format>
          <calcext:conditional-format calcext:target-range-address="A1B1.F2:A1B1.G3">
            <calcext:condition calcext:apply-style-name="Heading" calcext:value="begins-with('a')" calcext:base-cell-address="A1B1.F2"/>
            <calcext:condition calcext:apply-style-name="Default" calcext:value="=0" calcext:base-cell-address="A1B1.F2"/>
          </calcext:conditional-format>
          <calcext:conditional-format calcext:target-range-address="A1B1.H2:A1B1.I3">
            <calcext:condition calcext:apply-style-name="Heading" calcext:value="begins-with('a')" calcext:base-cell-address="A1B1.H2"/>
            <calcext:condition calcext:apply-style-name="Default" calcext:value="=0" calcext:base-cell-address="A1B1.H2"/>
          </calcext:conditional-format>
          <calcext:conditional-format calcext:target-range-address="A1B1.J2:A1B1.K3">
            <calcext:condition calcext:apply-style-name="Heading" calcext:value="begins-with('a')" calcext:base-cell-address="A1B1.J2"/>
            <calcext:condition calcext:apply-style-name="Default" calcext:value="=0" calcext:base-cell-address="A1B1.J2"/>
          </calcext:conditional-format>
          <calcext:conditional-format calcext:target-range-address="A1B1.B4:A1B1.C5">
            <calcext:condition calcext:apply-style-name="Heading" calcext:value="begins-with('a')" calcext:base-cell-address="A1B1.B4"/>
            <calcext:condition calcext:apply-style-name="Default" calcext:value="=0" calcext:base-cell-address="A1B1.B4"/>
          </calcext:conditional-format>
          <calcext:conditional-format calcext:target-range-address="A1B1.D4:A1B1.E5">
            <calcext:condition calcext:apply-style-name="Heading" calcext:value="begins-with('a')" calcext:base-cell-address="A1B1.D4"/>
            <calcext:condition calcext:apply-style-name="Default" calcext:value="=0" calcext:base-cell-address="A1B1.D4"/>
          </calcext:conditional-format>
          <calcext:conditional-format calcext:target-range-address="A1B1.F4:A1B1.G5">
            <calcext:condition calcext:apply-style-name="Heading" calcext:value="begins-with('a')" calcext:base-cell-address="A1B1.F4"/>
            <calcext:condition calcext:apply-style-name="Default" calcext:value="=0" calcext:base-cell-address="A1B1.F4"/>
          </calcext:conditional-format>
          <calcext:conditional-format calcext:target-range-address="A1B1.H4:A1B1.I5">
            <calcext:condition calcext:apply-style-name="Heading" calcext:value="begins-with('a')" calcext:base-cell-address="A1B1.H4"/>
            <calcext:condition calcext:apply-style-name="Default" calcext:value="=0" calcext:base-cell-address="A1B1.H4"/>
          </calcext:conditional-format>
          <calcext:conditional-format calcext:target-range-address="A1B1.J4:A1B1.K5">
            <calcext:condition calcext:apply-style-name="Heading" calcext:value="begins-with('a')" calcext:base-cell-address="A1B1.J4"/>
            <calcext:condition calcext:apply-style-name="Default" calcext:value="=0" calcext:base-cell-address="A1B1.J4"/>
          </calcext:conditional-format>
          <calcext:conditional-format calcext:target-range-address="A1B1.B6:A1B1.C7">
            <calcext:condition calcext:apply-style-name="Heading" calcext:value="begins-with('a')" calcext:base-cell-address="A1B1.B6"/>
            <calcext:condition calcext:apply-style-name="Default" calcext:value="=0" calcext:base-cell-address="A1B1.B6"/>
          </calcext:conditional-format>
          <calcext:conditional-format calcext:target-range-address="A1B1.D6:A1B1.E7">
            <calcext:condition calcext:apply-style-name="Heading" calcext:value="begins-with('a')" calcext:base-cell-address="A1B1.D6"/>
            <calcext:condition calcext:apply-style-name="Default" calcext:value="=0" calcext:base-cell-address="A1B1.D6"/>
          </calcext:conditional-format>
          <calcext:conditional-format calcext:target-range-address="A1B1.F6:A1B1.G7">
            <calcext:condition calcext:apply-style-name="Heading" calcext:value="begins-with('a')" calcext:base-cell-address="A1B1.F6"/>
            <calcext:condition calcext:apply-style-name="Default" calcext:value="=0" calcext:base-cell-address="A1B1.F6"/>
          </calcext:conditional-format>
          <calcext:conditional-format calcext:target-range-address="A1B1.H6:A1B1.I7">
            <calcext:condition calcext:apply-style-name="Heading" calcext:value="begins-with('a')" calcext:base-cell-address="A1B1.H6"/>
            <calcext:condition calcext:apply-style-name="Default" calcext:value="=0" calcext:base-cell-address="A1B1.H6"/>
          </calcext:conditional-format>
          <calcext:conditional-format calcext:target-range-address="A1B1.J6:A1B1.K7">
            <calcext:condition calcext:apply-style-name="Heading" calcext:value="begins-with('a')" calcext:base-cell-address="A1B1.J6"/>
            <calcext:condition calcext:apply-style-name="Default" calcext:value="=0" calcext:base-cell-address="A1B1.J6"/>
          </calcext:conditional-format>
          <calcext:conditional-format calcext:target-range-address="A1B1.B8:A1B1.C9">
            <calcext:condition calcext:apply-style-name="Heading" calcext:value="begins-with('a')" calcext:base-cell-address="A1B1.B8"/>
            <calcext:condition calcext:apply-style-name="Default" calcext:value="=0" calcext:base-cell-address="A1B1.B8"/>
          </calcext:conditional-format>
          <calcext:conditional-format calcext:target-range-address="A1B1.D8:A1B1.E9">
            <calcext:condition calcext:apply-style-name="Heading" calcext:value="begins-with('a')" calcext:base-cell-address="A1B1.D8"/>
            <calcext:condition calcext:apply-style-name="Default" calcext:value="=0" calcext:base-cell-address="A1B1.D8"/>
          </calcext:conditional-format>
          <calcext:conditional-format calcext:target-range-address="A1B1.F8:A1B1.G9">
            <calcext:condition calcext:apply-style-name="Heading" calcext:value="begins-with('a')" calcext:base-cell-address="A1B1.F8"/>
            <calcext:condition calcext:apply-style-name="Default" calcext:value="=0" calcext:base-cell-address="A1B1.F8"/>
          </calcext:conditional-format>
          <calcext:conditional-format calcext:target-range-address="A1B1.H8:A1B1.I9">
            <calcext:condition calcext:apply-style-name="Heading" calcext:value="begins-with('a')" calcext:base-cell-address="A1B1.H8"/>
            <calcext:condition calcext:apply-style-name="Default" calcext:value="=0" calcext:base-cell-address="A1B1.H8"/>
          </calcext:conditional-format>
          <calcext:conditional-format calcext:target-range-address="A1B1.J8:A1B1.K9">
            <calcext:condition calcext:apply-style-name="Heading" calcext:value="begins-with('a')" calcext:base-cell-address="A1B1.J8"/>
            <calcext:condition calcext:apply-style-name="Default" calcext:value="=0" calcext:base-cell-address="A1B1.J8"/>
          </calcext:conditional-format>
          <calcext:conditional-format calcext:target-range-address="A1B1.B10:A1B1.C11">
            <calcext:condition calcext:apply-style-name="Heading" calcext:value="begins-with('a')" calcext:base-cell-address="A1B1.B10"/>
            <calcext:condition calcext:apply-style-name="Default" calcext:value="=0" calcext:base-cell-address="A1B1.B10"/>
          </calcext:conditional-format>
          <calcext:conditional-format calcext:target-range-address="A1B1.D10:A1B1.E11">
            <calcext:condition calcext:apply-style-name="Heading" calcext:value="begins-with('a')" calcext:base-cell-address="A1B1.D10"/>
            <calcext:condition calcext:apply-style-name="Default" calcext:value="=0" calcext:base-cell-address="A1B1.D10"/>
          </calcext:conditional-format>
          <calcext:conditional-format calcext:target-range-address="A1B1.F10:A1B1.G11">
            <calcext:condition calcext:apply-style-name="Heading" calcext:value="begins-with('a')" calcext:base-cell-address="A1B1.F10"/>
            <calcext:condition calcext:apply-style-name="Default" calcext:value="=0" calcext:base-cell-address="A1B1.F10"/>
          </calcext:conditional-format>
          <calcext:conditional-format calcext:target-range-address="A1B1.H10:A1B1.I11">
            <calcext:condition calcext:apply-style-name="Heading" calcext:value="begins-with('a')" calcext:base-cell-address="A1B1.H10"/>
            <calcext:condition calcext:apply-style-name="Default" calcext:value="=0" calcext:base-cell-address="A1B1.H10"/>
          </calcext:conditional-format>
          <calcext:conditional-format calcext:target-range-address="A1B1.J10:A1B1.K11">
            <calcext:condition calcext:apply-style-name="Heading" calcext:value="begins-with('a')" calcext:base-cell-address="A1B1.J10"/>
            <calcext:condition calcext:apply-style-name="Default" calcext:value="=0" calcext:base-cell-address="A1B1.J10"/>
          </calcext:conditional-format>
        </calcext:conditional-formats>
      </table:table>
      <table:table table:name="A2B2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1403" office:value-type="string" calcext:value-type="string">
            <text:p>A1</text:p>
          </table:table-cell>
          <table:table-cell table:style-name="ce1413" office:value-type="string" calcext:value-type="string">
            <text:p>D5</text:p>
          </table:table-cell>
          <table:table-cell table:style-name="ce1423" office:value-type="string" calcext:value-type="string">
            <text:p>A2</text:p>
          </table:table-cell>
          <table:table-cell table:style-name="ce1433" office:value-type="string" calcext:value-type="string">
            <text:p>D4</text:p>
          </table:table-cell>
          <table:table-cell table:style-name="ce1443" office:value-type="string" calcext:value-type="string">
            <text:p>A3</text:p>
          </table:table-cell>
          <table:table-cell table:style-name="ce1453" office:value-type="string" calcext:value-type="string">
            <text:p>D3</text:p>
          </table:table-cell>
          <table:table-cell table:style-name="ce1463" office:value-type="string" calcext:value-type="string">
            <text:p>A4</text:p>
          </table:table-cell>
          <table:table-cell table:style-name="ce1473" office:value-type="string" calcext:value-type="string">
            <text:p>D2</text:p>
          </table:table-cell>
          <table:table-cell table:style-name="ce1483" office:value-type="string" calcext:value-type="string">
            <text:p>A5</text:p>
          </table:table-cell>
          <table:table-cell table:style-name="ce14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1404" office:value-type="string" calcext:value-type="string">
            <text:p>B5</text:p>
          </table:table-cell>
          <table:table-cell table:style-name="ce1414"/>
          <table:table-cell table:style-name="ce1424"/>
          <table:table-cell table:style-name="ce1434"/>
          <table:table-cell table:style-name="ce1444"/>
          <table:table-cell table:style-name="ce1454"/>
          <table:table-cell table:style-name="ce1464"/>
          <table:table-cell table:style-name="ce1474"/>
          <table:table-cell table:style-name="ce1484"/>
          <table:table-cell table:style-name="ce14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405" office:value-type="string" calcext:value-type="string">
            <text:p>A2</text:p>
          </table:table-cell>
          <table:table-cell table:style-name="ce1415"/>
          <table:table-cell table:style-name="ce1425" office:value-type="string" calcext:value-type="string">
            <text:p>A3</text:p>
          </table:table-cell>
          <table:table-cell table:style-name="ce1435" office:value-type="string" calcext:value-type="string">
            <text:p>D5</text:p>
          </table:table-cell>
          <table:table-cell table:style-name="ce1445" office:value-type="string" calcext:value-type="string">
            <text:p>A4</text:p>
          </table:table-cell>
          <table:table-cell table:style-name="ce1455" office:value-type="string" calcext:value-type="string">
            <text:p>D4</text:p>
          </table:table-cell>
          <table:table-cell table:style-name="ce1465" office:value-type="string" calcext:value-type="string">
            <text:p>A5</text:p>
          </table:table-cell>
          <table:table-cell table:style-name="ce1475" office:value-type="string" calcext:value-type="string">
            <text:p>D3</text:p>
          </table:table-cell>
          <table:table-cell table:style-name="ce1485"/>
          <table:table-cell table:style-name="ce14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1406" office:value-type="string" calcext:value-type="string">
            <text:p>B4</text:p>
          </table:table-cell>
          <table:table-cell table:style-name="ce1416"/>
          <table:table-cell table:style-name="ce1426" office:value-type="string" calcext:value-type="string">
            <text:p>B5</text:p>
          </table:table-cell>
          <table:table-cell table:style-name="ce1436"/>
          <table:table-cell table:style-name="ce1446"/>
          <table:table-cell table:style-name="ce1456"/>
          <table:table-cell table:style-name="ce1466"/>
          <table:table-cell table:style-name="ce1476" office:value-type="string" calcext:value-type="string">
            <text:p>C5</text:p>
          </table:table-cell>
          <table:table-cell table:style-name="ce1486"/>
          <table:table-cell table:style-name="ce14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407" office:value-type="string" calcext:value-type="string">
            <text:p>A3</text:p>
          </table:table-cell>
          <table:table-cell table:style-name="ce1417"/>
          <table:table-cell table:style-name="ce1427" office:value-type="string" calcext:value-type="string">
            <text:p>A4</text:p>
          </table:table-cell>
          <table:table-cell table:style-name="ce1437"/>
          <table:table-cell table:style-name="ce1447" office:value-type="string" calcext:value-type="string">
            <text:p>A5</text:p>
          </table:table-cell>
          <table:table-cell table:style-name="ce1457" office:value-type="string" calcext:value-type="string">
            <text:p>D5</text:p>
          </table:table-cell>
          <table:table-cell table:style-name="ce1467"/>
          <table:table-cell table:style-name="ce1477" office:value-type="string" calcext:value-type="string">
            <text:p>D4</text:p>
          </table:table-cell>
          <table:table-cell table:style-name="ce1487"/>
          <table:table-cell table:style-name="ce14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1408" office:value-type="string" calcext:value-type="string">
            <text:p>B3</text:p>
          </table:table-cell>
          <table:table-cell table:style-name="ce1418"/>
          <table:table-cell table:style-name="ce1428" office:value-type="string" calcext:value-type="string">
            <text:p>B4</text:p>
          </table:table-cell>
          <table:table-cell table:style-name="ce1438"/>
          <table:table-cell table:style-name="ce1448" office:value-type="string" calcext:value-type="string">
            <text:p>B5</text:p>
          </table:table-cell>
          <table:table-cell table:style-name="ce1458" office:value-type="string" calcext:value-type="string">
            <text:p>C5</text:p>
          </table:table-cell>
          <table:table-cell table:style-name="ce1468"/>
          <table:table-cell table:style-name="ce1478" office:value-type="string" calcext:value-type="string">
            <text:p>C4</text:p>
          </table:table-cell>
          <table:table-cell table:style-name="ce1488"/>
          <table:table-cell table:style-name="ce14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409" office:value-type="string" calcext:value-type="string">
            <text:p>A4</text:p>
          </table:table-cell>
          <table:table-cell table:style-name="ce1419"/>
          <table:table-cell table:style-name="ce1429" office:value-type="string" calcext:value-type="string">
            <text:p>A5</text:p>
          </table:table-cell>
          <table:table-cell table:style-name="ce1439"/>
          <table:table-cell table:style-name="ce1449"/>
          <table:table-cell table:style-name="ce1459"/>
          <table:table-cell table:style-name="ce1469"/>
          <table:table-cell table:style-name="ce1479" office:value-type="string" calcext:value-type="string">
            <text:p>D5</text:p>
          </table:table-cell>
          <table:table-cell table:style-name="ce1489"/>
          <table:table-cell table:style-name="ce14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1410" office:value-type="string" calcext:value-type="string">
            <text:p>B2</text:p>
          </table:table-cell>
          <table:table-cell table:style-name="ce1420"/>
          <table:table-cell table:style-name="ce1430" office:value-type="string" calcext:value-type="string">
            <text:p>B3</text:p>
          </table:table-cell>
          <table:table-cell table:style-name="ce1440" office:value-type="string" calcext:value-type="string">
            <text:p>C5</text:p>
          </table:table-cell>
          <table:table-cell table:style-name="ce1450" office:value-type="string" calcext:value-type="string">
            <text:p>B4</text:p>
          </table:table-cell>
          <table:table-cell table:style-name="ce1460" office:value-type="string" calcext:value-type="string">
            <text:p>C4</text:p>
          </table:table-cell>
          <table:table-cell table:style-name="ce1470" office:value-type="string" calcext:value-type="string">
            <text:p>B5</text:p>
          </table:table-cell>
          <table:table-cell table:style-name="ce1480" office:value-type="string" calcext:value-type="string">
            <text:p>C3</text:p>
          </table:table-cell>
          <table:table-cell table:style-name="ce1490"/>
          <table:table-cell table:style-name="ce15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411" office:value-type="string" calcext:value-type="string">
            <text:p>A5</text:p>
          </table:table-cell>
          <table:table-cell table:style-name="ce1421"/>
          <table:table-cell table:style-name="ce1431"/>
          <table:table-cell table:style-name="ce1441"/>
          <table:table-cell table:style-name="ce1451"/>
          <table:table-cell table:style-name="ce1461"/>
          <table:table-cell table:style-name="ce1471"/>
          <table:table-cell table:style-name="ce1481"/>
          <table:table-cell table:style-name="ce1491"/>
          <table:table-cell table:style-name="ce15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1412" office:value-type="string" calcext:value-type="string">
            <text:p>B1</text:p>
          </table:table-cell>
          <table:table-cell table:style-name="ce1422" office:value-type="string" calcext:value-type="string">
            <text:p>C5</text:p>
          </table:table-cell>
          <table:table-cell table:style-name="ce1432" office:value-type="string" calcext:value-type="string">
            <text:p>B2</text:p>
          </table:table-cell>
          <table:table-cell table:style-name="ce1442" office:value-type="string" calcext:value-type="string">
            <text:p>C4</text:p>
          </table:table-cell>
          <table:table-cell table:style-name="ce1452" office:value-type="string" calcext:value-type="string">
            <text:p>B3</text:p>
          </table:table-cell>
          <table:table-cell table:style-name="ce1462" office:value-type="string" calcext:value-type="string">
            <text:p>C3</text:p>
          </table:table-cell>
          <table:table-cell table:style-name="ce1472" office:value-type="string" calcext:value-type="string">
            <text:p>B4</text:p>
          </table:table-cell>
          <table:table-cell table:style-name="ce1482" office:value-type="string" calcext:value-type="string">
            <text:p>C2</text:p>
          </table:table-cell>
          <table:table-cell table:style-name="ce1492" office:value-type="string" calcext:value-type="string">
            <text:p>B5</text:p>
          </table:table-cell>
          <table:table-cell table:style-name="ce15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.B2:A2B2.C3">
            <calcext:condition calcext:apply-style-name="Heading" calcext:value="begins-with('a')" calcext:base-cell-address="A2B2.B2"/>
            <calcext:condition calcext:apply-style-name="Default" calcext:value="=0" calcext:base-cell-address="A2B2.B2"/>
          </calcext:conditional-format>
          <calcext:conditional-format calcext:target-range-address="A2B2.D2:A2B2.E3">
            <calcext:condition calcext:apply-style-name="Heading" calcext:value="begins-with('a')" calcext:base-cell-address="A2B2.D2"/>
            <calcext:condition calcext:apply-style-name="Default" calcext:value="=0" calcext:base-cell-address="A2B2.D2"/>
          </calcext:conditional-format>
          <calcext:conditional-format calcext:target-range-address="A2B2.F2:A2B2.G3">
            <calcext:condition calcext:apply-style-name="Heading" calcext:value="begins-with('a')" calcext:base-cell-address="A2B2.F2"/>
            <calcext:condition calcext:apply-style-name="Default" calcext:value="=0" calcext:base-cell-address="A2B2.F2"/>
          </calcext:conditional-format>
          <calcext:conditional-format calcext:target-range-address="A2B2.H2:A2B2.I3">
            <calcext:condition calcext:apply-style-name="Heading" calcext:value="begins-with('a')" calcext:base-cell-address="A2B2.H2"/>
            <calcext:condition calcext:apply-style-name="Default" calcext:value="=0" calcext:base-cell-address="A2B2.H2"/>
          </calcext:conditional-format>
          <calcext:conditional-format calcext:target-range-address="A2B2.J2:A2B2.K3">
            <calcext:condition calcext:apply-style-name="Heading" calcext:value="begins-with('a')" calcext:base-cell-address="A2B2.J2"/>
            <calcext:condition calcext:apply-style-name="Default" calcext:value="=0" calcext:base-cell-address="A2B2.J2"/>
          </calcext:conditional-format>
          <calcext:conditional-format calcext:target-range-address="A2B2.B4:A2B2.C5">
            <calcext:condition calcext:apply-style-name="Heading" calcext:value="begins-with('a')" calcext:base-cell-address="A2B2.B4"/>
            <calcext:condition calcext:apply-style-name="Default" calcext:value="=0" calcext:base-cell-address="A2B2.B4"/>
          </calcext:conditional-format>
          <calcext:conditional-format calcext:target-range-address="A2B2.D4:A2B2.E5">
            <calcext:condition calcext:apply-style-name="Heading" calcext:value="begins-with('a')" calcext:base-cell-address="A2B2.D4"/>
            <calcext:condition calcext:apply-style-name="Default" calcext:value="=0" calcext:base-cell-address="A2B2.D4"/>
          </calcext:conditional-format>
          <calcext:conditional-format calcext:target-range-address="A2B2.F4:A2B2.G5">
            <calcext:condition calcext:apply-style-name="Heading" calcext:value="begins-with('a')" calcext:base-cell-address="A2B2.F4"/>
            <calcext:condition calcext:apply-style-name="Default" calcext:value="=0" calcext:base-cell-address="A2B2.F4"/>
          </calcext:conditional-format>
          <calcext:conditional-format calcext:target-range-address="A2B2.H4:A2B2.I5">
            <calcext:condition calcext:apply-style-name="Heading" calcext:value="begins-with('a')" calcext:base-cell-address="A2B2.H4"/>
            <calcext:condition calcext:apply-style-name="Default" calcext:value="=0" calcext:base-cell-address="A2B2.H4"/>
          </calcext:conditional-format>
          <calcext:conditional-format calcext:target-range-address="A2B2.J4:A2B2.K5">
            <calcext:condition calcext:apply-style-name="Heading" calcext:value="begins-with('a')" calcext:base-cell-address="A2B2.J4"/>
            <calcext:condition calcext:apply-style-name="Default" calcext:value="=0" calcext:base-cell-address="A2B2.J4"/>
          </calcext:conditional-format>
          <calcext:conditional-format calcext:target-range-address="A2B2.B6:A2B2.C7">
            <calcext:condition calcext:apply-style-name="Heading" calcext:value="begins-with('a')" calcext:base-cell-address="A2B2.B6"/>
            <calcext:condition calcext:apply-style-name="Default" calcext:value="=0" calcext:base-cell-address="A2B2.B6"/>
          </calcext:conditional-format>
          <calcext:conditional-format calcext:target-range-address="A2B2.D6:A2B2.E7">
            <calcext:condition calcext:apply-style-name="Heading" calcext:value="begins-with('a')" calcext:base-cell-address="A2B2.D6"/>
            <calcext:condition calcext:apply-style-name="Default" calcext:value="=0" calcext:base-cell-address="A2B2.D6"/>
          </calcext:conditional-format>
          <calcext:conditional-format calcext:target-range-address="A2B2.F6:A2B2.G7">
            <calcext:condition calcext:apply-style-name="Heading" calcext:value="begins-with('a')" calcext:base-cell-address="A2B2.F6"/>
            <calcext:condition calcext:apply-style-name="Default" calcext:value="=0" calcext:base-cell-address="A2B2.F6"/>
          </calcext:conditional-format>
          <calcext:conditional-format calcext:target-range-address="A2B2.H6:A2B2.I7">
            <calcext:condition calcext:apply-style-name="Heading" calcext:value="begins-with('a')" calcext:base-cell-address="A2B2.H6"/>
            <calcext:condition calcext:apply-style-name="Default" calcext:value="=0" calcext:base-cell-address="A2B2.H6"/>
          </calcext:conditional-format>
          <calcext:conditional-format calcext:target-range-address="A2B2.J6:A2B2.K7">
            <calcext:condition calcext:apply-style-name="Heading" calcext:value="begins-with('a')" calcext:base-cell-address="A2B2.J6"/>
            <calcext:condition calcext:apply-style-name="Default" calcext:value="=0" calcext:base-cell-address="A2B2.J6"/>
          </calcext:conditional-format>
          <calcext:conditional-format calcext:target-range-address="A2B2.B8:A2B2.C9">
            <calcext:condition calcext:apply-style-name="Heading" calcext:value="begins-with('a')" calcext:base-cell-address="A2B2.B8"/>
            <calcext:condition calcext:apply-style-name="Default" calcext:value="=0" calcext:base-cell-address="A2B2.B8"/>
          </calcext:conditional-format>
          <calcext:conditional-format calcext:target-range-address="A2B2.D8:A2B2.E9">
            <calcext:condition calcext:apply-style-name="Heading" calcext:value="begins-with('a')" calcext:base-cell-address="A2B2.D8"/>
            <calcext:condition calcext:apply-style-name="Default" calcext:value="=0" calcext:base-cell-address="A2B2.D8"/>
          </calcext:conditional-format>
          <calcext:conditional-format calcext:target-range-address="A2B2.F8:A2B2.G9">
            <calcext:condition calcext:apply-style-name="Heading" calcext:value="begins-with('a')" calcext:base-cell-address="A2B2.F8"/>
            <calcext:condition calcext:apply-style-name="Default" calcext:value="=0" calcext:base-cell-address="A2B2.F8"/>
          </calcext:conditional-format>
          <calcext:conditional-format calcext:target-range-address="A2B2.H8:A2B2.I9">
            <calcext:condition calcext:apply-style-name="Heading" calcext:value="begins-with('a')" calcext:base-cell-address="A2B2.H8"/>
            <calcext:condition calcext:apply-style-name="Default" calcext:value="=0" calcext:base-cell-address="A2B2.H8"/>
          </calcext:conditional-format>
          <calcext:conditional-format calcext:target-range-address="A2B2.J8:A2B2.K9">
            <calcext:condition calcext:apply-style-name="Heading" calcext:value="begins-with('a')" calcext:base-cell-address="A2B2.J8"/>
            <calcext:condition calcext:apply-style-name="Default" calcext:value="=0" calcext:base-cell-address="A2B2.J8"/>
          </calcext:conditional-format>
          <calcext:conditional-format calcext:target-range-address="A2B2.B10:A2B2.C11">
            <calcext:condition calcext:apply-style-name="Heading" calcext:value="begins-with('a')" calcext:base-cell-address="A2B2.B10"/>
            <calcext:condition calcext:apply-style-name="Default" calcext:value="=0" calcext:base-cell-address="A2B2.B10"/>
          </calcext:conditional-format>
          <calcext:conditional-format calcext:target-range-address="A2B2.D10:A2B2.E11">
            <calcext:condition calcext:apply-style-name="Heading" calcext:value="begins-with('a')" calcext:base-cell-address="A2B2.D10"/>
            <calcext:condition calcext:apply-style-name="Default" calcext:value="=0" calcext:base-cell-address="A2B2.D10"/>
          </calcext:conditional-format>
          <calcext:conditional-format calcext:target-range-address="A2B2.F10:A2B2.G11">
            <calcext:condition calcext:apply-style-name="Heading" calcext:value="begins-with('a')" calcext:base-cell-address="A2B2.F10"/>
            <calcext:condition calcext:apply-style-name="Default" calcext:value="=0" calcext:base-cell-address="A2B2.F10"/>
          </calcext:conditional-format>
          <calcext:conditional-format calcext:target-range-address="A2B2.H10:A2B2.I11">
            <calcext:condition calcext:apply-style-name="Heading" calcext:value="begins-with('a')" calcext:base-cell-address="A2B2.H10"/>
            <calcext:condition calcext:apply-style-name="Default" calcext:value="=0" calcext:base-cell-address="A2B2.H10"/>
          </calcext:conditional-format>
          <calcext:conditional-format calcext:target-range-address="A2B2.J10:A2B2.K11">
            <calcext:condition calcext:apply-style-name="Heading" calcext:value="begins-with('a')" calcext:base-cell-address="A2B2.J10"/>
            <calcext:condition calcext:apply-style-name="Default" calcext:value="=0" calcext:base-cell-address="A2B2.J10"/>
          </calcext:conditional-format>
        </calcext:conditional-formats>
      </table:table>
      <table:table table:name="A3B3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1503" office:value-type="string" calcext:value-type="string">
            <text:p>A1</text:p>
          </table:table-cell>
          <table:table-cell table:style-name="ce1513" office:value-type="string" calcext:value-type="string">
            <text:p>D5</text:p>
          </table:table-cell>
          <table:table-cell table:style-name="ce1523" office:value-type="string" calcext:value-type="string">
            <text:p>A2</text:p>
          </table:table-cell>
          <table:table-cell table:style-name="ce1533" office:value-type="string" calcext:value-type="string">
            <text:p>D4</text:p>
          </table:table-cell>
          <table:table-cell table:style-name="ce1543" office:value-type="string" calcext:value-type="string">
            <text:p>A3</text:p>
          </table:table-cell>
          <table:table-cell table:style-name="ce1553" office:value-type="string" calcext:value-type="string">
            <text:p>D3</text:p>
          </table:table-cell>
          <table:table-cell table:style-name="ce1563" office:value-type="string" calcext:value-type="string">
            <text:p>A4</text:p>
          </table:table-cell>
          <table:table-cell table:style-name="ce1573" office:value-type="string" calcext:value-type="string">
            <text:p>D2</text:p>
          </table:table-cell>
          <table:table-cell table:style-name="ce1583" office:value-type="string" calcext:value-type="string">
            <text:p>A5</text:p>
          </table:table-cell>
          <table:table-cell table:style-name="ce15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1504" office:value-type="string" calcext:value-type="string">
            <text:p>B5</text:p>
          </table:table-cell>
          <table:table-cell table:style-name="ce1514"/>
          <table:table-cell table:style-name="ce1524"/>
          <table:table-cell table:style-name="ce1534"/>
          <table:table-cell table:style-name="ce1544"/>
          <table:table-cell table:style-name="ce1554"/>
          <table:table-cell table:style-name="ce1564"/>
          <table:table-cell table:style-name="ce1574"/>
          <table:table-cell table:style-name="ce1584"/>
          <table:table-cell table:style-name="ce15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505" office:value-type="string" calcext:value-type="string">
            <text:p>A2</text:p>
          </table:table-cell>
          <table:table-cell table:style-name="ce1515"/>
          <table:table-cell table:style-name="ce1525" office:value-type="string" calcext:value-type="string">
            <text:p>A3</text:p>
          </table:table-cell>
          <table:table-cell table:style-name="ce1535" office:value-type="string" calcext:value-type="string">
            <text:p>D5</text:p>
          </table:table-cell>
          <table:table-cell table:style-name="ce1545" office:value-type="string" calcext:value-type="string">
            <text:p>A4</text:p>
          </table:table-cell>
          <table:table-cell table:style-name="ce1555" office:value-type="string" calcext:value-type="string">
            <text:p>D4</text:p>
          </table:table-cell>
          <table:table-cell table:style-name="ce1565" office:value-type="string" calcext:value-type="string">
            <text:p>A5</text:p>
          </table:table-cell>
          <table:table-cell table:style-name="ce1575" office:value-type="string" calcext:value-type="string">
            <text:p>D3</text:p>
          </table:table-cell>
          <table:table-cell table:style-name="ce1585"/>
          <table:table-cell table:style-name="ce15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1506" office:value-type="string" calcext:value-type="string">
            <text:p>B4</text:p>
          </table:table-cell>
          <table:table-cell table:style-name="ce1516"/>
          <table:table-cell table:style-name="ce1526" office:value-type="string" calcext:value-type="string">
            <text:p>B5</text:p>
          </table:table-cell>
          <table:table-cell table:style-name="ce1536"/>
          <table:table-cell table:style-name="ce1546"/>
          <table:table-cell table:style-name="ce1556"/>
          <table:table-cell table:style-name="ce1566"/>
          <table:table-cell table:style-name="ce1576" office:value-type="string" calcext:value-type="string">
            <text:p>C5</text:p>
          </table:table-cell>
          <table:table-cell table:style-name="ce1586"/>
          <table:table-cell table:style-name="ce15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507" office:value-type="string" calcext:value-type="string">
            <text:p>A3</text:p>
          </table:table-cell>
          <table:table-cell table:style-name="ce1517"/>
          <table:table-cell table:style-name="ce1527" office:value-type="string" calcext:value-type="string">
            <text:p>A4</text:p>
          </table:table-cell>
          <table:table-cell table:style-name="ce1537"/>
          <table:table-cell table:style-name="ce1547" office:value-type="string" calcext:value-type="string">
            <text:p>A5</text:p>
          </table:table-cell>
          <table:table-cell table:style-name="ce1557" office:value-type="string" calcext:value-type="string">
            <text:p>D5</text:p>
          </table:table-cell>
          <table:table-cell table:style-name="ce1567"/>
          <table:table-cell table:style-name="ce1577" office:value-type="string" calcext:value-type="string">
            <text:p>D4</text:p>
          </table:table-cell>
          <table:table-cell table:style-name="ce1587"/>
          <table:table-cell table:style-name="ce15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1508" office:value-type="string" calcext:value-type="string">
            <text:p>B3</text:p>
          </table:table-cell>
          <table:table-cell table:style-name="ce1518"/>
          <table:table-cell table:style-name="ce1528" office:value-type="string" calcext:value-type="string">
            <text:p>B4</text:p>
          </table:table-cell>
          <table:table-cell table:style-name="ce1538"/>
          <table:table-cell table:style-name="ce1548" office:value-type="string" calcext:value-type="string">
            <text:p>B5</text:p>
          </table:table-cell>
          <table:table-cell table:style-name="ce1558" office:value-type="string" calcext:value-type="string">
            <text:p>C5</text:p>
          </table:table-cell>
          <table:table-cell table:style-name="ce1568"/>
          <table:table-cell table:style-name="ce1578" office:value-type="string" calcext:value-type="string">
            <text:p>C4</text:p>
          </table:table-cell>
          <table:table-cell table:style-name="ce1588"/>
          <table:table-cell table:style-name="ce15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509" office:value-type="string" calcext:value-type="string">
            <text:p>A4</text:p>
          </table:table-cell>
          <table:table-cell table:style-name="ce1519"/>
          <table:table-cell table:style-name="ce1529" office:value-type="string" calcext:value-type="string">
            <text:p>A5</text:p>
          </table:table-cell>
          <table:table-cell table:style-name="ce1539"/>
          <table:table-cell table:style-name="ce1549"/>
          <table:table-cell table:style-name="ce1559"/>
          <table:table-cell table:style-name="ce1569"/>
          <table:table-cell table:style-name="ce1579" office:value-type="string" calcext:value-type="string">
            <text:p>D5</text:p>
          </table:table-cell>
          <table:table-cell table:style-name="ce1589"/>
          <table:table-cell table:style-name="ce15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1510" office:value-type="string" calcext:value-type="string">
            <text:p>B2</text:p>
          </table:table-cell>
          <table:table-cell table:style-name="ce1520"/>
          <table:table-cell table:style-name="ce1530" office:value-type="string" calcext:value-type="string">
            <text:p>B3</text:p>
          </table:table-cell>
          <table:table-cell table:style-name="ce1540" office:value-type="string" calcext:value-type="string">
            <text:p>C5</text:p>
          </table:table-cell>
          <table:table-cell table:style-name="ce1550" office:value-type="string" calcext:value-type="string">
            <text:p>B4</text:p>
          </table:table-cell>
          <table:table-cell table:style-name="ce1560" office:value-type="string" calcext:value-type="string">
            <text:p>C4</text:p>
          </table:table-cell>
          <table:table-cell table:style-name="ce1570" office:value-type="string" calcext:value-type="string">
            <text:p>B5</text:p>
          </table:table-cell>
          <table:table-cell table:style-name="ce1580" office:value-type="string" calcext:value-type="string">
            <text:p>C3</text:p>
          </table:table-cell>
          <table:table-cell table:style-name="ce1590"/>
          <table:table-cell table:style-name="ce16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511" office:value-type="string" calcext:value-type="string">
            <text:p>A5</text:p>
          </table:table-cell>
          <table:table-cell table:style-name="ce1521"/>
          <table:table-cell table:style-name="ce1531"/>
          <table:table-cell table:style-name="ce1541"/>
          <table:table-cell table:style-name="ce1551"/>
          <table:table-cell table:style-name="ce1561"/>
          <table:table-cell table:style-name="ce1571"/>
          <table:table-cell table:style-name="ce1581"/>
          <table:table-cell table:style-name="ce1591"/>
          <table:table-cell table:style-name="ce16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1512" office:value-type="string" calcext:value-type="string">
            <text:p>B1</text:p>
          </table:table-cell>
          <table:table-cell table:style-name="ce1522" office:value-type="string" calcext:value-type="string">
            <text:p>C5</text:p>
          </table:table-cell>
          <table:table-cell table:style-name="ce1532" office:value-type="string" calcext:value-type="string">
            <text:p>B2</text:p>
          </table:table-cell>
          <table:table-cell table:style-name="ce1542" office:value-type="string" calcext:value-type="string">
            <text:p>C4</text:p>
          </table:table-cell>
          <table:table-cell table:style-name="ce1552" office:value-type="string" calcext:value-type="string">
            <text:p>B3</text:p>
          </table:table-cell>
          <table:table-cell table:style-name="ce1562" office:value-type="string" calcext:value-type="string">
            <text:p>C3</text:p>
          </table:table-cell>
          <table:table-cell table:style-name="ce1572" office:value-type="string" calcext:value-type="string">
            <text:p>B4</text:p>
          </table:table-cell>
          <table:table-cell table:style-name="ce1582" office:value-type="string" calcext:value-type="string">
            <text:p>C2</text:p>
          </table:table-cell>
          <table:table-cell table:style-name="ce1592" office:value-type="string" calcext:value-type="string">
            <text:p>B5</text:p>
          </table:table-cell>
          <table:table-cell table:style-name="ce16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.B2:A3B3.C3">
            <calcext:condition calcext:apply-style-name="Heading" calcext:value="begins-with('a')" calcext:base-cell-address="A3B3.B2"/>
            <calcext:condition calcext:apply-style-name="Default" calcext:value="=0" calcext:base-cell-address="A3B3.B2"/>
          </calcext:conditional-format>
          <calcext:conditional-format calcext:target-range-address="A3B3.D2:A3B3.E3">
            <calcext:condition calcext:apply-style-name="Heading" calcext:value="begins-with('a')" calcext:base-cell-address="A3B3.D2"/>
            <calcext:condition calcext:apply-style-name="Default" calcext:value="=0" calcext:base-cell-address="A3B3.D2"/>
          </calcext:conditional-format>
          <calcext:conditional-format calcext:target-range-address="A3B3.F2:A3B3.G3">
            <calcext:condition calcext:apply-style-name="Heading" calcext:value="begins-with('a')" calcext:base-cell-address="A3B3.F2"/>
            <calcext:condition calcext:apply-style-name="Default" calcext:value="=0" calcext:base-cell-address="A3B3.F2"/>
          </calcext:conditional-format>
          <calcext:conditional-format calcext:target-range-address="A3B3.H2:A3B3.I3">
            <calcext:condition calcext:apply-style-name="Heading" calcext:value="begins-with('a')" calcext:base-cell-address="A3B3.H2"/>
            <calcext:condition calcext:apply-style-name="Default" calcext:value="=0" calcext:base-cell-address="A3B3.H2"/>
          </calcext:conditional-format>
          <calcext:conditional-format calcext:target-range-address="A3B3.J2:A3B3.K3">
            <calcext:condition calcext:apply-style-name="Heading" calcext:value="begins-with('a')" calcext:base-cell-address="A3B3.J2"/>
            <calcext:condition calcext:apply-style-name="Default" calcext:value="=0" calcext:base-cell-address="A3B3.J2"/>
          </calcext:conditional-format>
          <calcext:conditional-format calcext:target-range-address="A3B3.B4:A3B3.C5">
            <calcext:condition calcext:apply-style-name="Heading" calcext:value="begins-with('a')" calcext:base-cell-address="A3B3.B4"/>
            <calcext:condition calcext:apply-style-name="Default" calcext:value="=0" calcext:base-cell-address="A3B3.B4"/>
          </calcext:conditional-format>
          <calcext:conditional-format calcext:target-range-address="A3B3.D4:A3B3.E5">
            <calcext:condition calcext:apply-style-name="Heading" calcext:value="begins-with('a')" calcext:base-cell-address="A3B3.D4"/>
            <calcext:condition calcext:apply-style-name="Default" calcext:value="=0" calcext:base-cell-address="A3B3.D4"/>
          </calcext:conditional-format>
          <calcext:conditional-format calcext:target-range-address="A3B3.F4:A3B3.G5">
            <calcext:condition calcext:apply-style-name="Heading" calcext:value="begins-with('a')" calcext:base-cell-address="A3B3.F4"/>
            <calcext:condition calcext:apply-style-name="Default" calcext:value="=0" calcext:base-cell-address="A3B3.F4"/>
          </calcext:conditional-format>
          <calcext:conditional-format calcext:target-range-address="A3B3.H4:A3B3.I5">
            <calcext:condition calcext:apply-style-name="Heading" calcext:value="begins-with('a')" calcext:base-cell-address="A3B3.H4"/>
            <calcext:condition calcext:apply-style-name="Default" calcext:value="=0" calcext:base-cell-address="A3B3.H4"/>
          </calcext:conditional-format>
          <calcext:conditional-format calcext:target-range-address="A3B3.J4:A3B3.K5">
            <calcext:condition calcext:apply-style-name="Heading" calcext:value="begins-with('a')" calcext:base-cell-address="A3B3.J4"/>
            <calcext:condition calcext:apply-style-name="Default" calcext:value="=0" calcext:base-cell-address="A3B3.J4"/>
          </calcext:conditional-format>
          <calcext:conditional-format calcext:target-range-address="A3B3.B6:A3B3.C7">
            <calcext:condition calcext:apply-style-name="Heading" calcext:value="begins-with('a')" calcext:base-cell-address="A3B3.B6"/>
            <calcext:condition calcext:apply-style-name="Default" calcext:value="=0" calcext:base-cell-address="A3B3.B6"/>
          </calcext:conditional-format>
          <calcext:conditional-format calcext:target-range-address="A3B3.D6:A3B3.E7">
            <calcext:condition calcext:apply-style-name="Heading" calcext:value="begins-with('a')" calcext:base-cell-address="A3B3.D6"/>
            <calcext:condition calcext:apply-style-name="Default" calcext:value="=0" calcext:base-cell-address="A3B3.D6"/>
          </calcext:conditional-format>
          <calcext:conditional-format calcext:target-range-address="A3B3.F6:A3B3.G7">
            <calcext:condition calcext:apply-style-name="Heading" calcext:value="begins-with('a')" calcext:base-cell-address="A3B3.F6"/>
            <calcext:condition calcext:apply-style-name="Default" calcext:value="=0" calcext:base-cell-address="A3B3.F6"/>
          </calcext:conditional-format>
          <calcext:conditional-format calcext:target-range-address="A3B3.H6:A3B3.I7">
            <calcext:condition calcext:apply-style-name="Heading" calcext:value="begins-with('a')" calcext:base-cell-address="A3B3.H6"/>
            <calcext:condition calcext:apply-style-name="Default" calcext:value="=0" calcext:base-cell-address="A3B3.H6"/>
          </calcext:conditional-format>
          <calcext:conditional-format calcext:target-range-address="A3B3.J6:A3B3.K7">
            <calcext:condition calcext:apply-style-name="Heading" calcext:value="begins-with('a')" calcext:base-cell-address="A3B3.J6"/>
            <calcext:condition calcext:apply-style-name="Default" calcext:value="=0" calcext:base-cell-address="A3B3.J6"/>
          </calcext:conditional-format>
          <calcext:conditional-format calcext:target-range-address="A3B3.B8:A3B3.C9">
            <calcext:condition calcext:apply-style-name="Heading" calcext:value="begins-with('a')" calcext:base-cell-address="A3B3.B8"/>
            <calcext:condition calcext:apply-style-name="Default" calcext:value="=0" calcext:base-cell-address="A3B3.B8"/>
          </calcext:conditional-format>
          <calcext:conditional-format calcext:target-range-address="A3B3.D8:A3B3.E9">
            <calcext:condition calcext:apply-style-name="Heading" calcext:value="begins-with('a')" calcext:base-cell-address="A3B3.D8"/>
            <calcext:condition calcext:apply-style-name="Default" calcext:value="=0" calcext:base-cell-address="A3B3.D8"/>
          </calcext:conditional-format>
          <calcext:conditional-format calcext:target-range-address="A3B3.F8:A3B3.G9">
            <calcext:condition calcext:apply-style-name="Heading" calcext:value="begins-with('a')" calcext:base-cell-address="A3B3.F8"/>
            <calcext:condition calcext:apply-style-name="Default" calcext:value="=0" calcext:base-cell-address="A3B3.F8"/>
          </calcext:conditional-format>
          <calcext:conditional-format calcext:target-range-address="A3B3.H8:A3B3.I9">
            <calcext:condition calcext:apply-style-name="Heading" calcext:value="begins-with('a')" calcext:base-cell-address="A3B3.H8"/>
            <calcext:condition calcext:apply-style-name="Default" calcext:value="=0" calcext:base-cell-address="A3B3.H8"/>
          </calcext:conditional-format>
          <calcext:conditional-format calcext:target-range-address="A3B3.J8:A3B3.K9">
            <calcext:condition calcext:apply-style-name="Heading" calcext:value="begins-with('a')" calcext:base-cell-address="A3B3.J8"/>
            <calcext:condition calcext:apply-style-name="Default" calcext:value="=0" calcext:base-cell-address="A3B3.J8"/>
          </calcext:conditional-format>
          <calcext:conditional-format calcext:target-range-address="A3B3.B10:A3B3.C11">
            <calcext:condition calcext:apply-style-name="Heading" calcext:value="begins-with('a')" calcext:base-cell-address="A3B3.B10"/>
            <calcext:condition calcext:apply-style-name="Default" calcext:value="=0" calcext:base-cell-address="A3B3.B10"/>
          </calcext:conditional-format>
          <calcext:conditional-format calcext:target-range-address="A3B3.D10:A3B3.E11">
            <calcext:condition calcext:apply-style-name="Heading" calcext:value="begins-with('a')" calcext:base-cell-address="A3B3.D10"/>
            <calcext:condition calcext:apply-style-name="Default" calcext:value="=0" calcext:base-cell-address="A3B3.D10"/>
          </calcext:conditional-format>
          <calcext:conditional-format calcext:target-range-address="A3B3.F10:A3B3.G11">
            <calcext:condition calcext:apply-style-name="Heading" calcext:value="begins-with('a')" calcext:base-cell-address="A3B3.F10"/>
            <calcext:condition calcext:apply-style-name="Default" calcext:value="=0" calcext:base-cell-address="A3B3.F10"/>
          </calcext:conditional-format>
          <calcext:conditional-format calcext:target-range-address="A3B3.H10:A3B3.I11">
            <calcext:condition calcext:apply-style-name="Heading" calcext:value="begins-with('a')" calcext:base-cell-address="A3B3.H10"/>
            <calcext:condition calcext:apply-style-name="Default" calcext:value="=0" calcext:base-cell-address="A3B3.H10"/>
          </calcext:conditional-format>
          <calcext:conditional-format calcext:target-range-address="A3B3.J10:A3B3.K11">
            <calcext:condition calcext:apply-style-name="Heading" calcext:value="begins-with('a')" calcext:base-cell-address="A3B3.J10"/>
            <calcext:condition calcext:apply-style-name="Default" calcext:value="=0" calcext:base-cell-address="A3B3.J10"/>
          </calcext:conditional-format>
        </calcext:conditional-formats>
      </table:table>
      <table:table table:name="A4B4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1603" office:value-type="string" calcext:value-type="string">
            <text:p>A1</text:p>
          </table:table-cell>
          <table:table-cell table:style-name="ce1613" office:value-type="string" calcext:value-type="string">
            <text:p>D5</text:p>
          </table:table-cell>
          <table:table-cell table:style-name="ce1623" office:value-type="string" calcext:value-type="string">
            <text:p>A2</text:p>
          </table:table-cell>
          <table:table-cell table:style-name="ce1633" office:value-type="string" calcext:value-type="string">
            <text:p>D4</text:p>
          </table:table-cell>
          <table:table-cell table:style-name="ce1643" office:value-type="string" calcext:value-type="string">
            <text:p>A3</text:p>
          </table:table-cell>
          <table:table-cell table:style-name="ce1653" office:value-type="string" calcext:value-type="string">
            <text:p>D3</text:p>
          </table:table-cell>
          <table:table-cell table:style-name="ce1663" office:value-type="string" calcext:value-type="string">
            <text:p>A4</text:p>
          </table:table-cell>
          <table:table-cell table:style-name="ce1673" office:value-type="string" calcext:value-type="string">
            <text:p>D2</text:p>
          </table:table-cell>
          <table:table-cell table:style-name="ce1683" office:value-type="string" calcext:value-type="string">
            <text:p>A5</text:p>
          </table:table-cell>
          <table:table-cell table:style-name="ce16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1604" office:value-type="string" calcext:value-type="string">
            <text:p>B5</text:p>
          </table:table-cell>
          <table:table-cell table:style-name="ce1614"/>
          <table:table-cell table:style-name="ce1624"/>
          <table:table-cell table:style-name="ce1634"/>
          <table:table-cell table:style-name="ce1644"/>
          <table:table-cell table:style-name="ce1654"/>
          <table:table-cell table:style-name="ce1664"/>
          <table:table-cell table:style-name="ce1674"/>
          <table:table-cell table:style-name="ce1684"/>
          <table:table-cell table:style-name="ce16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605" office:value-type="string" calcext:value-type="string">
            <text:p>A2</text:p>
          </table:table-cell>
          <table:table-cell table:style-name="ce1615"/>
          <table:table-cell table:style-name="ce1625" office:value-type="string" calcext:value-type="string">
            <text:p>A3</text:p>
          </table:table-cell>
          <table:table-cell table:style-name="ce1635" office:value-type="string" calcext:value-type="string">
            <text:p>D5</text:p>
          </table:table-cell>
          <table:table-cell table:style-name="ce1645" office:value-type="string" calcext:value-type="string">
            <text:p>A4</text:p>
          </table:table-cell>
          <table:table-cell table:style-name="ce1655" office:value-type="string" calcext:value-type="string">
            <text:p>D4</text:p>
          </table:table-cell>
          <table:table-cell table:style-name="ce1665" office:value-type="string" calcext:value-type="string">
            <text:p>A5</text:p>
          </table:table-cell>
          <table:table-cell table:style-name="ce1675" office:value-type="string" calcext:value-type="string">
            <text:p>D3</text:p>
          </table:table-cell>
          <table:table-cell table:style-name="ce1685"/>
          <table:table-cell table:style-name="ce16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1606" office:value-type="string" calcext:value-type="string">
            <text:p>B4</text:p>
          </table:table-cell>
          <table:table-cell table:style-name="ce1616"/>
          <table:table-cell table:style-name="ce1626" office:value-type="string" calcext:value-type="string">
            <text:p>B5</text:p>
          </table:table-cell>
          <table:table-cell table:style-name="ce1636"/>
          <table:table-cell table:style-name="ce1646"/>
          <table:table-cell table:style-name="ce1656"/>
          <table:table-cell table:style-name="ce1666"/>
          <table:table-cell table:style-name="ce1676" office:value-type="string" calcext:value-type="string">
            <text:p>C5</text:p>
          </table:table-cell>
          <table:table-cell table:style-name="ce1686"/>
          <table:table-cell table:style-name="ce16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607" office:value-type="string" calcext:value-type="string">
            <text:p>A3</text:p>
          </table:table-cell>
          <table:table-cell table:style-name="ce1617"/>
          <table:table-cell table:style-name="ce1627" office:value-type="string" calcext:value-type="string">
            <text:p>A4</text:p>
          </table:table-cell>
          <table:table-cell table:style-name="ce1637"/>
          <table:table-cell table:style-name="ce1647" office:value-type="string" calcext:value-type="string">
            <text:p>A5</text:p>
          </table:table-cell>
          <table:table-cell table:style-name="ce1657" office:value-type="string" calcext:value-type="string">
            <text:p>D5</text:p>
          </table:table-cell>
          <table:table-cell table:style-name="ce1667"/>
          <table:table-cell table:style-name="ce1677" office:value-type="string" calcext:value-type="string">
            <text:p>D4</text:p>
          </table:table-cell>
          <table:table-cell table:style-name="ce1687"/>
          <table:table-cell table:style-name="ce16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1608" office:value-type="string" calcext:value-type="string">
            <text:p>B3</text:p>
          </table:table-cell>
          <table:table-cell table:style-name="ce1618"/>
          <table:table-cell table:style-name="ce1628" office:value-type="string" calcext:value-type="string">
            <text:p>B4</text:p>
          </table:table-cell>
          <table:table-cell table:style-name="ce1638"/>
          <table:table-cell table:style-name="ce1648" office:value-type="string" calcext:value-type="string">
            <text:p>B5</text:p>
          </table:table-cell>
          <table:table-cell table:style-name="ce1658" office:value-type="string" calcext:value-type="string">
            <text:p>C5</text:p>
          </table:table-cell>
          <table:table-cell table:style-name="ce1668"/>
          <table:table-cell table:style-name="ce1678" office:value-type="string" calcext:value-type="string">
            <text:p>C4</text:p>
          </table:table-cell>
          <table:table-cell table:style-name="ce1688"/>
          <table:table-cell table:style-name="ce16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609" office:value-type="string" calcext:value-type="string">
            <text:p>A4</text:p>
          </table:table-cell>
          <table:table-cell table:style-name="ce1619"/>
          <table:table-cell table:style-name="ce1629" office:value-type="string" calcext:value-type="string">
            <text:p>A5</text:p>
          </table:table-cell>
          <table:table-cell table:style-name="ce1639"/>
          <table:table-cell table:style-name="ce1649"/>
          <table:table-cell table:style-name="ce1659"/>
          <table:table-cell table:style-name="ce1669"/>
          <table:table-cell table:style-name="ce1679" office:value-type="string" calcext:value-type="string">
            <text:p>D5</text:p>
          </table:table-cell>
          <table:table-cell table:style-name="ce1689"/>
          <table:table-cell table:style-name="ce16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1610" office:value-type="string" calcext:value-type="string">
            <text:p>B2</text:p>
          </table:table-cell>
          <table:table-cell table:style-name="ce1620"/>
          <table:table-cell table:style-name="ce1630" office:value-type="string" calcext:value-type="string">
            <text:p>B3</text:p>
          </table:table-cell>
          <table:table-cell table:style-name="ce1640" office:value-type="string" calcext:value-type="string">
            <text:p>C5</text:p>
          </table:table-cell>
          <table:table-cell table:style-name="ce1650" office:value-type="string" calcext:value-type="string">
            <text:p>B4</text:p>
          </table:table-cell>
          <table:table-cell table:style-name="ce1660" office:value-type="string" calcext:value-type="string">
            <text:p>C4</text:p>
          </table:table-cell>
          <table:table-cell table:style-name="ce1670" office:value-type="string" calcext:value-type="string">
            <text:p>B5</text:p>
          </table:table-cell>
          <table:table-cell table:style-name="ce1680" office:value-type="string" calcext:value-type="string">
            <text:p>C3</text:p>
          </table:table-cell>
          <table:table-cell table:style-name="ce1690"/>
          <table:table-cell table:style-name="ce17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611" office:value-type="string" calcext:value-type="string">
            <text:p>A5</text:p>
          </table:table-cell>
          <table:table-cell table:style-name="ce1621"/>
          <table:table-cell table:style-name="ce1631"/>
          <table:table-cell table:style-name="ce1641"/>
          <table:table-cell table:style-name="ce1651"/>
          <table:table-cell table:style-name="ce1661"/>
          <table:table-cell table:style-name="ce1671"/>
          <table:table-cell table:style-name="ce1681"/>
          <table:table-cell table:style-name="ce1691"/>
          <table:table-cell table:style-name="ce17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1612" office:value-type="string" calcext:value-type="string">
            <text:p>B1</text:p>
          </table:table-cell>
          <table:table-cell table:style-name="ce1622" office:value-type="string" calcext:value-type="string">
            <text:p>C5</text:p>
          </table:table-cell>
          <table:table-cell table:style-name="ce1632" office:value-type="string" calcext:value-type="string">
            <text:p>B2</text:p>
          </table:table-cell>
          <table:table-cell table:style-name="ce1642" office:value-type="string" calcext:value-type="string">
            <text:p>C4</text:p>
          </table:table-cell>
          <table:table-cell table:style-name="ce1652" office:value-type="string" calcext:value-type="string">
            <text:p>B3</text:p>
          </table:table-cell>
          <table:table-cell table:style-name="ce1662" office:value-type="string" calcext:value-type="string">
            <text:p>C3</text:p>
          </table:table-cell>
          <table:table-cell table:style-name="ce1672" office:value-type="string" calcext:value-type="string">
            <text:p>B4</text:p>
          </table:table-cell>
          <table:table-cell table:style-name="ce1682" office:value-type="string" calcext:value-type="string">
            <text:p>C2</text:p>
          </table:table-cell>
          <table:table-cell table:style-name="ce1692" office:value-type="string" calcext:value-type="string">
            <text:p>B5</text:p>
          </table:table-cell>
          <table:table-cell table:style-name="ce17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.B2:A4B4.C3">
            <calcext:condition calcext:apply-style-name="Heading" calcext:value="begins-with('a')" calcext:base-cell-address="A4B4.B2"/>
            <calcext:condition calcext:apply-style-name="Default" calcext:value="=0" calcext:base-cell-address="A4B4.B2"/>
          </calcext:conditional-format>
          <calcext:conditional-format calcext:target-range-address="A4B4.D2:A4B4.E3">
            <calcext:condition calcext:apply-style-name="Heading" calcext:value="begins-with('a')" calcext:base-cell-address="A4B4.D2"/>
            <calcext:condition calcext:apply-style-name="Default" calcext:value="=0" calcext:base-cell-address="A4B4.D2"/>
          </calcext:conditional-format>
          <calcext:conditional-format calcext:target-range-address="A4B4.F2:A4B4.G3">
            <calcext:condition calcext:apply-style-name="Heading" calcext:value="begins-with('a')" calcext:base-cell-address="A4B4.F2"/>
            <calcext:condition calcext:apply-style-name="Default" calcext:value="=0" calcext:base-cell-address="A4B4.F2"/>
          </calcext:conditional-format>
          <calcext:conditional-format calcext:target-range-address="A4B4.H2:A4B4.I3">
            <calcext:condition calcext:apply-style-name="Heading" calcext:value="begins-with('a')" calcext:base-cell-address="A4B4.H2"/>
            <calcext:condition calcext:apply-style-name="Default" calcext:value="=0" calcext:base-cell-address="A4B4.H2"/>
          </calcext:conditional-format>
          <calcext:conditional-format calcext:target-range-address="A4B4.J2:A4B4.K3">
            <calcext:condition calcext:apply-style-name="Heading" calcext:value="begins-with('a')" calcext:base-cell-address="A4B4.J2"/>
            <calcext:condition calcext:apply-style-name="Default" calcext:value="=0" calcext:base-cell-address="A4B4.J2"/>
          </calcext:conditional-format>
          <calcext:conditional-format calcext:target-range-address="A4B4.B4:A4B4.C5">
            <calcext:condition calcext:apply-style-name="Heading" calcext:value="begins-with('a')" calcext:base-cell-address="A4B4.B4"/>
            <calcext:condition calcext:apply-style-name="Default" calcext:value="=0" calcext:base-cell-address="A4B4.B4"/>
          </calcext:conditional-format>
          <calcext:conditional-format calcext:target-range-address="A4B4.D4:A4B4.E5">
            <calcext:condition calcext:apply-style-name="Heading" calcext:value="begins-with('a')" calcext:base-cell-address="A4B4.D4"/>
            <calcext:condition calcext:apply-style-name="Default" calcext:value="=0" calcext:base-cell-address="A4B4.D4"/>
          </calcext:conditional-format>
          <calcext:conditional-format calcext:target-range-address="A4B4.F4:A4B4.G5">
            <calcext:condition calcext:apply-style-name="Heading" calcext:value="begins-with('a')" calcext:base-cell-address="A4B4.F4"/>
            <calcext:condition calcext:apply-style-name="Default" calcext:value="=0" calcext:base-cell-address="A4B4.F4"/>
          </calcext:conditional-format>
          <calcext:conditional-format calcext:target-range-address="A4B4.H4:A4B4.I5">
            <calcext:condition calcext:apply-style-name="Heading" calcext:value="begins-with('a')" calcext:base-cell-address="A4B4.H4"/>
            <calcext:condition calcext:apply-style-name="Default" calcext:value="=0" calcext:base-cell-address="A4B4.H4"/>
          </calcext:conditional-format>
          <calcext:conditional-format calcext:target-range-address="A4B4.J4:A4B4.K5">
            <calcext:condition calcext:apply-style-name="Heading" calcext:value="begins-with('a')" calcext:base-cell-address="A4B4.J4"/>
            <calcext:condition calcext:apply-style-name="Default" calcext:value="=0" calcext:base-cell-address="A4B4.J4"/>
          </calcext:conditional-format>
          <calcext:conditional-format calcext:target-range-address="A4B4.B6:A4B4.C7">
            <calcext:condition calcext:apply-style-name="Heading" calcext:value="begins-with('a')" calcext:base-cell-address="A4B4.B6"/>
            <calcext:condition calcext:apply-style-name="Default" calcext:value="=0" calcext:base-cell-address="A4B4.B6"/>
          </calcext:conditional-format>
          <calcext:conditional-format calcext:target-range-address="A4B4.D6:A4B4.E7">
            <calcext:condition calcext:apply-style-name="Heading" calcext:value="begins-with('a')" calcext:base-cell-address="A4B4.D6"/>
            <calcext:condition calcext:apply-style-name="Default" calcext:value="=0" calcext:base-cell-address="A4B4.D6"/>
          </calcext:conditional-format>
          <calcext:conditional-format calcext:target-range-address="A4B4.F6:A4B4.G7">
            <calcext:condition calcext:apply-style-name="Heading" calcext:value="begins-with('a')" calcext:base-cell-address="A4B4.F6"/>
            <calcext:condition calcext:apply-style-name="Default" calcext:value="=0" calcext:base-cell-address="A4B4.F6"/>
          </calcext:conditional-format>
          <calcext:conditional-format calcext:target-range-address="A4B4.H6:A4B4.I7">
            <calcext:condition calcext:apply-style-name="Heading" calcext:value="begins-with('a')" calcext:base-cell-address="A4B4.H6"/>
            <calcext:condition calcext:apply-style-name="Default" calcext:value="=0" calcext:base-cell-address="A4B4.H6"/>
          </calcext:conditional-format>
          <calcext:conditional-format calcext:target-range-address="A4B4.J6:A4B4.K7">
            <calcext:condition calcext:apply-style-name="Heading" calcext:value="begins-with('a')" calcext:base-cell-address="A4B4.J6"/>
            <calcext:condition calcext:apply-style-name="Default" calcext:value="=0" calcext:base-cell-address="A4B4.J6"/>
          </calcext:conditional-format>
          <calcext:conditional-format calcext:target-range-address="A4B4.B8:A4B4.C9">
            <calcext:condition calcext:apply-style-name="Heading" calcext:value="begins-with('a')" calcext:base-cell-address="A4B4.B8"/>
            <calcext:condition calcext:apply-style-name="Default" calcext:value="=0" calcext:base-cell-address="A4B4.B8"/>
          </calcext:conditional-format>
          <calcext:conditional-format calcext:target-range-address="A4B4.D8:A4B4.E9">
            <calcext:condition calcext:apply-style-name="Heading" calcext:value="begins-with('a')" calcext:base-cell-address="A4B4.D8"/>
            <calcext:condition calcext:apply-style-name="Default" calcext:value="=0" calcext:base-cell-address="A4B4.D8"/>
          </calcext:conditional-format>
          <calcext:conditional-format calcext:target-range-address="A4B4.F8:A4B4.G9">
            <calcext:condition calcext:apply-style-name="Heading" calcext:value="begins-with('a')" calcext:base-cell-address="A4B4.F8"/>
            <calcext:condition calcext:apply-style-name="Default" calcext:value="=0" calcext:base-cell-address="A4B4.F8"/>
          </calcext:conditional-format>
          <calcext:conditional-format calcext:target-range-address="A4B4.H8:A4B4.I9">
            <calcext:condition calcext:apply-style-name="Heading" calcext:value="begins-with('a')" calcext:base-cell-address="A4B4.H8"/>
            <calcext:condition calcext:apply-style-name="Default" calcext:value="=0" calcext:base-cell-address="A4B4.H8"/>
          </calcext:conditional-format>
          <calcext:conditional-format calcext:target-range-address="A4B4.J8:A4B4.K9">
            <calcext:condition calcext:apply-style-name="Heading" calcext:value="begins-with('a')" calcext:base-cell-address="A4B4.J8"/>
            <calcext:condition calcext:apply-style-name="Default" calcext:value="=0" calcext:base-cell-address="A4B4.J8"/>
          </calcext:conditional-format>
          <calcext:conditional-format calcext:target-range-address="A4B4.B10:A4B4.C11">
            <calcext:condition calcext:apply-style-name="Heading" calcext:value="begins-with('a')" calcext:base-cell-address="A4B4.B10"/>
            <calcext:condition calcext:apply-style-name="Default" calcext:value="=0" calcext:base-cell-address="A4B4.B10"/>
          </calcext:conditional-format>
          <calcext:conditional-format calcext:target-range-address="A4B4.D10:A4B4.E11">
            <calcext:condition calcext:apply-style-name="Heading" calcext:value="begins-with('a')" calcext:base-cell-address="A4B4.D10"/>
            <calcext:condition calcext:apply-style-name="Default" calcext:value="=0" calcext:base-cell-address="A4B4.D10"/>
          </calcext:conditional-format>
          <calcext:conditional-format calcext:target-range-address="A4B4.F10:A4B4.G11">
            <calcext:condition calcext:apply-style-name="Heading" calcext:value="begins-with('a')" calcext:base-cell-address="A4B4.F10"/>
            <calcext:condition calcext:apply-style-name="Default" calcext:value="=0" calcext:base-cell-address="A4B4.F10"/>
          </calcext:conditional-format>
          <calcext:conditional-format calcext:target-range-address="A4B4.H10:A4B4.I11">
            <calcext:condition calcext:apply-style-name="Heading" calcext:value="begins-with('a')" calcext:base-cell-address="A4B4.H10"/>
            <calcext:condition calcext:apply-style-name="Default" calcext:value="=0" calcext:base-cell-address="A4B4.H10"/>
          </calcext:conditional-format>
          <calcext:conditional-format calcext:target-range-address="A4B4.J10:A4B4.K11">
            <calcext:condition calcext:apply-style-name="Heading" calcext:value="begins-with('a')" calcext:base-cell-address="A4B4.J10"/>
            <calcext:condition calcext:apply-style-name="Default" calcext:value="=0" calcext:base-cell-address="A4B4.J10"/>
          </calcext:conditional-format>
        </calcext:conditional-formats>
      </table:table>
      <table:table table:name="A5B5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1703" office:value-type="string" calcext:value-type="string">
            <text:p>A1</text:p>
          </table:table-cell>
          <table:table-cell table:style-name="ce1713" office:value-type="string" calcext:value-type="string">
            <text:p>D5</text:p>
          </table:table-cell>
          <table:table-cell table:style-name="ce1723" office:value-type="string" calcext:value-type="string">
            <text:p>A2</text:p>
          </table:table-cell>
          <table:table-cell table:style-name="ce1733" office:value-type="string" calcext:value-type="string">
            <text:p>D4</text:p>
          </table:table-cell>
          <table:table-cell table:style-name="ce1743" office:value-type="string" calcext:value-type="string">
            <text:p>A3</text:p>
          </table:table-cell>
          <table:table-cell table:style-name="ce1753" office:value-type="string" calcext:value-type="string">
            <text:p>D3</text:p>
          </table:table-cell>
          <table:table-cell table:style-name="ce1763" office:value-type="string" calcext:value-type="string">
            <text:p>A4</text:p>
          </table:table-cell>
          <table:table-cell table:style-name="ce1773" office:value-type="string" calcext:value-type="string">
            <text:p>D2</text:p>
          </table:table-cell>
          <table:table-cell table:style-name="ce1783" office:value-type="string" calcext:value-type="string">
            <text:p>A5</text:p>
          </table:table-cell>
          <table:table-cell table:style-name="ce17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1704" office:value-type="string" calcext:value-type="string">
            <text:p>B5</text:p>
          </table:table-cell>
          <table:table-cell table:style-name="ce1714"/>
          <table:table-cell table:style-name="ce1724"/>
          <table:table-cell table:style-name="ce1734"/>
          <table:table-cell table:style-name="ce1744"/>
          <table:table-cell table:style-name="ce1754"/>
          <table:table-cell table:style-name="ce1764"/>
          <table:table-cell table:style-name="ce1774"/>
          <table:table-cell table:style-name="ce1784"/>
          <table:table-cell table:style-name="ce17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705" office:value-type="string" calcext:value-type="string">
            <text:p>A2</text:p>
          </table:table-cell>
          <table:table-cell table:style-name="ce1715"/>
          <table:table-cell table:style-name="ce1725" office:value-type="string" calcext:value-type="string">
            <text:p>A3</text:p>
          </table:table-cell>
          <table:table-cell table:style-name="ce1735" office:value-type="string" calcext:value-type="string">
            <text:p>D5</text:p>
          </table:table-cell>
          <table:table-cell table:style-name="ce1745" office:value-type="string" calcext:value-type="string">
            <text:p>A4</text:p>
          </table:table-cell>
          <table:table-cell table:style-name="ce1755" office:value-type="string" calcext:value-type="string">
            <text:p>D4</text:p>
          </table:table-cell>
          <table:table-cell table:style-name="ce1765" office:value-type="string" calcext:value-type="string">
            <text:p>A5</text:p>
          </table:table-cell>
          <table:table-cell table:style-name="ce1775" office:value-type="string" calcext:value-type="string">
            <text:p>D3</text:p>
          </table:table-cell>
          <table:table-cell table:style-name="ce1785"/>
          <table:table-cell table:style-name="ce17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1706" office:value-type="string" calcext:value-type="string">
            <text:p>B4</text:p>
          </table:table-cell>
          <table:table-cell table:style-name="ce1716"/>
          <table:table-cell table:style-name="ce1726" office:value-type="string" calcext:value-type="string">
            <text:p>B5</text:p>
          </table:table-cell>
          <table:table-cell table:style-name="ce1736"/>
          <table:table-cell table:style-name="ce1746"/>
          <table:table-cell table:style-name="ce1756"/>
          <table:table-cell table:style-name="ce1766"/>
          <table:table-cell table:style-name="ce1776" office:value-type="string" calcext:value-type="string">
            <text:p>C5</text:p>
          </table:table-cell>
          <table:table-cell table:style-name="ce1786"/>
          <table:table-cell table:style-name="ce17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707" office:value-type="string" calcext:value-type="string">
            <text:p>A3</text:p>
          </table:table-cell>
          <table:table-cell table:style-name="ce1717"/>
          <table:table-cell table:style-name="ce1727" office:value-type="string" calcext:value-type="string">
            <text:p>A4</text:p>
          </table:table-cell>
          <table:table-cell table:style-name="ce1737"/>
          <table:table-cell table:style-name="ce1747" office:value-type="string" calcext:value-type="string">
            <text:p>A5</text:p>
          </table:table-cell>
          <table:table-cell table:style-name="ce1757" office:value-type="string" calcext:value-type="string">
            <text:p>D5</text:p>
          </table:table-cell>
          <table:table-cell table:style-name="ce1767"/>
          <table:table-cell table:style-name="ce1777" office:value-type="string" calcext:value-type="string">
            <text:p>D4</text:p>
          </table:table-cell>
          <table:table-cell table:style-name="ce1787"/>
          <table:table-cell table:style-name="ce17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1708" office:value-type="string" calcext:value-type="string">
            <text:p>B3</text:p>
          </table:table-cell>
          <table:table-cell table:style-name="ce1718"/>
          <table:table-cell table:style-name="ce1728" office:value-type="string" calcext:value-type="string">
            <text:p>B4</text:p>
          </table:table-cell>
          <table:table-cell table:style-name="ce1738"/>
          <table:table-cell table:style-name="ce1748" office:value-type="string" calcext:value-type="string">
            <text:p>B5</text:p>
          </table:table-cell>
          <table:table-cell table:style-name="ce1758" office:value-type="string" calcext:value-type="string">
            <text:p>C5</text:p>
          </table:table-cell>
          <table:table-cell table:style-name="ce1768"/>
          <table:table-cell table:style-name="ce1778" office:value-type="string" calcext:value-type="string">
            <text:p>C4</text:p>
          </table:table-cell>
          <table:table-cell table:style-name="ce1788"/>
          <table:table-cell table:style-name="ce17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709" office:value-type="string" calcext:value-type="string">
            <text:p>A4</text:p>
          </table:table-cell>
          <table:table-cell table:style-name="ce1719"/>
          <table:table-cell table:style-name="ce1729" office:value-type="string" calcext:value-type="string">
            <text:p>A5</text:p>
          </table:table-cell>
          <table:table-cell table:style-name="ce1739"/>
          <table:table-cell table:style-name="ce1749"/>
          <table:table-cell table:style-name="ce1759"/>
          <table:table-cell table:style-name="ce1769"/>
          <table:table-cell table:style-name="ce1779" office:value-type="string" calcext:value-type="string">
            <text:p>D5</text:p>
          </table:table-cell>
          <table:table-cell table:style-name="ce1789"/>
          <table:table-cell table:style-name="ce17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1710" office:value-type="string" calcext:value-type="string">
            <text:p>B2</text:p>
          </table:table-cell>
          <table:table-cell table:style-name="ce1720"/>
          <table:table-cell table:style-name="ce1730" office:value-type="string" calcext:value-type="string">
            <text:p>B3</text:p>
          </table:table-cell>
          <table:table-cell table:style-name="ce1740" office:value-type="string" calcext:value-type="string">
            <text:p>C5</text:p>
          </table:table-cell>
          <table:table-cell table:style-name="ce1750" office:value-type="string" calcext:value-type="string">
            <text:p>B4</text:p>
          </table:table-cell>
          <table:table-cell table:style-name="ce1760" office:value-type="string" calcext:value-type="string">
            <text:p>C4</text:p>
          </table:table-cell>
          <table:table-cell table:style-name="ce1770" office:value-type="string" calcext:value-type="string">
            <text:p>B5</text:p>
          </table:table-cell>
          <table:table-cell table:style-name="ce1780" office:value-type="string" calcext:value-type="string">
            <text:p>C3</text:p>
          </table:table-cell>
          <table:table-cell table:style-name="ce1790"/>
          <table:table-cell table:style-name="ce18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711" office:value-type="string" calcext:value-type="string">
            <text:p>A5</text:p>
          </table:table-cell>
          <table:table-cell table:style-name="ce1721"/>
          <table:table-cell table:style-name="ce1731"/>
          <table:table-cell table:style-name="ce1741"/>
          <table:table-cell table:style-name="ce1751"/>
          <table:table-cell table:style-name="ce1761"/>
          <table:table-cell table:style-name="ce1771"/>
          <table:table-cell table:style-name="ce1781"/>
          <table:table-cell table:style-name="ce1791"/>
          <table:table-cell table:style-name="ce18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1712" office:value-type="string" calcext:value-type="string">
            <text:p>B1</text:p>
          </table:table-cell>
          <table:table-cell table:style-name="ce1722" office:value-type="string" calcext:value-type="string">
            <text:p>C5</text:p>
          </table:table-cell>
          <table:table-cell table:style-name="ce1732" office:value-type="string" calcext:value-type="string">
            <text:p>B2</text:p>
          </table:table-cell>
          <table:table-cell table:style-name="ce1742" office:value-type="string" calcext:value-type="string">
            <text:p>C4</text:p>
          </table:table-cell>
          <table:table-cell table:style-name="ce1752" office:value-type="string" calcext:value-type="string">
            <text:p>B3</text:p>
          </table:table-cell>
          <table:table-cell table:style-name="ce1762" office:value-type="string" calcext:value-type="string">
            <text:p>C3</text:p>
          </table:table-cell>
          <table:table-cell table:style-name="ce1772" office:value-type="string" calcext:value-type="string">
            <text:p>B4</text:p>
          </table:table-cell>
          <table:table-cell table:style-name="ce1782" office:value-type="string" calcext:value-type="string">
            <text:p>C2</text:p>
          </table:table-cell>
          <table:table-cell table:style-name="ce1792" office:value-type="string" calcext:value-type="string">
            <text:p>B5</text:p>
          </table:table-cell>
          <table:table-cell table:style-name="ce18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.B2:A5B5.C3">
            <calcext:condition calcext:apply-style-name="Heading" calcext:value="begins-with('a')" calcext:base-cell-address="A5B5.B2"/>
            <calcext:condition calcext:apply-style-name="Default" calcext:value="=0" calcext:base-cell-address="A5B5.B2"/>
          </calcext:conditional-format>
          <calcext:conditional-format calcext:target-range-address="A5B5.D2:A5B5.E3">
            <calcext:condition calcext:apply-style-name="Heading" calcext:value="begins-with('a')" calcext:base-cell-address="A5B5.D2"/>
            <calcext:condition calcext:apply-style-name="Default" calcext:value="=0" calcext:base-cell-address="A5B5.D2"/>
          </calcext:conditional-format>
          <calcext:conditional-format calcext:target-range-address="A5B5.F2:A5B5.G3">
            <calcext:condition calcext:apply-style-name="Heading" calcext:value="begins-with('a')" calcext:base-cell-address="A5B5.F2"/>
            <calcext:condition calcext:apply-style-name="Default" calcext:value="=0" calcext:base-cell-address="A5B5.F2"/>
          </calcext:conditional-format>
          <calcext:conditional-format calcext:target-range-address="A5B5.H2:A5B5.I3">
            <calcext:condition calcext:apply-style-name="Heading" calcext:value="begins-with('a')" calcext:base-cell-address="A5B5.H2"/>
            <calcext:condition calcext:apply-style-name="Default" calcext:value="=0" calcext:base-cell-address="A5B5.H2"/>
          </calcext:conditional-format>
          <calcext:conditional-format calcext:target-range-address="A5B5.J2:A5B5.K3">
            <calcext:condition calcext:apply-style-name="Heading" calcext:value="begins-with('a')" calcext:base-cell-address="A5B5.J2"/>
            <calcext:condition calcext:apply-style-name="Default" calcext:value="=0" calcext:base-cell-address="A5B5.J2"/>
          </calcext:conditional-format>
          <calcext:conditional-format calcext:target-range-address="A5B5.B4:A5B5.C5">
            <calcext:condition calcext:apply-style-name="Heading" calcext:value="begins-with('a')" calcext:base-cell-address="A5B5.B4"/>
            <calcext:condition calcext:apply-style-name="Default" calcext:value="=0" calcext:base-cell-address="A5B5.B4"/>
          </calcext:conditional-format>
          <calcext:conditional-format calcext:target-range-address="A5B5.D4:A5B5.E5">
            <calcext:condition calcext:apply-style-name="Heading" calcext:value="begins-with('a')" calcext:base-cell-address="A5B5.D4"/>
            <calcext:condition calcext:apply-style-name="Default" calcext:value="=0" calcext:base-cell-address="A5B5.D4"/>
          </calcext:conditional-format>
          <calcext:conditional-format calcext:target-range-address="A5B5.F4:A5B5.G5">
            <calcext:condition calcext:apply-style-name="Heading" calcext:value="begins-with('a')" calcext:base-cell-address="A5B5.F4"/>
            <calcext:condition calcext:apply-style-name="Default" calcext:value="=0" calcext:base-cell-address="A5B5.F4"/>
          </calcext:conditional-format>
          <calcext:conditional-format calcext:target-range-address="A5B5.H4:A5B5.I5">
            <calcext:condition calcext:apply-style-name="Heading" calcext:value="begins-with('a')" calcext:base-cell-address="A5B5.H4"/>
            <calcext:condition calcext:apply-style-name="Default" calcext:value="=0" calcext:base-cell-address="A5B5.H4"/>
          </calcext:conditional-format>
          <calcext:conditional-format calcext:target-range-address="A5B5.J4:A5B5.K5">
            <calcext:condition calcext:apply-style-name="Heading" calcext:value="begins-with('a')" calcext:base-cell-address="A5B5.J4"/>
            <calcext:condition calcext:apply-style-name="Default" calcext:value="=0" calcext:base-cell-address="A5B5.J4"/>
          </calcext:conditional-format>
          <calcext:conditional-format calcext:target-range-address="A5B5.B6:A5B5.C7">
            <calcext:condition calcext:apply-style-name="Heading" calcext:value="begins-with('a')" calcext:base-cell-address="A5B5.B6"/>
            <calcext:condition calcext:apply-style-name="Default" calcext:value="=0" calcext:base-cell-address="A5B5.B6"/>
          </calcext:conditional-format>
          <calcext:conditional-format calcext:target-range-address="A5B5.D6:A5B5.E7">
            <calcext:condition calcext:apply-style-name="Heading" calcext:value="begins-with('a')" calcext:base-cell-address="A5B5.D6"/>
            <calcext:condition calcext:apply-style-name="Default" calcext:value="=0" calcext:base-cell-address="A5B5.D6"/>
          </calcext:conditional-format>
          <calcext:conditional-format calcext:target-range-address="A5B5.F6:A5B5.G7">
            <calcext:condition calcext:apply-style-name="Heading" calcext:value="begins-with('a')" calcext:base-cell-address="A5B5.F6"/>
            <calcext:condition calcext:apply-style-name="Default" calcext:value="=0" calcext:base-cell-address="A5B5.F6"/>
          </calcext:conditional-format>
          <calcext:conditional-format calcext:target-range-address="A5B5.H6:A5B5.I7">
            <calcext:condition calcext:apply-style-name="Heading" calcext:value="begins-with('a')" calcext:base-cell-address="A5B5.H6"/>
            <calcext:condition calcext:apply-style-name="Default" calcext:value="=0" calcext:base-cell-address="A5B5.H6"/>
          </calcext:conditional-format>
          <calcext:conditional-format calcext:target-range-address="A5B5.J6:A5B5.K7">
            <calcext:condition calcext:apply-style-name="Heading" calcext:value="begins-with('a')" calcext:base-cell-address="A5B5.J6"/>
            <calcext:condition calcext:apply-style-name="Default" calcext:value="=0" calcext:base-cell-address="A5B5.J6"/>
          </calcext:conditional-format>
          <calcext:conditional-format calcext:target-range-address="A5B5.B8:A5B5.C9">
            <calcext:condition calcext:apply-style-name="Heading" calcext:value="begins-with('a')" calcext:base-cell-address="A5B5.B8"/>
            <calcext:condition calcext:apply-style-name="Default" calcext:value="=0" calcext:base-cell-address="A5B5.B8"/>
          </calcext:conditional-format>
          <calcext:conditional-format calcext:target-range-address="A5B5.D8:A5B5.E9">
            <calcext:condition calcext:apply-style-name="Heading" calcext:value="begins-with('a')" calcext:base-cell-address="A5B5.D8"/>
            <calcext:condition calcext:apply-style-name="Default" calcext:value="=0" calcext:base-cell-address="A5B5.D8"/>
          </calcext:conditional-format>
          <calcext:conditional-format calcext:target-range-address="A5B5.F8:A5B5.G9">
            <calcext:condition calcext:apply-style-name="Heading" calcext:value="begins-with('a')" calcext:base-cell-address="A5B5.F8"/>
            <calcext:condition calcext:apply-style-name="Default" calcext:value="=0" calcext:base-cell-address="A5B5.F8"/>
          </calcext:conditional-format>
          <calcext:conditional-format calcext:target-range-address="A5B5.H8:A5B5.I9">
            <calcext:condition calcext:apply-style-name="Heading" calcext:value="begins-with('a')" calcext:base-cell-address="A5B5.H8"/>
            <calcext:condition calcext:apply-style-name="Default" calcext:value="=0" calcext:base-cell-address="A5B5.H8"/>
          </calcext:conditional-format>
          <calcext:conditional-format calcext:target-range-address="A5B5.J8:A5B5.K9">
            <calcext:condition calcext:apply-style-name="Heading" calcext:value="begins-with('a')" calcext:base-cell-address="A5B5.J8"/>
            <calcext:condition calcext:apply-style-name="Default" calcext:value="=0" calcext:base-cell-address="A5B5.J8"/>
          </calcext:conditional-format>
          <calcext:conditional-format calcext:target-range-address="A5B5.B10:A5B5.C11">
            <calcext:condition calcext:apply-style-name="Heading" calcext:value="begins-with('a')" calcext:base-cell-address="A5B5.B10"/>
            <calcext:condition calcext:apply-style-name="Default" calcext:value="=0" calcext:base-cell-address="A5B5.B10"/>
          </calcext:conditional-format>
          <calcext:conditional-format calcext:target-range-address="A5B5.D10:A5B5.E11">
            <calcext:condition calcext:apply-style-name="Heading" calcext:value="begins-with('a')" calcext:base-cell-address="A5B5.D10"/>
            <calcext:condition calcext:apply-style-name="Default" calcext:value="=0" calcext:base-cell-address="A5B5.D10"/>
          </calcext:conditional-format>
          <calcext:conditional-format calcext:target-range-address="A5B5.F10:A5B5.G11">
            <calcext:condition calcext:apply-style-name="Heading" calcext:value="begins-with('a')" calcext:base-cell-address="A5B5.F10"/>
            <calcext:condition calcext:apply-style-name="Default" calcext:value="=0" calcext:base-cell-address="A5B5.F10"/>
          </calcext:conditional-format>
          <calcext:conditional-format calcext:target-range-address="A5B5.H10:A5B5.I11">
            <calcext:condition calcext:apply-style-name="Heading" calcext:value="begins-with('a')" calcext:base-cell-address="A5B5.H10"/>
            <calcext:condition calcext:apply-style-name="Default" calcext:value="=0" calcext:base-cell-address="A5B5.H10"/>
          </calcext:conditional-format>
          <calcext:conditional-format calcext:target-range-address="A5B5.J10:A5B5.K11">
            <calcext:condition calcext:apply-style-name="Heading" calcext:value="begins-with('a')" calcext:base-cell-address="A5B5.J10"/>
            <calcext:condition calcext:apply-style-name="Default" calcext:value="=0" calcext:base-cell-address="A5B5.J10"/>
          </calcext:conditional-format>
        </calcext:conditional-formats>
      </table:table>
      <table:table table:name="Feuille19" table:style-name="ta1">
        <table:table-column table:style-name="co1" table:number-columns-repeated="1024" table:default-cell-style-name="ce102"/>
        <table:table-row table:style-name="ro1">
          <table:table-cell table:number-columns-repeated="1024"/>
        </table:table-row>
        <table:table-row table:style-name="ro1">
          <table:table-cell/>
          <table:table-cell table:style-name="ce1803" office:value-type="string" calcext:value-type="string">
            <text:p>A1</text:p>
          </table:table-cell>
          <table:table-cell table:style-name="ce1813" office:value-type="string" calcext:value-type="string">
            <text:p>D5</text:p>
          </table:table-cell>
          <table:table-cell table:style-name="ce1823" office:value-type="string" calcext:value-type="string">
            <text:p>A2</text:p>
          </table:table-cell>
          <table:table-cell table:style-name="ce1833" office:value-type="string" calcext:value-type="string">
            <text:p>D4</text:p>
          </table:table-cell>
          <table:table-cell table:style-name="ce1843" office:value-type="string" calcext:value-type="string">
            <text:p>A3</text:p>
          </table:table-cell>
          <table:table-cell table:style-name="ce1853" office:value-type="string" calcext:value-type="string">
            <text:p>D3</text:p>
          </table:table-cell>
          <table:table-cell table:style-name="ce1863" office:value-type="string" calcext:value-type="string">
            <text:p>A4</text:p>
          </table:table-cell>
          <table:table-cell table:style-name="ce1873" office:value-type="string" calcext:value-type="string">
            <text:p>D2</text:p>
          </table:table-cell>
          <table:table-cell table:style-name="ce1883" office:value-type="string" calcext:value-type="string">
            <text:p>A5</text:p>
          </table:table-cell>
          <table:table-cell table:style-name="ce1893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1804" office:value-type="string" calcext:value-type="string">
            <text:p>B5</text:p>
          </table:table-cell>
          <table:table-cell table:style-name="ce1814"/>
          <table:table-cell table:style-name="ce1824"/>
          <table:table-cell table:style-name="ce1834"/>
          <table:table-cell table:style-name="ce1844"/>
          <table:table-cell table:style-name="ce1854"/>
          <table:table-cell table:style-name="ce1864"/>
          <table:table-cell table:style-name="ce1874"/>
          <table:table-cell table:style-name="ce1884"/>
          <table:table-cell table:style-name="ce1894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805" office:value-type="string" calcext:value-type="string">
            <text:p>A2</text:p>
          </table:table-cell>
          <table:table-cell table:style-name="ce1815"/>
          <table:table-cell table:style-name="ce1825" office:value-type="string" calcext:value-type="string">
            <text:p>A3</text:p>
          </table:table-cell>
          <table:table-cell table:style-name="ce1835" office:value-type="string" calcext:value-type="string">
            <text:p>D5</text:p>
          </table:table-cell>
          <table:table-cell table:style-name="ce1845" office:value-type="string" calcext:value-type="string">
            <text:p>A4</text:p>
          </table:table-cell>
          <table:table-cell table:style-name="ce1855" office:value-type="string" calcext:value-type="string">
            <text:p>D4</text:p>
          </table:table-cell>
          <table:table-cell table:style-name="ce1865" office:value-type="string" calcext:value-type="string">
            <text:p>A5</text:p>
          </table:table-cell>
          <table:table-cell table:style-name="ce1875" office:value-type="string" calcext:value-type="string">
            <text:p>D3</text:p>
          </table:table-cell>
          <table:table-cell table:style-name="ce1885"/>
          <table:table-cell table:style-name="ce1895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1806" office:value-type="string" calcext:value-type="string">
            <text:p>B4</text:p>
          </table:table-cell>
          <table:table-cell table:style-name="ce1816"/>
          <table:table-cell table:style-name="ce1826" office:value-type="string" calcext:value-type="string">
            <text:p>B5</text:p>
          </table:table-cell>
          <table:table-cell table:style-name="ce1836"/>
          <table:table-cell table:style-name="ce1846"/>
          <table:table-cell table:style-name="ce1856"/>
          <table:table-cell table:style-name="ce1866"/>
          <table:table-cell table:style-name="ce1876" office:value-type="string" calcext:value-type="string">
            <text:p>C5</text:p>
          </table:table-cell>
          <table:table-cell table:style-name="ce1886"/>
          <table:table-cell table:style-name="ce1896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807" office:value-type="string" calcext:value-type="string">
            <text:p>A3</text:p>
          </table:table-cell>
          <table:table-cell table:style-name="ce1817"/>
          <table:table-cell table:style-name="ce1827" office:value-type="string" calcext:value-type="string">
            <text:p>A4</text:p>
          </table:table-cell>
          <table:table-cell table:style-name="ce1837"/>
          <table:table-cell table:style-name="ce1847" office:value-type="string" calcext:value-type="string">
            <text:p>A5</text:p>
          </table:table-cell>
          <table:table-cell table:style-name="ce1857" office:value-type="string" calcext:value-type="string">
            <text:p>D5</text:p>
          </table:table-cell>
          <table:table-cell table:style-name="ce1867"/>
          <table:table-cell table:style-name="ce1877" office:value-type="string" calcext:value-type="string">
            <text:p>D4</text:p>
          </table:table-cell>
          <table:table-cell table:style-name="ce1887"/>
          <table:table-cell table:style-name="ce1897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1808" office:value-type="string" calcext:value-type="string">
            <text:p>B3</text:p>
          </table:table-cell>
          <table:table-cell table:style-name="ce1818"/>
          <table:table-cell table:style-name="ce1828" office:value-type="string" calcext:value-type="string">
            <text:p>B4</text:p>
          </table:table-cell>
          <table:table-cell table:style-name="ce1838"/>
          <table:table-cell table:style-name="ce1848" office:value-type="string" calcext:value-type="string">
            <text:p>B5</text:p>
          </table:table-cell>
          <table:table-cell table:style-name="ce1858" office:value-type="string" calcext:value-type="string">
            <text:p>C5</text:p>
          </table:table-cell>
          <table:table-cell table:style-name="ce1868"/>
          <table:table-cell table:style-name="ce1878" office:value-type="string" calcext:value-type="string">
            <text:p>C4</text:p>
          </table:table-cell>
          <table:table-cell table:style-name="ce1888"/>
          <table:table-cell table:style-name="ce1898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809" office:value-type="string" calcext:value-type="string">
            <text:p>A4</text:p>
          </table:table-cell>
          <table:table-cell table:style-name="ce1819"/>
          <table:table-cell table:style-name="ce1829" office:value-type="string" calcext:value-type="string">
            <text:p>A5</text:p>
          </table:table-cell>
          <table:table-cell table:style-name="ce1839"/>
          <table:table-cell table:style-name="ce1849"/>
          <table:table-cell table:style-name="ce1859"/>
          <table:table-cell table:style-name="ce1869"/>
          <table:table-cell table:style-name="ce1879" office:value-type="string" calcext:value-type="string">
            <text:p>D5</text:p>
          </table:table-cell>
          <table:table-cell table:style-name="ce1889"/>
          <table:table-cell table:style-name="ce1899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1810" office:value-type="string" calcext:value-type="string">
            <text:p>B2</text:p>
          </table:table-cell>
          <table:table-cell table:style-name="ce1820"/>
          <table:table-cell table:style-name="ce1830" office:value-type="string" calcext:value-type="string">
            <text:p>B3</text:p>
          </table:table-cell>
          <table:table-cell table:style-name="ce1840" office:value-type="string" calcext:value-type="string">
            <text:p>C5</text:p>
          </table:table-cell>
          <table:table-cell table:style-name="ce1850" office:value-type="string" calcext:value-type="string">
            <text:p>B4</text:p>
          </table:table-cell>
          <table:table-cell table:style-name="ce1860" office:value-type="string" calcext:value-type="string">
            <text:p>C4</text:p>
          </table:table-cell>
          <table:table-cell table:style-name="ce1870" office:value-type="string" calcext:value-type="string">
            <text:p>B5</text:p>
          </table:table-cell>
          <table:table-cell table:style-name="ce1880" office:value-type="string" calcext:value-type="string">
            <text:p>C3</text:p>
          </table:table-cell>
          <table:table-cell table:style-name="ce1890"/>
          <table:table-cell table:style-name="ce1900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811" office:value-type="string" calcext:value-type="string">
            <text:p>A5</text:p>
          </table:table-cell>
          <table:table-cell table:style-name="ce1821"/>
          <table:table-cell table:style-name="ce1831"/>
          <table:table-cell table:style-name="ce1841"/>
          <table:table-cell table:style-name="ce1851"/>
          <table:table-cell table:style-name="ce1861"/>
          <table:table-cell table:style-name="ce1871"/>
          <table:table-cell table:style-name="ce1881"/>
          <table:table-cell table:style-name="ce1891"/>
          <table:table-cell table:style-name="ce1901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1812" office:value-type="string" calcext:value-type="string">
            <text:p>B1</text:p>
          </table:table-cell>
          <table:table-cell table:style-name="ce1822" office:value-type="string" calcext:value-type="string">
            <text:p>C5</text:p>
          </table:table-cell>
          <table:table-cell table:style-name="ce1832" office:value-type="string" calcext:value-type="string">
            <text:p>B2</text:p>
          </table:table-cell>
          <table:table-cell table:style-name="ce1842" office:value-type="string" calcext:value-type="string">
            <text:p>C4</text:p>
          </table:table-cell>
          <table:table-cell table:style-name="ce1852" office:value-type="string" calcext:value-type="string">
            <text:p>B3</text:p>
          </table:table-cell>
          <table:table-cell table:style-name="ce1862" office:value-type="string" calcext:value-type="string">
            <text:p>C3</text:p>
          </table:table-cell>
          <table:table-cell table:style-name="ce1872" office:value-type="string" calcext:value-type="string">
            <text:p>B4</text:p>
          </table:table-cell>
          <table:table-cell table:style-name="ce1882" office:value-type="string" calcext:value-type="string">
            <text:p>C2</text:p>
          </table:table-cell>
          <table:table-cell table:style-name="ce1892" office:value-type="string" calcext:value-type="string">
            <text:p>B5</text:p>
          </table:table-cell>
          <table:table-cell table:style-name="ce1902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9.B2:Feuille19.C3">
            <calcext:condition calcext:apply-style-name="Heading" calcext:value="begins-with('a')" calcext:base-cell-address="Feuille19.B2"/>
            <calcext:condition calcext:apply-style-name="Default" calcext:value="=0" calcext:base-cell-address="Feuille19.B2"/>
          </calcext:conditional-format>
          <calcext:conditional-format calcext:target-range-address="Feuille19.D2:Feuille19.E3">
            <calcext:condition calcext:apply-style-name="Heading" calcext:value="begins-with('a')" calcext:base-cell-address="Feuille19.D2"/>
            <calcext:condition calcext:apply-style-name="Default" calcext:value="=0" calcext:base-cell-address="Feuille19.D2"/>
          </calcext:conditional-format>
          <calcext:conditional-format calcext:target-range-address="Feuille19.F2:Feuille19.G3">
            <calcext:condition calcext:apply-style-name="Heading" calcext:value="begins-with('a')" calcext:base-cell-address="Feuille19.F2"/>
            <calcext:condition calcext:apply-style-name="Default" calcext:value="=0" calcext:base-cell-address="Feuille19.F2"/>
          </calcext:conditional-format>
          <calcext:conditional-format calcext:target-range-address="Feuille19.H2:Feuille19.I3">
            <calcext:condition calcext:apply-style-name="Heading" calcext:value="begins-with('a')" calcext:base-cell-address="Feuille19.H2"/>
            <calcext:condition calcext:apply-style-name="Default" calcext:value="=0" calcext:base-cell-address="Feuille19.H2"/>
          </calcext:conditional-format>
          <calcext:conditional-format calcext:target-range-address="Feuille19.J2:Feuille19.K3">
            <calcext:condition calcext:apply-style-name="Heading" calcext:value="begins-with('a')" calcext:base-cell-address="Feuille19.J2"/>
            <calcext:condition calcext:apply-style-name="Default" calcext:value="=0" calcext:base-cell-address="Feuille19.J2"/>
          </calcext:conditional-format>
          <calcext:conditional-format calcext:target-range-address="Feuille19.B4:Feuille19.C5">
            <calcext:condition calcext:apply-style-name="Heading" calcext:value="begins-with('a')" calcext:base-cell-address="Feuille19.B4"/>
            <calcext:condition calcext:apply-style-name="Default" calcext:value="=0" calcext:base-cell-address="Feuille19.B4"/>
          </calcext:conditional-format>
          <calcext:conditional-format calcext:target-range-address="Feuille19.D4:Feuille19.E5">
            <calcext:condition calcext:apply-style-name="Heading" calcext:value="begins-with('a')" calcext:base-cell-address="Feuille19.D4"/>
            <calcext:condition calcext:apply-style-name="Default" calcext:value="=0" calcext:base-cell-address="Feuille19.D4"/>
          </calcext:conditional-format>
          <calcext:conditional-format calcext:target-range-address="Feuille19.F4:Feuille19.G5">
            <calcext:condition calcext:apply-style-name="Heading" calcext:value="begins-with('a')" calcext:base-cell-address="Feuille19.F4"/>
            <calcext:condition calcext:apply-style-name="Default" calcext:value="=0" calcext:base-cell-address="Feuille19.F4"/>
          </calcext:conditional-format>
          <calcext:conditional-format calcext:target-range-address="Feuille19.H4:Feuille19.I5">
            <calcext:condition calcext:apply-style-name="Heading" calcext:value="begins-with('a')" calcext:base-cell-address="Feuille19.H4"/>
            <calcext:condition calcext:apply-style-name="Default" calcext:value="=0" calcext:base-cell-address="Feuille19.H4"/>
          </calcext:conditional-format>
          <calcext:conditional-format calcext:target-range-address="Feuille19.J4:Feuille19.K5">
            <calcext:condition calcext:apply-style-name="Heading" calcext:value="begins-with('a')" calcext:base-cell-address="Feuille19.J4"/>
            <calcext:condition calcext:apply-style-name="Default" calcext:value="=0" calcext:base-cell-address="Feuille19.J4"/>
          </calcext:conditional-format>
          <calcext:conditional-format calcext:target-range-address="Feuille19.B6:Feuille19.C7">
            <calcext:condition calcext:apply-style-name="Heading" calcext:value="begins-with('a')" calcext:base-cell-address="Feuille19.B6"/>
            <calcext:condition calcext:apply-style-name="Default" calcext:value="=0" calcext:base-cell-address="Feuille19.B6"/>
          </calcext:conditional-format>
          <calcext:conditional-format calcext:target-range-address="Feuille19.D6:Feuille19.E7">
            <calcext:condition calcext:apply-style-name="Heading" calcext:value="begins-with('a')" calcext:base-cell-address="Feuille19.D6"/>
            <calcext:condition calcext:apply-style-name="Default" calcext:value="=0" calcext:base-cell-address="Feuille19.D6"/>
          </calcext:conditional-format>
          <calcext:conditional-format calcext:target-range-address="Feuille19.F6:Feuille19.G7">
            <calcext:condition calcext:apply-style-name="Heading" calcext:value="begins-with('a')" calcext:base-cell-address="Feuille19.F6"/>
            <calcext:condition calcext:apply-style-name="Default" calcext:value="=0" calcext:base-cell-address="Feuille19.F6"/>
          </calcext:conditional-format>
          <calcext:conditional-format calcext:target-range-address="Feuille19.H6:Feuille19.I7">
            <calcext:condition calcext:apply-style-name="Heading" calcext:value="begins-with('a')" calcext:base-cell-address="Feuille19.H6"/>
            <calcext:condition calcext:apply-style-name="Default" calcext:value="=0" calcext:base-cell-address="Feuille19.H6"/>
          </calcext:conditional-format>
          <calcext:conditional-format calcext:target-range-address="Feuille19.J6:Feuille19.K7">
            <calcext:condition calcext:apply-style-name="Heading" calcext:value="begins-with('a')" calcext:base-cell-address="Feuille19.J6"/>
            <calcext:condition calcext:apply-style-name="Default" calcext:value="=0" calcext:base-cell-address="Feuille19.J6"/>
          </calcext:conditional-format>
          <calcext:conditional-format calcext:target-range-address="Feuille19.B8:Feuille19.C9">
            <calcext:condition calcext:apply-style-name="Heading" calcext:value="begins-with('a')" calcext:base-cell-address="Feuille19.B8"/>
            <calcext:condition calcext:apply-style-name="Default" calcext:value="=0" calcext:base-cell-address="Feuille19.B8"/>
          </calcext:conditional-format>
          <calcext:conditional-format calcext:target-range-address="Feuille19.D8:Feuille19.E9">
            <calcext:condition calcext:apply-style-name="Heading" calcext:value="begins-with('a')" calcext:base-cell-address="Feuille19.D8"/>
            <calcext:condition calcext:apply-style-name="Default" calcext:value="=0" calcext:base-cell-address="Feuille19.D8"/>
          </calcext:conditional-format>
          <calcext:conditional-format calcext:target-range-address="Feuille19.F8:Feuille19.G9">
            <calcext:condition calcext:apply-style-name="Heading" calcext:value="begins-with('a')" calcext:base-cell-address="Feuille19.F8"/>
            <calcext:condition calcext:apply-style-name="Default" calcext:value="=0" calcext:base-cell-address="Feuille19.F8"/>
          </calcext:conditional-format>
          <calcext:conditional-format calcext:target-range-address="Feuille19.H8:Feuille19.I9">
            <calcext:condition calcext:apply-style-name="Heading" calcext:value="begins-with('a')" calcext:base-cell-address="Feuille19.H8"/>
            <calcext:condition calcext:apply-style-name="Default" calcext:value="=0" calcext:base-cell-address="Feuille19.H8"/>
          </calcext:conditional-format>
          <calcext:conditional-format calcext:target-range-address="Feuille19.J8:Feuille19.K9">
            <calcext:condition calcext:apply-style-name="Heading" calcext:value="begins-with('a')" calcext:base-cell-address="Feuille19.J8"/>
            <calcext:condition calcext:apply-style-name="Default" calcext:value="=0" calcext:base-cell-address="Feuille19.J8"/>
          </calcext:conditional-format>
          <calcext:conditional-format calcext:target-range-address="Feuille19.B10:Feuille19.C11">
            <calcext:condition calcext:apply-style-name="Heading" calcext:value="begins-with('a')" calcext:base-cell-address="Feuille19.B10"/>
            <calcext:condition calcext:apply-style-name="Default" calcext:value="=0" calcext:base-cell-address="Feuille19.B10"/>
          </calcext:conditional-format>
          <calcext:conditional-format calcext:target-range-address="Feuille19.D10:Feuille19.E11">
            <calcext:condition calcext:apply-style-name="Heading" calcext:value="begins-with('a')" calcext:base-cell-address="Feuille19.D10"/>
            <calcext:condition calcext:apply-style-name="Default" calcext:value="=0" calcext:base-cell-address="Feuille19.D10"/>
          </calcext:conditional-format>
          <calcext:conditional-format calcext:target-range-address="Feuille19.F10:Feuille19.G11">
            <calcext:condition calcext:apply-style-name="Heading" calcext:value="begins-with('a')" calcext:base-cell-address="Feuille19.F10"/>
            <calcext:condition calcext:apply-style-name="Default" calcext:value="=0" calcext:base-cell-address="Feuille19.F10"/>
          </calcext:conditional-format>
          <calcext:conditional-format calcext:target-range-address="Feuille19.H10:Feuille19.I11">
            <calcext:condition calcext:apply-style-name="Heading" calcext:value="begins-with('a')" calcext:base-cell-address="Feuille19.H10"/>
            <calcext:condition calcext:apply-style-name="Default" calcext:value="=0" calcext:base-cell-address="Feuille19.H10"/>
          </calcext:conditional-format>
          <calcext:conditional-format calcext:target-range-address="Feuille19.J10:Feuille19.K11">
            <calcext:condition calcext:apply-style-name="Heading" calcext:value="begins-with('a')" calcext:base-cell-address="Feuille19.J10"/>
            <calcext:condition calcext:apply-style-name="Default" calcext:value="=0" calcext:base-cell-address="Feuille19.J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8:18:50.565277884</meta:creation-date>
    <dc:date>2015-10-14T18:45:56.399602801</dc:date>
    <meta:editing-duration>PT11M55S</meta:editing-duration>
    <meta:editing-cycles>1</meta:editing-cycles>
    <meta:document-statistic meta:table-count="19" meta:cell-count="830" meta:object-count="0"/>
    <meta:generator>LibreOffice/4.4.2.2$Linux_X86_64 LibreOffice_project/40m0$Build-2</meta:generator>
  </office:meta>
</office:document-meta>
</file>